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2-01T00:00:00" table:style-name="ce5">
            <text:p>2021/2/1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42426" table:style-name="ce6">
            <text:p>42,426<text:s/></text:p>
          </table:table-cell>
          <table:table-cell office:value-type="float" office:value="40917" table:style-name="ce6">
            <text:p>40,917<text:s/></text:p>
          </table:table-cell>
          <table:table-cell office:value-type="float" office:value="23351" table:style-name="ce6">
            <text:p>23,351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17611" table:style-name="ce6">
            <text:p>17,611<text:s/></text:p>
          </table:table-cell>
          <table:table-cell office:value-type="float" office:value="16537" table:style-name="ce6">
            <text:p>16,537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2416" table:style-name="ce6">
            <text:p>12,416<text:s/></text:p>
          </table:table-cell>
          <table:table-cell office:value-type="float" office:value="16374" table:style-name="ce6">
            <text:p>16,374<text:s/></text:p>
          </table:table-cell>
          <table:table-cell office:value-type="float" office:value="22438" table:style-name="ce6">
            <text:p>22,438<text:s/></text:p>
          </table:table-cell>
          <table:table-cell office:value-type="float" office:value="14894" table:style-name="ce6">
            <text:p>14,894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27773" table:style-name="ce6">
            <text:p>27,773<text:s/></text:p>
          </table:table-cell>
          <table:table-cell office:value-type="float" office:value="16411" table:style-name="ce6">
            <text:p>16,411<text:s/></text:p>
          </table:table-cell>
          <table:table-cell office:value-type="float" office:value="32755" table:style-name="ce6">
            <text:p>32,755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34854" table:style-name="ce6">
            <text:p>34,854<text:s/></text:p>
          </table:table-cell>
          <table:table-cell office:value-type="float" office:value="25624" table:style-name="ce6">
            <text:p>25,624<text:s/></text:p>
          </table:table-cell>
          <table:table-cell office:value-type="float" office:value="25487" table:style-name="ce6">
            <text:p>25,487<text:s/></text:p>
          </table:table-cell>
          <table:table-cell office:value-type="float" office:value="19212" table:style-name="ce6">
            <text:p>19,212<text:s/></text:p>
          </table:table-cell>
          <table:table-cell office:value-type="float" office:value="23763" table:style-name="ce6">
            <text:p>23,763<text:s/></text:p>
          </table:table-cell>
          <table:table-cell office:value-type="float" office:value="116172" table:style-name="ce6">
            <text:p>116,172<text:s/></text:p>
          </table:table-cell>
          <table:table-cell office:value-type="float" office:value="39392" table:style-name="ce6">
            <text:p>39,392<text:s/></text:p>
          </table:table-cell>
          <table:table-cell office:value-type="float" office:value="21394" table:style-name="ce6">
            <text:p>21,394<text:s/></text:p>
          </table:table-cell>
          <table:table-cell office:value-type="float" office:value="21676" table:style-name="ce6">
            <text:p>21,676<text:s/></text:p>
          </table:table-cell>
          <table:table-cell office:value-type="float" office:value="23783" table:style-name="ce6">
            <text:p>23,783<text:s/></text:p>
          </table:table-cell>
          <table:table-cell office:value-type="float" office:value="23433" table:style-name="ce6">
            <text:p>23,433<text:s/></text:p>
          </table:table-cell>
          <table:table-cell office:value-type="float" office:value="24587" table:style-name="ce6">
            <text:p>24,587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29473" table:style-name="ce6">
            <text:p>29,473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27693" table:style-name="ce6">
            <text:p>27,693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21406" table:style-name="ce6">
            <text:p>21,406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37299" table:style-name="ce6">
            <text:p>37,299<text:s/></text:p>
          </table:table-cell>
          <table:table-cell office:value-type="float" office:value="37102" table:style-name="ce6">
            <text:p>37,102<text:s/></text:p>
          </table:table-cell>
          <table:table-cell office:value-type="float" office:value="26182" table:style-name="ce6">
            <text:p>26,182<text:s/></text:p>
          </table:table-cell>
          <table:table-cell office:value-type="float" office:value="25587" table:style-name="ce6">
            <text:p>25,587<text:s/></text:p>
          </table:table-cell>
          <table:table-cell office:value-type="float" office:value="59577" table:style-name="ce6">
            <text:p>59,577<text:s/></text:p>
          </table:table-cell>
          <table:table-cell office:value-type="float" office:value="18525" table:style-name="ce6">
            <text:p>18,525<text:s/></text:p>
          </table:table-cell>
          <table:table-cell office:value-type="float" office:value="29781" table:style-name="ce6">
            <text:p>29,781<text:s/></text:p>
          </table:table-cell>
          <table:table-cell office:value-type="float" office:value="34025" table:style-name="ce6">
            <text:p>34,025<text:s/></text:p>
          </table:table-cell>
          <table:table-cell office:value-type="float" office:value="21186" table:style-name="ce6">
            <text:p>21,186<text:s/></text:p>
          </table:table-cell>
          <table:table-cell office:value-type="float" office:value="58704" table:style-name="ce6">
            <text:p>58,704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14440" table:style-name="ce6">
            <text:p>14,440<text:s/></text:p>
          </table:table-cell>
          <table:table-cell office:value-type="float" office:value="17384" table:style-name="ce6">
            <text:p>17,384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24686" table:style-name="ce6">
            <text:p>24,686<text:s/></text:p>
          </table:table-cell>
          <table:table-cell office:value-type="float" office:value="19374" table:style-name="ce6">
            <text:p>19,374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38192" table:style-name="ce6">
            <text:p>38,192<text:s/></text:p>
          </table:table-cell>
          <table:table-cell office:value-type="float" office:value="23609" table:style-name="ce6">
            <text:p>23,609<text:s/></text:p>
          </table:table-cell>
          <table:table-cell office:value-type="float" office:value="23831" table:style-name="ce6">
            <text:p>23,831<text:s/></text:p>
          </table:table-cell>
          <table:table-cell office:value-type="float" office:value="22640" table:style-name="ce6">
            <text:p>22,640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6371" table:style-name="ce6">
            <text:p>6,371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16525" table:style-name="ce6">
            <text:p>16,525<text:s/></text:p>
          </table:table-cell>
          <table:table-cell office:value-type="float" office:value="28010" table:style-name="ce6">
            <text:p>28,010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3887" table:style-name="ce6">
            <text:p>3,887<text:s/></text:p>
          </table:table-cell>
          <table:table-cell table:number-columns-repeated="16264"/>
        </table:table-row>
        <table:table-row table:style-name="ro2">
          <table:table-cell office:value-type="date" office:date-value="2021-02-02T00:00:00" table:style-name="ce5">
            <text:p>2021/2/2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4413" table:style-name="ce6">
            <text:p>14,413<text:s/></text:p>
          </table:table-cell>
          <table:table-cell office:value-type="float" office:value="43811" table:style-name="ce6">
            <text:p>43,811<text:s/></text:p>
          </table:table-cell>
          <table:table-cell office:value-type="float" office:value="43659" table:style-name="ce6">
            <text:p>43,659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17955" table:style-name="ce6">
            <text:p>17,955<text:s/></text:p>
          </table:table-cell>
          <table:table-cell office:value-type="float" office:value="16988" table:style-name="ce6">
            <text:p>16,988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27658" table:style-name="ce6">
            <text:p>27,658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16427" table:style-name="ce6">
            <text:p>16,427<text:s/></text:p>
          </table:table-cell>
          <table:table-cell office:value-type="float" office:value="22911" table:style-name="ce6">
            <text:p>22,911<text:s/></text:p>
          </table:table-cell>
          <table:table-cell office:value-type="float" office:value="15093" table:style-name="ce6">
            <text:p>15,093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28013" table:style-name="ce6">
            <text:p>28,013<text:s/></text:p>
          </table:table-cell>
          <table:table-cell office:value-type="float" office:value="17348" table:style-name="ce6">
            <text:p>17,348<text:s/></text:p>
          </table:table-cell>
          <table:table-cell office:value-type="float" office:value="33885" table:style-name="ce6">
            <text:p>33,885<text:s/></text:p>
          </table:table-cell>
          <table:table-cell office:value-type="float" office:value="25088" table:style-name="ce6">
            <text:p>25,088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35391" table:style-name="ce6">
            <text:p>35,391<text:s/></text:p>
          </table:table-cell>
          <table:table-cell office:value-type="float" office:value="26213" table:style-name="ce6">
            <text:p>26,213<text:s/></text:p>
          </table:table-cell>
          <table:table-cell office:value-type="float" office:value="25739" table:style-name="ce6">
            <text:p>25,739<text:s/></text:p>
          </table:table-cell>
          <table:table-cell office:value-type="float" office:value="19423" table:style-name="ce6">
            <text:p>19,423<text:s/></text:p>
          </table:table-cell>
          <table:table-cell office:value-type="float" office:value="24663" table:style-name="ce6">
            <text:p>24,663<text:s/></text:p>
          </table:table-cell>
          <table:table-cell office:value-type="float" office:value="114267" table:style-name="ce6">
            <text:p>114,267<text:s/></text:p>
          </table:table-cell>
          <table:table-cell office:value-type="float" office:value="42042" table:style-name="ce6">
            <text:p>42,042<text:s/></text:p>
          </table:table-cell>
          <table:table-cell office:value-type="float" office:value="21615" table:style-name="ce6">
            <text:p>21,615<text:s/></text:p>
          </table:table-cell>
          <table:table-cell office:value-type="float" office:value="21939" table:style-name="ce6">
            <text:p>21,939<text:s/></text:p>
          </table:table-cell>
          <table:table-cell office:value-type="float" office:value="23969" table:style-name="ce6">
            <text:p>23,969<text:s/></text:p>
          </table:table-cell>
          <table:table-cell office:value-type="float" office:value="22345" table:style-name="ce6">
            <text:p>22,345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29641" table:style-name="ce6">
            <text:p>29,641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17704" table:style-name="ce6">
            <text:p>17,704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25573" table:style-name="ce6">
            <text:p>25,573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22012" table:style-name="ce6">
            <text:p>22,012<text:s/></text:p>
          </table:table-cell>
          <table:table-cell office:value-type="float" office:value="22368" table:style-name="ce6">
            <text:p>22,368<text:s/></text:p>
          </table:table-cell>
          <table:table-cell office:value-type="float" office:value="27399" table:style-name="ce6">
            <text:p>27,399<text:s/></text:p>
          </table:table-cell>
          <table:table-cell office:value-type="float" office:value="37594" table:style-name="ce6">
            <text:p>37,594<text:s/></text:p>
          </table:table-cell>
          <table:table-cell office:value-type="float" office:value="37567" table:style-name="ce6">
            <text:p>37,567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25739" table:style-name="ce6">
            <text:p>25,739<text:s/></text:p>
          </table:table-cell>
          <table:table-cell office:value-type="float" office:value="60080" table:style-name="ce6">
            <text:p>60,080<text:s/></text:p>
          </table:table-cell>
          <table:table-cell office:value-type="float" office:value="20152" table:style-name="ce6">
            <text:p>20,152<text:s/></text:p>
          </table:table-cell>
          <table:table-cell office:value-type="float" office:value="31065" table:style-name="ce6">
            <text:p>31,065<text:s/></text:p>
          </table:table-cell>
          <table:table-cell office:value-type="float" office:value="35507" table:style-name="ce6">
            <text:p>35,507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60232" table:style-name="ce6">
            <text:p>60,232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15724" table:style-name="ce6">
            <text:p>15,724<text:s/></text:p>
          </table:table-cell>
          <table:table-cell office:value-type="float" office:value="14663" table:style-name="ce6">
            <text:p>14,663<text:s/></text:p>
          </table:table-cell>
          <table:table-cell office:value-type="float" office:value="17298" table:style-name="ce6">
            <text:p>17,298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25529" table:style-name="ce6">
            <text:p>25,529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39186" table:style-name="ce6">
            <text:p>39,186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24622" table:style-name="ce6">
            <text:p>24,622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16663" table:style-name="ce6">
            <text:p>16,663<text:s/></text:p>
          </table:table-cell>
          <table:table-cell office:value-type="float" office:value="29731" table:style-name="ce6">
            <text:p>29,731<text:s/></text:p>
          </table:table-cell>
          <table:table-cell office:value-type="float" office:value="24567" table:style-name="ce6">
            <text:p>24,567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3931" table:style-name="ce6">
            <text:p>3,931<text:s/></text:p>
          </table:table-cell>
          <table:table-cell table:number-columns-repeated="16264"/>
        </table:table-row>
        <table:table-row table:style-name="ro2">
          <table:table-cell office:value-type="date" office:date-value="2021-02-03T00:00:00" table:style-name="ce5">
            <text:p>2021/2/3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44603" table:style-name="ce6">
            <text:p>44,603<text:s/></text:p>
          </table:table-cell>
          <table:table-cell office:value-type="float" office:value="45620" table:style-name="ce6">
            <text:p>45,620<text:s/></text:p>
          </table:table-cell>
          <table:table-cell office:value-type="float" office:value="24583" table:style-name="ce6">
            <text:p>24,583<text:s/></text:p>
          </table:table-cell>
          <table:table-cell office:value-type="float" office:value="13876" table:style-name="ce6">
            <text:p>13,876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18038" table:style-name="ce6">
            <text:p>18,038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27875" table:style-name="ce6">
            <text:p>27,875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6574" table:style-name="ce6">
            <text:p>16,574<text:s/></text:p>
          </table:table-cell>
          <table:table-cell office:value-type="float" office:value="23493" table:style-name="ce6">
            <text:p>23,493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27484" table:style-name="ce6">
            <text:p>27,484<text:s/></text:p>
          </table:table-cell>
          <table:table-cell office:value-type="float" office:value="17521" table:style-name="ce6">
            <text:p>17,521<text:s/></text:p>
          </table:table-cell>
          <table:table-cell office:value-type="float" office:value="34333" table:style-name="ce6">
            <text:p>34,333<text:s/></text:p>
          </table:table-cell>
          <table:table-cell office:value-type="float" office:value="25610" table:style-name="ce6">
            <text:p>25,610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36882" table:style-name="ce6">
            <text:p>36,882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23922" table:style-name="ce6">
            <text:p>23,922<text:s/></text:p>
          </table:table-cell>
          <table:table-cell office:value-type="float" office:value="119453" table:style-name="ce6">
            <text:p>119,453<text:s/></text:p>
          </table:table-cell>
          <table:table-cell office:value-type="float" office:value="44361" table:style-name="ce6">
            <text:p>44,361<text:s/></text:p>
          </table:table-cell>
          <table:table-cell office:value-type="float" office:value="22564" table:style-name="ce6">
            <text:p>22,564<text:s/></text:p>
          </table:table-cell>
          <table:table-cell office:value-type="float" office:value="22382" table:style-name="ce6">
            <text:p>22,382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24547" table:style-name="ce6">
            <text:p>24,547<text:s/></text:p>
          </table:table-cell>
          <table:table-cell office:value-type="float" office:value="25569" table:style-name="ce6">
            <text:p>25,569<text:s/></text:p>
          </table:table-cell>
          <table:table-cell office:value-type="float" office:value="23878" table:style-name="ce6">
            <text:p>23,878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30665" table:style-name="ce6">
            <text:p>30,665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18400" table:style-name="ce6">
            <text:p>18,400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28818" table:style-name="ce6">
            <text:p>28,818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21921" table:style-name="ce6">
            <text:p>21,921<text:s/></text:p>
          </table:table-cell>
          <table:table-cell office:value-type="float" office:value="22474" table:style-name="ce6">
            <text:p>22,474<text:s/></text:p>
          </table:table-cell>
          <table:table-cell office:value-type="float" office:value="27902" table:style-name="ce6">
            <text:p>27,902<text:s/></text:p>
          </table:table-cell>
          <table:table-cell office:value-type="float" office:value="38356" table:style-name="ce6">
            <text:p>38,356<text:s/></text:p>
          </table:table-cell>
          <table:table-cell office:value-type="float" office:value="38477" table:style-name="ce6">
            <text:p>38,477<text:s/></text:p>
          </table:table-cell>
          <table:table-cell office:value-type="float" office:value="26904" table:style-name="ce6">
            <text:p>26,904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62783" table:style-name="ce6">
            <text:p>62,783<text:s/></text:p>
          </table:table-cell>
          <table:table-cell office:value-type="float" office:value="20744" table:style-name="ce6">
            <text:p>20,744<text:s/></text:p>
          </table:table-cell>
          <table:table-cell office:value-type="float" office:value="31852" table:style-name="ce6">
            <text:p>31,852<text:s/></text:p>
          </table:table-cell>
          <table:table-cell office:value-type="float" office:value="36903" table:style-name="ce6">
            <text:p>36,903<text:s/></text:p>
          </table:table-cell>
          <table:table-cell office:value-type="float" office:value="23739" table:style-name="ce6">
            <text:p>23,739<text:s/></text:p>
          </table:table-cell>
          <table:table-cell office:value-type="float" office:value="62356" table:style-name="ce6">
            <text:p>62,356<text:s/></text:p>
          </table:table-cell>
          <table:table-cell office:value-type="float" office:value="19800" table:style-name="ce6">
            <text:p>19,800<text:s/></text:p>
          </table:table-cell>
          <table:table-cell office:value-type="float" office:value="16563" table:style-name="ce6">
            <text:p>16,563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18070" table:style-name="ce6">
            <text:p>18,070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20449" table:style-name="ce6">
            <text:p>20,449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40162" table:style-name="ce6">
            <text:p>40,162<text:s/></text:p>
          </table:table-cell>
          <table:table-cell office:value-type="float" office:value="23794" table:style-name="ce6">
            <text:p>23,794<text:s/></text:p>
          </table:table-cell>
          <table:table-cell office:value-type="float" office:value="24952" table:style-name="ce6">
            <text:p>24,952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29934" table:style-name="ce6">
            <text:p>29,934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921" table:style-name="ce6">
            <text:p>3,921<text:s/></text:p>
          </table:table-cell>
          <table:table-cell table:number-columns-repeated="16264"/>
        </table:table-row>
        <table:table-row table:style-name="ro2">
          <table:table-cell office:value-type="date" office:date-value="2021-02-04T00:00:00" table:style-name="ce5">
            <text:p>2021/2/4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44930" table:style-name="ce6">
            <text:p>44,930<text:s/></text:p>
          </table:table-cell>
          <table:table-cell office:value-type="float" office:value="46529" table:style-name="ce6">
            <text:p>46,529<text:s/></text:p>
          </table:table-cell>
          <table:table-cell office:value-type="float" office:value="23976" table:style-name="ce6">
            <text:p>23,976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8016" table:style-name="ce6">
            <text:p>18,016<text:s/></text:p>
          </table:table-cell>
          <table:table-cell office:value-type="float" office:value="16843" table:style-name="ce6">
            <text:p>16,843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27804" table:style-name="ce6">
            <text:p>27,804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11436" table:style-name="ce6">
            <text:p>11,436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16729" table:style-name="ce6">
            <text:p>16,729<text:s/></text:p>
          </table:table-cell>
          <table:table-cell office:value-type="float" office:value="23479" table:style-name="ce6">
            <text:p>23,479<text:s/></text:p>
          </table:table-cell>
          <table:table-cell office:value-type="float" office:value="15845" table:style-name="ce6">
            <text:p>15,845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25681" table:style-name="ce6">
            <text:p>25,681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34419" table:style-name="ce6">
            <text:p>34,419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36105" table:style-name="ce6">
            <text:p>36,105<text:s/></text:p>
          </table:table-cell>
          <table:table-cell office:value-type="float" office:value="26902" table:style-name="ce6">
            <text:p>26,902<text:s/></text:p>
          </table:table-cell>
          <table:table-cell office:value-type="float" office:value="25992" table:style-name="ce6">
            <text:p>25,992<text:s/></text:p>
          </table:table-cell>
          <table:table-cell office:value-type="float" office:value="19744" table:style-name="ce6">
            <text:p>19,744<text:s/></text:p>
          </table:table-cell>
          <table:table-cell office:value-type="float" office:value="24188" table:style-name="ce6">
            <text:p>24,188<text:s/></text:p>
          </table:table-cell>
          <table:table-cell office:value-type="float" office:value="123324" table:style-name="ce6">
            <text:p>123,324<text:s/></text:p>
          </table:table-cell>
          <table:table-cell office:value-type="float" office:value="44413" table:style-name="ce6">
            <text:p>44,413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22372" table:style-name="ce6">
            <text:p>22,372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23944" table:style-name="ce6">
            <text:p>23,944<text:s/></text:p>
          </table:table-cell>
          <table:table-cell office:value-type="float" office:value="25572" table:style-name="ce6">
            <text:p>25,572<text:s/></text:p>
          </table:table-cell>
          <table:table-cell office:value-type="float" office:value="24321" table:style-name="ce6">
            <text:p>24,321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30178" table:style-name="ce6">
            <text:p>30,178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18355" table:style-name="ce6">
            <text:p>18,355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28432" table:style-name="ce6">
            <text:p>28,432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22547" table:style-name="ce6">
            <text:p>22,547<text:s/></text:p>
          </table:table-cell>
          <table:table-cell office:value-type="float" office:value="27959" table:style-name="ce6">
            <text:p>27,959<text:s/></text:p>
          </table:table-cell>
          <table:table-cell office:value-type="float" office:value="38238" table:style-name="ce6">
            <text:p>38,238<text:s/></text:p>
          </table:table-cell>
          <table:table-cell office:value-type="float" office:value="38680" table:style-name="ce6">
            <text:p>38,680<text:s/></text:p>
          </table:table-cell>
          <table:table-cell office:value-type="float" office:value="27414" table:style-name="ce6">
            <text:p>27,414<text:s/></text:p>
          </table:table-cell>
          <table:table-cell office:value-type="float" office:value="26057" table:style-name="ce6">
            <text:p>26,057<text:s/></text:p>
          </table:table-cell>
          <table:table-cell office:value-type="float" office:value="63927" table:style-name="ce6">
            <text:p>63,927<text:s/></text:p>
          </table:table-cell>
          <table:table-cell office:value-type="float" office:value="20415" table:style-name="ce6">
            <text:p>20,415<text:s/></text:p>
          </table:table-cell>
          <table:table-cell office:value-type="float" office:value="32235" table:style-name="ce6">
            <text:p>32,235<text:s/></text:p>
          </table:table-cell>
          <table:table-cell office:value-type="float" office:value="37354" table:style-name="ce6">
            <text:p>37,354<text:s/></text:p>
          </table:table-cell>
          <table:table-cell office:value-type="float" office:value="23675" table:style-name="ce6">
            <text:p>23,675<text:s/></text:p>
          </table:table-cell>
          <table:table-cell office:value-type="float" office:value="64535" table:style-name="ce6">
            <text:p>64,535<text:s/></text:p>
          </table:table-cell>
          <table:table-cell office:value-type="float" office:value="19943" table:style-name="ce6">
            <text:p>19,943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34481" table:style-name="ce6">
            <text:p>34,481<text:s/></text:p>
          </table:table-cell>
          <table:table-cell office:value-type="float" office:value="20462" table:style-name="ce6">
            <text:p>20,462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39718" table:style-name="ce6">
            <text:p>39,718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25041" table:style-name="ce6">
            <text:p>25,041<text:s/></text:p>
          </table:table-cell>
          <table:table-cell office:value-type="float" office:value="23529" table:style-name="ce6">
            <text:p>23,529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17058" table:style-name="ce6">
            <text:p>17,058<text:s/></text:p>
          </table:table-cell>
          <table:table-cell office:value-type="float" office:value="29992" table:style-name="ce6">
            <text:p>29,992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12578" table:style-name="ce6">
            <text:p>12,578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11578" table:style-name="ce6">
            <text:p>11,578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1077" table:style-name="ce6">
            <text:p>1,077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3965" table:style-name="ce6">
            <text:p>3,965<text:s/></text:p>
          </table:table-cell>
          <table:table-cell table:number-columns-repeated="16264"/>
        </table:table-row>
        <table:table-row table:style-name="ro2">
          <table:table-cell office:value-type="date" office:date-value="2021-02-05T00:00:00" table:style-name="ce5">
            <text:p>2021/2/5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15462" table:style-name="ce6">
            <text:p>15,462<text:s/></text:p>
          </table:table-cell>
          <table:table-cell office:value-type="float" office:value="47781" table:style-name="ce6">
            <text:p>47,781<text:s/></text:p>
          </table:table-cell>
          <table:table-cell office:value-type="float" office:value="52441" table:style-name="ce6">
            <text:p>52,441<text:s/></text:p>
          </table:table-cell>
          <table:table-cell office:value-type="float" office:value="26597" table:style-name="ce6">
            <text:p>26,597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18080" table:style-name="ce6">
            <text:p>18,080<text:s/></text:p>
          </table:table-cell>
          <table:table-cell office:value-type="float" office:value="17040" table:style-name="ce6">
            <text:p>17,040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28896" table:style-name="ce6">
            <text:p>28,896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16978" table:style-name="ce6">
            <text:p>16,978<text:s/></text:p>
          </table:table-cell>
          <table:table-cell office:value-type="float" office:value="24649" table:style-name="ce6">
            <text:p>24,649<text:s/></text:p>
          </table:table-cell>
          <table:table-cell office:value-type="float" office:value="16794" table:style-name="ce6">
            <text:p>16,794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27209" table:style-name="ce6">
            <text:p>27,209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35093" table:style-name="ce6">
            <text:p>35,093<text:s/></text:p>
          </table:table-cell>
          <table:table-cell office:value-type="float" office:value="26701" table:style-name="ce6">
            <text:p>26,701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37400" table:style-name="ce6">
            <text:p>37,400<text:s/></text:p>
          </table:table-cell>
          <table:table-cell office:value-type="float" office:value="27261" table:style-name="ce6">
            <text:p>27,261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19905" table:style-name="ce6">
            <text:p>19,905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42912" table:style-name="ce6">
            <text:p>142,912<text:s/></text:p>
          </table:table-cell>
          <table:table-cell office:value-type="float" office:value="51255" table:style-name="ce6">
            <text:p>51,255<text:s/></text:p>
          </table:table-cell>
          <table:table-cell office:value-type="float" office:value="23541" table:style-name="ce6">
            <text:p>23,541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26346" table:style-name="ce6">
            <text:p>26,346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26546" table:style-name="ce6">
            <text:p>26,546<text:s/></text:p>
          </table:table-cell>
          <table:table-cell office:value-type="float" office:value="25397" table:style-name="ce6">
            <text:p>25,397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30376" table:style-name="ce6">
            <text:p>30,376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8717" table:style-name="ce6">
            <text:p>18,717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29439" table:style-name="ce6">
            <text:p>29,439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22403" table:style-name="ce6">
            <text:p>22,403<text:s/></text:p>
          </table:table-cell>
          <table:table-cell office:value-type="float" office:value="22284" table:style-name="ce6">
            <text:p>22,284<text:s/></text:p>
          </table:table-cell>
          <table:table-cell office:value-type="float" office:value="29625" table:style-name="ce6">
            <text:p>29,625<text:s/></text:p>
          </table:table-cell>
          <table:table-cell office:value-type="float" office:value="41620" table:style-name="ce6">
            <text:p>41,620<text:s/></text:p>
          </table:table-cell>
          <table:table-cell office:value-type="float" office:value="38925" table:style-name="ce6">
            <text:p>38,925<text:s/></text:p>
          </table:table-cell>
          <table:table-cell office:value-type="float" office:value="27623" table:style-name="ce6">
            <text:p>27,623<text:s/></text:p>
          </table:table-cell>
          <table:table-cell office:value-type="float" office:value="27042" table:style-name="ce6">
            <text:p>27,042<text:s/></text:p>
          </table:table-cell>
          <table:table-cell office:value-type="float" office:value="73193" table:style-name="ce6">
            <text:p>73,193<text:s/></text:p>
          </table:table-cell>
          <table:table-cell office:value-type="float" office:value="20829" table:style-name="ce6">
            <text:p>20,829<text:s/></text:p>
          </table:table-cell>
          <table:table-cell office:value-type="float" office:value="34020" table:style-name="ce6">
            <text:p>34,020<text:s/></text:p>
          </table:table-cell>
          <table:table-cell office:value-type="float" office:value="42842" table:style-name="ce6">
            <text:p>42,842<text:s/></text:p>
          </table:table-cell>
          <table:table-cell office:value-type="float" office:value="25907" table:style-name="ce6">
            <text:p>25,907<text:s/></text:p>
          </table:table-cell>
          <table:table-cell office:value-type="float" office:value="71932" table:style-name="ce6">
            <text:p>71,932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17443" table:style-name="ce6">
            <text:p>17,443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21770" table:style-name="ce6">
            <text:p>21,770<text:s/></text:p>
          </table:table-cell>
          <table:table-cell office:value-type="float" office:value="14217" table:style-name="ce6">
            <text:p>14,217<text:s/></text:p>
          </table:table-cell>
          <table:table-cell office:value-type="float" office:value="35820" table:style-name="ce6">
            <text:p>35,820<text:s/></text:p>
          </table:table-cell>
          <table:table-cell office:value-type="float" office:value="22426" table:style-name="ce6">
            <text:p>22,426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41710" table:style-name="ce6">
            <text:p>41,710<text:s/></text:p>
          </table:table-cell>
          <table:table-cell office:value-type="float" office:value="25521" table:style-name="ce6">
            <text:p>25,521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24768" table:style-name="ce6">
            <text:p>24,768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2208" table:style-name="ce6">
            <text:p>12,208<text:s/></text:p>
          </table:table-cell>
          <table:table-cell office:value-type="float" office:value="18065" table:style-name="ce6">
            <text:p>18,065<text:s/></text:p>
          </table:table-cell>
          <table:table-cell office:value-type="float" office:value="31022" table:style-name="ce6">
            <text:p>31,022<text:s/></text:p>
          </table:table-cell>
          <table:table-cell office:value-type="float" office:value="26598" table:style-name="ce6">
            <text:p>26,598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4159" table:style-name="ce6">
            <text:p>4,159<text:s/></text:p>
          </table:table-cell>
          <table:table-cell table:number-columns-repeated="16264"/>
        </table:table-row>
        <table:table-row table:style-name="ro2">
          <table:table-cell office:value-type="date" office:date-value="2021-02-06T00:00:00" table:style-name="ce5">
            <text:p>2021/2/6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23540" table:style-name="ce6">
            <text:p>23,540<text:s/></text:p>
          </table:table-cell>
          <table:table-cell office:value-type="float" office:value="47057" table:style-name="ce6">
            <text:p>47,057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12536" table:style-name="ce6">
            <text:p>12,536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25439" table:style-name="ce6">
            <text:p>25,439<text:s/></text:p>
          </table:table-cell>
          <table:table-cell office:value-type="float" office:value="14565" table:style-name="ce6">
            <text:p>14,565<text:s/></text:p>
          </table:table-cell>
          <table:table-cell office:value-type="float" office:value="25513" table:style-name="ce6">
            <text:p>25,513<text:s/></text:p>
          </table:table-cell>
          <table:table-cell office:value-type="float" office:value="17734" table:style-name="ce6">
            <text:p>17,734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29505" table:style-name="ce6">
            <text:p>29,505<text:s/></text:p>
          </table:table-cell>
          <table:table-cell office:value-type="float" office:value="20310" table:style-name="ce6">
            <text:p>20,310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21096" table:style-name="ce6">
            <text:p>121,096<text:s/></text:p>
          </table:table-cell>
          <table:table-cell office:value-type="float" office:value="46484" table:style-name="ce6">
            <text:p>46,484<text:s/></text:p>
          </table:table-cell>
          <table:table-cell office:value-type="float" office:value="17417" table:style-name="ce6">
            <text:p>17,417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19942" table:style-name="ce6">
            <text:p>19,942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21767" table:style-name="ce6">
            <text:p>21,767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5359" table:style-name="ce6">
            <text:p>5,359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27085" table:style-name="ce6">
            <text:p>27,085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6757" table:style-name="ce6">
            <text:p>16,757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24812" table:style-name="ce6">
            <text:p>24,812<text:s/></text:p>
          </table:table-cell>
          <table:table-cell office:value-type="float" office:value="32994" table:style-name="ce6">
            <text:p>32,994<text:s/></text:p>
          </table:table-cell>
          <table:table-cell office:value-type="float" office:value="29223" table:style-name="ce6">
            <text:p>29,223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23973" table:style-name="ce6">
            <text:p>23,973<text:s/></text:p>
          </table:table-cell>
          <table:table-cell office:value-type="float" office:value="67966" table:style-name="ce6">
            <text:p>67,966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29459" table:style-name="ce6">
            <text:p>29,459<text:s/></text:p>
          </table:table-cell>
          <table:table-cell office:value-type="float" office:value="34518" table:style-name="ce6">
            <text:p>34,518<text:s/></text:p>
          </table:table-cell>
          <table:table-cell office:value-type="float" office:value="18719" table:style-name="ce6">
            <text:p>18,719<text:s/></text:p>
          </table:table-cell>
          <table:table-cell office:value-type="float" office:value="54113" table:style-name="ce6">
            <text:p>54,113<text:s/></text:p>
          </table:table-cell>
          <table:table-cell office:value-type="float" office:value="15558" table:style-name="ce6">
            <text:p>15,558<text:s/></text:p>
          </table:table-cell>
          <table:table-cell office:value-type="float" office:value="14117" table:style-name="ce6">
            <text:p>14,117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8113" table:style-name="ce6">
            <text:p>18,113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27853" table:style-name="ce6">
            <text:p>27,853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14404" table:style-name="ce6">
            <text:p>14,404<text:s/></text:p>
          </table:table-cell>
          <table:table-cell office:value-type="float" office:value="14643" table:style-name="ce6">
            <text:p>14,643<text:s/></text:p>
          </table:table-cell>
          <table:table-cell office:value-type="float" office:value="15610" table:style-name="ce6">
            <text:p>15,610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19444" table:style-name="ce6">
            <text:p>19,444<text:s/></text:p>
          </table:table-cell>
          <table:table-cell office:value-type="float" office:value="21387" table:style-name="ce6">
            <text:p>21,387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2458" table:style-name="ce6">
            <text:p>2,458<text:s/></text:p>
          </table:table-cell>
          <table:table-cell table:number-columns-repeated="16264"/>
        </table:table-row>
        <table:table-row table:style-name="ro2">
          <table:table-cell office:value-type="date" office:date-value="2021-02-07T00:00:00" table:style-name="ce5">
            <text:p>2021/2/7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17396" table:style-name="ce6">
            <text:p>17,396<text:s/></text:p>
          </table:table-cell>
          <table:table-cell office:value-type="float" office:value="35913" table:style-name="ce6">
            <text:p>35,913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22192" table:style-name="ce6">
            <text:p>22,192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21021" table:style-name="ce6">
            <text:p>21,021<text:s/></text:p>
          </table:table-cell>
          <table:table-cell office:value-type="float" office:value="16743" table:style-name="ce6">
            <text:p>16,743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25033" table:style-name="ce6">
            <text:p>25,033<text:s/></text:p>
          </table:table-cell>
          <table:table-cell office:value-type="float" office:value="16699" table:style-name="ce6">
            <text:p>16,699<text:s/></text:p>
          </table:table-cell>
          <table:table-cell office:value-type="float" office:value="15870" table:style-name="ce6">
            <text:p>15,870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05575" table:style-name="ce6">
            <text:p>105,575<text:s/></text:p>
          </table:table-cell>
          <table:table-cell office:value-type="float" office:value="37766" table:style-name="ce6">
            <text:p>37,766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20675" table:style-name="ce6">
            <text:p>20,675<text:s/></text:p>
          </table:table-cell>
          <table:table-cell office:value-type="float" office:value="20971" table:style-name="ce6">
            <text:p>20,971<text:s/></text:p>
          </table:table-cell>
          <table:table-cell office:value-type="float" office:value="18997" table:style-name="ce6">
            <text:p>18,997<text:s/></text:p>
          </table:table-cell>
          <table:table-cell office:value-type="float" office:value="16758" table:style-name="ce6">
            <text:p>16,758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25977" table:style-name="ce6">
            <text:p>25,977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20739" table:style-name="ce6">
            <text:p>20,739<text:s/></text:p>
          </table:table-cell>
          <table:table-cell office:value-type="float" office:value="27723" table:style-name="ce6">
            <text:p>27,723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17112" table:style-name="ce6">
            <text:p>17,112<text:s/></text:p>
          </table:table-cell>
          <table:table-cell office:value-type="float" office:value="20275" table:style-name="ce6">
            <text:p>20,275<text:s/></text:p>
          </table:table-cell>
          <table:table-cell office:value-type="float" office:value="57656" table:style-name="ce6">
            <text:p>57,656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24515" table:style-name="ce6">
            <text:p>24,515<text:s/></text:p>
          </table:table-cell>
          <table:table-cell office:value-type="float" office:value="25452" table:style-name="ce6">
            <text:p>25,452<text:s/></text:p>
          </table:table-cell>
          <table:table-cell office:value-type="float" office:value="14717" table:style-name="ce6">
            <text:p>14,717<text:s/></text:p>
          </table:table-cell>
          <table:table-cell office:value-type="float" office:value="44820" table:style-name="ce6">
            <text:p>44,820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11583" table:style-name="ce6">
            <text:p>11,583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23368" table:style-name="ce6">
            <text:p>23,368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15050" table:style-name="ce6">
            <text:p>15,050<text:s/></text:p>
          </table:table-cell>
          <table:table-cell office:value-type="float" office:value="18522" table:style-name="ce6">
            <text:p>18,522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667" table:style-name="ce6">
            <text:p>667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2187" table:style-name="ce6">
            <text:p>2,187<text:s/></text:p>
          </table:table-cell>
          <table:table-cell table:number-columns-repeated="16264"/>
        </table:table-row>
        <table:table-row table:style-name="ro2">
          <table:table-cell office:value-type="date" office:date-value="2021-02-08T00:00:00" table:style-name="ce5">
            <text:p>2021/2/8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13768" table:style-name="ce6">
            <text:p>13,768<text:s/></text:p>
          </table:table-cell>
          <table:table-cell office:value-type="float" office:value="41971" table:style-name="ce6">
            <text:p>41,971<text:s/></text:p>
          </table:table-cell>
          <table:table-cell office:value-type="float" office:value="46812" table:style-name="ce6">
            <text:p>46,812<text:s/></text:p>
          </table:table-cell>
          <table:table-cell office:value-type="float" office:value="22538" table:style-name="ce6">
            <text:p>22,538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25564" table:style-name="ce6">
            <text:p>25,564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15786" table:style-name="ce6">
            <text:p>15,786<text:s/></text:p>
          </table:table-cell>
          <table:table-cell office:value-type="float" office:value="21783" table:style-name="ce6">
            <text:p>21,783<text:s/></text:p>
          </table:table-cell>
          <table:table-cell office:value-type="float" office:value="14897" table:style-name="ce6">
            <text:p>14,897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24674" table:style-name="ce6">
            <text:p>24,674<text:s/></text:p>
          </table:table-cell>
          <table:table-cell office:value-type="float" office:value="16514" table:style-name="ce6">
            <text:p>16,514<text:s/></text:p>
          </table:table-cell>
          <table:table-cell office:value-type="float" office:value="31209" table:style-name="ce6">
            <text:p>31,209<text:s/></text:p>
          </table:table-cell>
          <table:table-cell office:value-type="float" office:value="22080" table:style-name="ce6">
            <text:p>22,080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34749" table:style-name="ce6">
            <text:p>34,749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23498" table:style-name="ce6">
            <text:p>23,498<text:s/></text:p>
          </table:table-cell>
          <table:table-cell office:value-type="float" office:value="130465" table:style-name="ce6">
            <text:p>130,465<text:s/></text:p>
          </table:table-cell>
          <table:table-cell office:value-type="float" office:value="44536" table:style-name="ce6">
            <text:p>44,536<text:s/></text:p>
          </table:table-cell>
          <table:table-cell office:value-type="float" office:value="22007" table:style-name="ce6">
            <text:p>22,007<text:s/></text:p>
          </table:table-cell>
          <table:table-cell office:value-type="float" office:value="21309" table:style-name="ce6">
            <text:p>21,309<text:s/></text:p>
          </table:table-cell>
          <table:table-cell office:value-type="float" office:value="22439" table:style-name="ce6">
            <text:p>22,439<text:s/></text:p>
          </table:table-cell>
          <table:table-cell office:value-type="float" office:value="20819" table:style-name="ce6">
            <text:p>20,819<text:s/></text:p>
          </table:table-cell>
          <table:table-cell office:value-type="float" office:value="23117" table:style-name="ce6">
            <text:p>23,117<text:s/></text:p>
          </table:table-cell>
          <table:table-cell office:value-type="float" office:value="22934" table:style-name="ce6">
            <text:p>22,934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28002" table:style-name="ce6">
            <text:p>28,002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17048" table:style-name="ce6">
            <text:p>17,048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25560" table:style-name="ce6">
            <text:p>25,560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20734" table:style-name="ce6">
            <text:p>20,734<text:s/></text:p>
          </table:table-cell>
          <table:table-cell office:value-type="float" office:value="20885" table:style-name="ce6">
            <text:p>20,885<text:s/></text:p>
          </table:table-cell>
          <table:table-cell office:value-type="float" office:value="26936" table:style-name="ce6">
            <text:p>26,936<text:s/></text:p>
          </table:table-cell>
          <table:table-cell office:value-type="float" office:value="38832" table:style-name="ce6">
            <text:p>38,832<text:s/></text:p>
          </table:table-cell>
          <table:table-cell office:value-type="float" office:value="36863" table:style-name="ce6">
            <text:p>36,863<text:s/></text:p>
          </table:table-cell>
          <table:table-cell office:value-type="float" office:value="25271" table:style-name="ce6">
            <text:p>25,271<text:s/></text:p>
          </table:table-cell>
          <table:table-cell office:value-type="float" office:value="25547" table:style-name="ce6">
            <text:p>25,547<text:s/></text:p>
          </table:table-cell>
          <table:table-cell office:value-type="float" office:value="65340" table:style-name="ce6">
            <text:p>65,340<text:s/></text:p>
          </table:table-cell>
          <table:table-cell office:value-type="float" office:value="17929" table:style-name="ce6">
            <text:p>17,929<text:s/></text:p>
          </table:table-cell>
          <table:table-cell office:value-type="float" office:value="30021" table:style-name="ce6">
            <text:p>30,021<text:s/></text:p>
          </table:table-cell>
          <table:table-cell office:value-type="float" office:value="37509" table:style-name="ce6">
            <text:p>37,509<text:s/></text:p>
          </table:table-cell>
          <table:table-cell office:value-type="float" office:value="22084" table:style-name="ce6">
            <text:p>22,084<text:s/></text:p>
          </table:table-cell>
          <table:table-cell office:value-type="float" office:value="62880" table:style-name="ce6">
            <text:p>62,880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14592" table:style-name="ce6">
            <text:p>14,592<text:s/></text:p>
          </table:table-cell>
          <table:table-cell office:value-type="float" office:value="18775" table:style-name="ce6">
            <text:p>18,775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31020" table:style-name="ce6">
            <text:p>31,020<text:s/></text:p>
          </table:table-cell>
          <table:table-cell office:value-type="float" office:value="19465" table:style-name="ce6">
            <text:p>19,465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38656" table:style-name="ce6">
            <text:p>38,656<text:s/></text:p>
          </table:table-cell>
          <table:table-cell office:value-type="float" office:value="21917" table:style-name="ce6">
            <text:p>21,917<text:s/></text:p>
          </table:table-cell>
          <table:table-cell office:value-type="float" office:value="23456" table:style-name="ce6">
            <text:p>23,456<text:s/></text:p>
          </table:table-cell>
          <table:table-cell office:value-type="float" office:value="22407" table:style-name="ce6">
            <text:p>22,407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6338" table:style-name="ce6">
            <text:p>16,338<text:s/></text:p>
          </table:table-cell>
          <table:table-cell office:value-type="float" office:value="28810" table:style-name="ce6">
            <text:p>28,810<text:s/></text:p>
          </table:table-cell>
          <table:table-cell office:value-type="float" office:value="23642" table:style-name="ce6">
            <text:p>23,642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3774" table:style-name="ce6">
            <text:p>3,774<text:s/></text:p>
          </table:table-cell>
          <table:table-cell table:number-columns-repeated="16264"/>
        </table:table-row>
        <table:table-row table:style-name="ro2">
          <table:table-cell office:value-type="date" office:date-value="2021-02-09T00:00:00" table:style-name="ce5">
            <text:p>2021/2/9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13025" table:style-name="ce6">
            <text:p>13,025<text:s/></text:p>
          </table:table-cell>
          <table:table-cell office:value-type="float" office:value="39042" table:style-name="ce6">
            <text:p>39,042<text:s/></text:p>
          </table:table-cell>
          <table:table-cell office:value-type="float" office:value="49821" table:style-name="ce6">
            <text:p>49,821<text:s/></text:p>
          </table:table-cell>
          <table:table-cell office:value-type="float" office:value="21334" table:style-name="ce6">
            <text:p>21,334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14821" table:style-name="ce6">
            <text:p>14,821<text:s/></text:p>
          </table:table-cell>
          <table:table-cell office:value-type="float" office:value="14484" table:style-name="ce6">
            <text:p>14,484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23937" table:style-name="ce6">
            <text:p>23,937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15134" table:style-name="ce6">
            <text:p>15,134<text:s/></text:p>
          </table:table-cell>
          <table:table-cell office:value-type="float" office:value="20425" table:style-name="ce6">
            <text:p>20,425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21495" table:style-name="ce6">
            <text:p>21,495<text:s/></text:p>
          </table:table-cell>
          <table:table-cell office:value-type="float" office:value="15839" table:style-name="ce6">
            <text:p>15,839<text:s/></text:p>
          </table:table-cell>
          <table:table-cell office:value-type="float" office:value="28988" table:style-name="ce6">
            <text:p>28,988<text:s/></text:p>
          </table:table-cell>
          <table:table-cell office:value-type="float" office:value="21774" table:style-name="ce6">
            <text:p>21,774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32979" table:style-name="ce6">
            <text:p>32,979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22898" table:style-name="ce6">
            <text:p>22,898<text:s/></text:p>
          </table:table-cell>
          <table:table-cell office:value-type="float" office:value="17823" table:style-name="ce6">
            <text:p>17,823<text:s/></text:p>
          </table:table-cell>
          <table:table-cell office:value-type="float" office:value="21193" table:style-name="ce6">
            <text:p>21,193<text:s/></text:p>
          </table:table-cell>
          <table:table-cell office:value-type="float" office:value="141618" table:style-name="ce6">
            <text:p>141,618<text:s/></text:p>
          </table:table-cell>
          <table:table-cell office:value-type="float" office:value="47786" table:style-name="ce6">
            <text:p>47,786<text:s/></text:p>
          </table:table-cell>
          <table:table-cell office:value-type="float" office:value="21010" table:style-name="ce6">
            <text:p>21,010<text:s/></text:p>
          </table:table-cell>
          <table:table-cell office:value-type="float" office:value="20591" table:style-name="ce6">
            <text:p>20,591<text:s/></text:p>
          </table:table-cell>
          <table:table-cell office:value-type="float" office:value="22043" table:style-name="ce6">
            <text:p>22,043<text:s/></text:p>
          </table:table-cell>
          <table:table-cell office:value-type="float" office:value="21380" table:style-name="ce6">
            <text:p>21,380<text:s/></text:p>
          </table:table-cell>
          <table:table-cell office:value-type="float" office:value="23319" table:style-name="ce6">
            <text:p>23,319<text:s/></text:p>
          </table:table-cell>
          <table:table-cell office:value-type="float" office:value="22882" table:style-name="ce6">
            <text:p>22,882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26177" table:style-name="ce6">
            <text:p>26,177<text:s/></text:p>
          </table:table-cell>
          <table:table-cell office:value-type="float" office:value="6259" table:style-name="ce6">
            <text:p>6,259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24858" table:style-name="ce6">
            <text:p>24,858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19910" table:style-name="ce6">
            <text:p>19,910<text:s/></text:p>
          </table:table-cell>
          <table:table-cell office:value-type="float" office:value="19449" table:style-name="ce6">
            <text:p>19,449<text:s/></text:p>
          </table:table-cell>
          <table:table-cell office:value-type="float" office:value="26665" table:style-name="ce6">
            <text:p>26,665<text:s/></text:p>
          </table:table-cell>
          <table:table-cell office:value-type="float" office:value="39976" table:style-name="ce6">
            <text:p>39,976<text:s/></text:p>
          </table:table-cell>
          <table:table-cell office:value-type="float" office:value="35292" table:style-name="ce6">
            <text:p>35,292<text:s/></text:p>
          </table:table-cell>
          <table:table-cell office:value-type="float" office:value="24566" table:style-name="ce6">
            <text:p>24,566<text:s/></text:p>
          </table:table-cell>
          <table:table-cell office:value-type="float" office:value="25840" table:style-name="ce6">
            <text:p>25,840<text:s/></text:p>
          </table:table-cell>
          <table:table-cell office:value-type="float" office:value="67176" table:style-name="ce6">
            <text:p>67,176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29046" table:style-name="ce6">
            <text:p>29,046<text:s/></text:p>
          </table:table-cell>
          <table:table-cell office:value-type="float" office:value="38471" table:style-name="ce6">
            <text:p>38,471<text:s/></text:p>
          </table:table-cell>
          <table:table-cell office:value-type="float" office:value="21484" table:style-name="ce6">
            <text:p>21,484<text:s/></text:p>
          </table:table-cell>
          <table:table-cell office:value-type="float" office:value="64106" table:style-name="ce6">
            <text:p>64,106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20276" table:style-name="ce6">
            <text:p>20,276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18941" table:style-name="ce6">
            <text:p>18,941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36586" table:style-name="ce6">
            <text:p>36,586<text:s/></text:p>
          </table:table-cell>
          <table:table-cell office:value-type="float" office:value="20309" table:style-name="ce6">
            <text:p>20,309<text:s/></text:p>
          </table:table-cell>
          <table:table-cell office:value-type="float" office:value="22328" table:style-name="ce6">
            <text:p>22,328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15973" table:style-name="ce6">
            <text:p>15,973<text:s/></text:p>
          </table:table-cell>
          <table:table-cell office:value-type="float" office:value="27510" table:style-name="ce6">
            <text:p>27,510<text:s/></text:p>
          </table:table-cell>
          <table:table-cell office:value-type="float" office:value="24522" table:style-name="ce6">
            <text:p>24,522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912" table:style-name="ce6">
            <text:p>912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3568" table:style-name="ce6">
            <text:p>3,568<text:s/></text:p>
          </table:table-cell>
          <table:table-cell table:number-columns-repeated="16264"/>
        </table:table-row>
        <table:table-row table:style-name="ro2">
          <table:table-cell office:value-type="date" office:date-value="2021-02-10T00:00:00" table:style-name="ce5">
            <text:p>2021/2/10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34570" table:style-name="ce6">
            <text:p>34,570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1597" table:style-name="ce6">
            <text:p>1,597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20246" table:style-name="ce6">
            <text:p>20,246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102241" table:style-name="ce6">
            <text:p>102,241<text:s/></text:p>
          </table:table-cell>
          <table:table-cell office:value-type="float" office:value="31086" table:style-name="ce6">
            <text:p>31,086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13519" table:style-name="ce6">
            <text:p>13,519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18102" table:style-name="ce6">
            <text:p>18,102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27156" table:style-name="ce6">
            <text:p>27,156<text:s/></text:p>
          </table:table-cell>
          <table:table-cell office:value-type="float" office:value="20054" table:style-name="ce6">
            <text:p>20,054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18023" table:style-name="ce6">
            <text:p>18,023<text:s/></text:p>
          </table:table-cell>
          <table:table-cell office:value-type="float" office:value="46428" table:style-name="ce6">
            <text:p>46,428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22804" table:style-name="ce6">
            <text:p>22,804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38656" table:style-name="ce6">
            <text:p>38,656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13262" table:style-name="ce6">
            <text:p>13,262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13177" table:style-name="ce6">
            <text:p>13,177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11878" table:style-name="ce6">
            <text:p>11,878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6509" table:style-name="ce6">
            <text:p>6,509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426" table:style-name="ce6">
            <text:p>426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727" table:style-name="ce6">
            <text:p>727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1643" table:style-name="ce6">
            <text:p>1,643<text:s/></text:p>
          </table:table-cell>
          <table:table-cell table:number-columns-repeated="16264"/>
        </table:table-row>
        <table:table-row table:style-name="ro2">
          <table:table-cell office:value-type="date" office:date-value="2021-02-11T00:00:00" table:style-name="ce5">
            <text:p>2021/2/11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16282" table:style-name="ce6">
            <text:p>16,282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881" table:style-name="ce6">
            <text:p>881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62456" table:style-name="ce6">
            <text:p>62,456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815" table:style-name="ce6">
            <text:p>815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23436" table:style-name="ce6">
            <text:p>23,436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21393" table:style-name="ce6">
            <text:p>21,393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354" table:style-name="ce6">
            <text:p>354<text:s/>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610" table:style-name="ce6">
            <text:p>610<text:s/></text:p>
          </table:table-cell>
          <table:table-cell office:value-type="float" office:value="499" table:style-name="ce6">
            <text:p>499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924" table:style-name="ce6">
            <text:p>924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1423" table:style-name="ce6">
            <text:p>1,423<text:s/></text:p>
          </table:table-cell>
          <table:table-cell table:number-columns-repeated="16264"/>
        </table:table-row>
        <table:table-row table:style-name="ro2">
          <table:table-cell office:value-type="date" office:date-value="2021-02-12T00:00:00" table:style-name="ce5">
            <text:p>2021/2/12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25438" table:style-name="ce6">
            <text:p>25,438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7437" table:style-name="ce6">
            <text:p>7,437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80339" table:style-name="ce6">
            <text:p>80,339<text:s/></text:p>
          </table:table-cell>
          <table:table-cell office:value-type="float" office:value="23786" table:style-name="ce6">
            <text:p>23,786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13439" table:style-name="ce6">
            <text:p>13,439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12451" table:style-name="ce6">
            <text:p>12,451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32205" table:style-name="ce6">
            <text:p>32,205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16054" table:style-name="ce6">
            <text:p>16,054<text:s/></text:p>
          </table:table-cell>
          <table:table-cell office:value-type="float" office:value="24588" table:style-name="ce6">
            <text:p>24,588<text:s/></text:p>
          </table:table-cell>
          <table:table-cell office:value-type="float" office:value="16857" table:style-name="ce6">
            <text:p>16,857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43166" table:style-name="ce6">
            <text:p>43,166<text:s/></text:p>
          </table:table-cell>
          <table:table-cell office:value-type="float" office:value="51690" table:style-name="ce6">
            <text:p>51,690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38749" table:style-name="ce6">
            <text:p>38,749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16090" table:style-name="ce6">
            <text:p>16,090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14468" table:style-name="ce6">
            <text:p>14,468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27825" table:style-name="ce6">
            <text:p>27,825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472" table:style-name="ce6">
            <text:p>472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124" table:style-name="ce6">
            <text:p>2,124<text:s/></text:p>
          </table:table-cell>
          <table:table-cell table:number-columns-repeated="16264"/>
        </table:table-row>
        <table:table-row table:style-name="ro2">
          <table:table-cell office:value-type="date" office:date-value="2021-02-13T00:00:00" table:style-name="ce5">
            <text:p>2021/2/13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25788" table:style-name="ce6">
            <text:p>25,788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17833" table:style-name="ce6">
            <text:p>17,833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85662" table:style-name="ce6">
            <text:p>85,662<text:s/></text:p>
          </table:table-cell>
          <table:table-cell office:value-type="float" office:value="23191" table:style-name="ce6">
            <text:p>23,191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26732" table:style-name="ce6">
            <text:p>26,732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14859" table:style-name="ce6">
            <text:p>14,859<text:s/></text:p>
          </table:table-cell>
          <table:table-cell office:value-type="float" office:value="24723" table:style-name="ce6">
            <text:p>24,723<text:s/></text:p>
          </table:table-cell>
          <table:table-cell office:value-type="float" office:value="16364" table:style-name="ce6">
            <text:p>16,364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25728" table:style-name="ce6">
            <text:p>25,728<text:s/></text:p>
          </table:table-cell>
          <table:table-cell office:value-type="float" office:value="47861" table:style-name="ce6">
            <text:p>47,861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13240" table:style-name="ce6">
            <text:p>13,240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37531" table:style-name="ce6">
            <text:p>37,531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6717" table:style-name="ce6">
            <text:p>6,717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495" table:style-name="ce6">
            <text:p>495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2206" table:style-name="ce6">
            <text:p>2,206<text:s/></text:p>
          </table:table-cell>
          <table:table-cell table:number-columns-repeated="16264"/>
        </table:table-row>
        <table:table-row table:style-name="ro2">
          <table:table-cell office:value-type="date" office:date-value="2021-02-14T00:00:00" table:style-name="ce5">
            <text:p>2021/2/14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13962" table:style-name="ce6">
            <text:p>13,962<text:s/></text:p>
          </table:table-cell>
          <table:table-cell office:value-type="float" office:value="32241" table:style-name="ce6">
            <text:p>32,241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22408" table:style-name="ce6">
            <text:p>22,408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14993" table:style-name="ce6">
            <text:p>14,993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102574" table:style-name="ce6">
            <text:p>102,574<text:s/></text:p>
          </table:table-cell>
          <table:table-cell office:value-type="float" office:value="32498" table:style-name="ce6">
            <text:p>32,498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21217" table:style-name="ce6">
            <text:p>21,217<text:s/></text:p>
          </table:table-cell>
          <table:table-cell office:value-type="float" office:value="22247" table:style-name="ce6">
            <text:p>22,247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13042" table:style-name="ce6">
            <text:p>13,042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48871" table:style-name="ce6">
            <text:p>48,871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18828" table:style-name="ce6">
            <text:p>18,828<text:s/></text:p>
          </table:table-cell>
          <table:table-cell office:value-type="float" office:value="29138" table:style-name="ce6">
            <text:p>29,138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31606" table:style-name="ce6">
            <text:p>31,606<text:s/></text:p>
          </table:table-cell>
          <table:table-cell office:value-type="float" office:value="65262" table:style-name="ce6">
            <text:p>65,262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20209" table:style-name="ce6">
            <text:p>20,209<text:s/></text:p>
          </table:table-cell>
          <table:table-cell office:value-type="float" office:value="19925" table:style-name="ce6">
            <text:p>19,925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46679" table:style-name="ce6">
            <text:p>46,679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16390" table:style-name="ce6">
            <text:p>16,390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694" table:style-name="ce6">
            <text:p>694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2621" table:style-name="ce6">
            <text:p>2,621<text:s/></text:p>
          </table:table-cell>
          <table:table-cell table:number-columns-repeated="16264"/>
        </table:table-row>
        <table:table-row table:style-name="ro2">
          <table:table-cell office:value-type="date" office:date-value="2021-02-15T00:00:00" table:style-name="ce5">
            <text:p>2021/2/15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16529" table:style-name="ce6">
            <text:p>16,529<text:s/></text:p>
          </table:table-cell>
          <table:table-cell office:value-type="float" office:value="34925" table:style-name="ce6">
            <text:p>34,925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17030" table:style-name="ce6">
            <text:p>17,030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9295" table:style-name="ce6">
            <text:p>9,295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14750" table:style-name="ce6">
            <text:p>14,750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14941" table:style-name="ce6">
            <text:p>14,941<text:s/></text:p>
          </table:table-cell>
          <table:table-cell office:value-type="float" office:value="17372" table:style-name="ce6">
            <text:p>17,372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17270" table:style-name="ce6">
            <text:p>17,270<text:s/></text:p>
          </table:table-cell>
          <table:table-cell office:value-type="float" office:value="17222" table:style-name="ce6">
            <text:p>17,222<text:s/></text:p>
          </table:table-cell>
          <table:table-cell office:value-type="float" office:value="16255" table:style-name="ce6">
            <text:p>16,255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96147" table:style-name="ce6">
            <text:p>96,147<text:s/></text:p>
          </table:table-cell>
          <table:table-cell office:value-type="float" office:value="35376" table:style-name="ce6">
            <text:p>35,376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22284" table:style-name="ce6">
            <text:p>22,284<text:s/></text:p>
          </table:table-cell>
          <table:table-cell office:value-type="float" office:value="25707" table:style-name="ce6">
            <text:p>25,707<text:s/></text:p>
          </table:table-cell>
          <table:table-cell office:value-type="float" office:value="21388" table:style-name="ce6">
            <text:p>21,388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18985" table:style-name="ce6">
            <text:p>18,985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17201" table:style-name="ce6">
            <text:p>17,201<text:s/></text:p>
          </table:table-cell>
          <table:table-cell office:value-type="float" office:value="50299" table:style-name="ce6">
            <text:p>50,299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21112" table:style-name="ce6">
            <text:p>21,112<text:s/></text:p>
          </table:table-cell>
          <table:table-cell office:value-type="float" office:value="30323" table:style-name="ce6">
            <text:p>30,323<text:s/></text:p>
          </table:table-cell>
          <table:table-cell office:value-type="float" office:value="23737" table:style-name="ce6">
            <text:p>23,737<text:s/></text:p>
          </table:table-cell>
          <table:table-cell office:value-type="float" office:value="16316" table:style-name="ce6">
            <text:p>16,316<text:s/></text:p>
          </table:table-cell>
          <table:table-cell office:value-type="float" office:value="32472" table:style-name="ce6">
            <text:p>32,472<text:s/></text:p>
          </table:table-cell>
          <table:table-cell office:value-type="float" office:value="64205" table:style-name="ce6">
            <text:p>64,205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22148" table:style-name="ce6">
            <text:p>22,148<text:s/></text:p>
          </table:table-cell>
          <table:table-cell office:value-type="float" office:value="22340" table:style-name="ce6">
            <text:p>22,340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46400" table:style-name="ce6">
            <text:p>46,400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14061" table:style-name="ce6">
            <text:p>14,061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16061" table:style-name="ce6">
            <text:p>16,061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18401" table:style-name="ce6">
            <text:p>18,401<text:s/></text:p>
          </table:table-cell>
          <table:table-cell office:value-type="float" office:value="14592" table:style-name="ce6">
            <text:p>14,592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2865" table:style-name="ce6">
            <text:p>2,865<text:s/></text:p>
          </table:table-cell>
          <table:table-cell table:number-columns-repeated="16264"/>
        </table:table-row>
        <table:table-row table:style-name="ro2">
          <table:table-cell office:value-type="date" office:date-value="2021-02-16T00:00:00" table:style-name="ce5">
            <text:p>2021/2/16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16519" table:style-name="ce6">
            <text:p>16,519<text:s/></text:p>
          </table:table-cell>
          <table:table-cell office:value-type="float" office:value="33741" table:style-name="ce6">
            <text:p>33,741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4499" table:style-name="ce6">
            <text:p>4,499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5117" table:style-name="ce6">
            <text:p>5,117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13631" table:style-name="ce6">
            <text:p>13,631<text:s/></text:p>
          </table:table-cell>
          <table:table-cell office:value-type="float" office:value="11419" table:style-name="ce6">
            <text:p>11,419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16111" table:style-name="ce6">
            <text:p>16,111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5636" table:style-name="ce6">
            <text:p>25,636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16613" table:style-name="ce6">
            <text:p>16,613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90032" table:style-name="ce6">
            <text:p>90,032<text:s/></text:p>
          </table:table-cell>
          <table:table-cell office:value-type="float" office:value="34123" table:style-name="ce6">
            <text:p>34,123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11996" table:style-name="ce6">
            <text:p>11,996<text:s/></text:p>
          </table:table-cell>
          <table:table-cell office:value-type="float" office:value="20859" table:style-name="ce6">
            <text:p>20,859<text:s/></text:p>
          </table:table-cell>
          <table:table-cell office:value-type="float" office:value="21078" table:style-name="ce6">
            <text:p>21,078<text:s/></text:p>
          </table:table-cell>
          <table:table-cell office:value-type="float" office:value="20668" table:style-name="ce6">
            <text:p>20,668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19901" table:style-name="ce6">
            <text:p>19,901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13826" table:style-name="ce6">
            <text:p>13,826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35587" table:style-name="ce6">
            <text:p>35,587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14446" table:style-name="ce6">
            <text:p>14,446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19810" table:style-name="ce6">
            <text:p>19,810<text:s/></text:p>
          </table:table-cell>
          <table:table-cell office:value-type="float" office:value="28003" table:style-name="ce6">
            <text:p>28,003<text:s/></text:p>
          </table:table-cell>
          <table:table-cell office:value-type="float" office:value="23825" table:style-name="ce6">
            <text:p>23,825<text:s/></text:p>
          </table:table-cell>
          <table:table-cell office:value-type="float" office:value="16736" table:style-name="ce6">
            <text:p>16,736<text:s/></text:p>
          </table:table-cell>
          <table:table-cell office:value-type="float" office:value="28069" table:style-name="ce6">
            <text:p>28,069<text:s/></text:p>
          </table:table-cell>
          <table:table-cell office:value-type="float" office:value="57695" table:style-name="ce6">
            <text:p>57,695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21831" table:style-name="ce6">
            <text:p>21,831<text:s/></text:p>
          </table:table-cell>
          <table:table-cell office:value-type="float" office:value="22602" table:style-name="ce6">
            <text:p>22,602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42783" table:style-name="ce6">
            <text:p>42,783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17239" table:style-name="ce6">
            <text:p>17,239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17296" table:style-name="ce6">
            <text:p>17,296<text:s/></text:p>
          </table:table-cell>
          <table:table-cell office:value-type="float" office:value="15177" table:style-name="ce6">
            <text:p>15,177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5929" table:style-name="ce6">
            <text:p>5,929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2509" table:style-name="ce6">
            <text:p>2,509<text:s/></text:p>
          </table:table-cell>
          <table:table-cell table:number-columns-repeated="16264"/>
        </table:table-row>
        <table:table-row table:style-name="ro2">
          <table:table-cell office:value-type="date" office:date-value="2021-02-17T00:00:00" table:style-name="ce5">
            <text:p>2021/2/17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3256" table:style-name="ce6">
            <text:p>13,256<text:s/></text:p>
          </table:table-cell>
          <table:table-cell office:value-type="float" office:value="40420" table:style-name="ce6">
            <text:p>40,420<text:s/></text:p>
          </table:table-cell>
          <table:table-cell office:value-type="float" office:value="39602" table:style-name="ce6">
            <text:p>39,602<text:s/></text:p>
          </table:table-cell>
          <table:table-cell office:value-type="float" office:value="20886" table:style-name="ce6">
            <text:p>20,886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16162" table:style-name="ce6">
            <text:p>16,162<text:s/></text:p>
          </table:table-cell>
          <table:table-cell office:value-type="float" office:value="15488" table:style-name="ce6">
            <text:p>15,488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24186" table:style-name="ce6">
            <text:p>24,186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21061" table:style-name="ce6">
            <text:p>21,061<text:s/></text:p>
          </table:table-cell>
          <table:table-cell office:value-type="float" office:value="14351" table:style-name="ce6">
            <text:p>14,351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21778" table:style-name="ce6">
            <text:p>21,778<text:s/></text:p>
          </table:table-cell>
          <table:table-cell office:value-type="float" office:value="15946" table:style-name="ce6">
            <text:p>15,946<text:s/></text:p>
          </table:table-cell>
          <table:table-cell office:value-type="float" office:value="29239" table:style-name="ce6">
            <text:p>29,239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33985" table:style-name="ce6">
            <text:p>33,985<text:s/></text:p>
          </table:table-cell>
          <table:table-cell office:value-type="float" office:value="24657" table:style-name="ce6">
            <text:p>24,657<text:s/></text:p>
          </table:table-cell>
          <table:table-cell office:value-type="float" office:value="24558" table:style-name="ce6">
            <text:p>24,558<text:s/></text:p>
          </table:table-cell>
          <table:table-cell office:value-type="float" office:value="18938" table:style-name="ce6">
            <text:p>18,938<text:s/></text:p>
          </table:table-cell>
          <table:table-cell office:value-type="float" office:value="21514" table:style-name="ce6">
            <text:p>21,514<text:s/></text:p>
          </table:table-cell>
          <table:table-cell office:value-type="float" office:value="109423" table:style-name="ce6">
            <text:p>109,423<text:s/></text:p>
          </table:table-cell>
          <table:table-cell office:value-type="float" office:value="39688" table:style-name="ce6">
            <text:p>39,688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20015" table:style-name="ce6">
            <text:p>20,015<text:s/></text:p>
          </table:table-cell>
          <table:table-cell office:value-type="float" office:value="22412" table:style-name="ce6">
            <text:p>22,412<text:s/></text:p>
          </table:table-cell>
          <table:table-cell office:value-type="float" office:value="20106" table:style-name="ce6">
            <text:p>20,106<text:s/></text:p>
          </table:table-cell>
          <table:table-cell office:value-type="float" office:value="22212" table:style-name="ce6">
            <text:p>22,212<text:s/></text:p>
          </table:table-cell>
          <table:table-cell office:value-type="float" office:value="21422" table:style-name="ce6">
            <text:p>21,422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28381" table:style-name="ce6">
            <text:p>28,381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15944" table:style-name="ce6">
            <text:p>15,944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8390" table:style-name="ce6">
            <text:p>8,390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25597" table:style-name="ce6">
            <text:p>25,597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20244" table:style-name="ce6">
            <text:p>20,244<text:s/></text:p>
          </table:table-cell>
          <table:table-cell office:value-type="float" office:value="20998" table:style-name="ce6">
            <text:p>20,998<text:s/></text:p>
          </table:table-cell>
          <table:table-cell office:value-type="float" office:value="25615" table:style-name="ce6">
            <text:p>25,615<text:s/></text:p>
          </table:table-cell>
          <table:table-cell office:value-type="float" office:value="36171" table:style-name="ce6">
            <text:p>36,171<text:s/></text:p>
          </table:table-cell>
          <table:table-cell office:value-type="float" office:value="35468" table:style-name="ce6">
            <text:p>35,468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26500" table:style-name="ce6">
            <text:p>26,500<text:s/></text:p>
          </table:table-cell>
          <table:table-cell office:value-type="float" office:value="63708" table:style-name="ce6">
            <text:p>63,708<text:s/></text:p>
          </table:table-cell>
          <table:table-cell office:value-type="float" office:value="17706" table:style-name="ce6">
            <text:p>17,706<text:s/></text:p>
          </table:table-cell>
          <table:table-cell office:value-type="float" office:value="29446" table:style-name="ce6">
            <text:p>29,446<text:s/></text:p>
          </table:table-cell>
          <table:table-cell office:value-type="float" office:value="33557" table:style-name="ce6">
            <text:p>33,557<text:s/></text:p>
          </table:table-cell>
          <table:table-cell office:value-type="float" office:value="20515" table:style-name="ce6">
            <text:p>20,515<text:s/></text:p>
          </table:table-cell>
          <table:table-cell office:value-type="float" office:value="58561" table:style-name="ce6">
            <text:p>58,561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15244" table:style-name="ce6">
            <text:p>15,244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16967" table:style-name="ce6">
            <text:p>16,967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19115" table:style-name="ce6">
            <text:p>19,115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36255" table:style-name="ce6">
            <text:p>36,255<text:s/></text:p>
          </table:table-cell>
          <table:table-cell office:value-type="float" office:value="21345" table:style-name="ce6">
            <text:p>21,345<text:s/></text:p>
          </table:table-cell>
          <table:table-cell office:value-type="float" office:value="22609" table:style-name="ce6">
            <text:p>22,609<text:s/></text:p>
          </table:table-cell>
          <table:table-cell office:value-type="float" office:value="21953" table:style-name="ce6">
            <text:p>21,953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28576" table:style-name="ce6">
            <text:p>28,576<text:s/></text:p>
          </table:table-cell>
          <table:table-cell office:value-type="float" office:value="20986" table:style-name="ce6">
            <text:p>20,986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3891" table:style-name="ce6">
            <text:p>3,891<text:s/></text:p>
          </table:table-cell>
          <table:table-cell table:number-columns-repeated="16264"/>
        </table:table-row>
        <table:table-row table:style-name="ro2">
          <table:table-cell office:value-type="date" office:date-value="2021-02-18T00:00:00" table:style-name="ce5">
            <text:p>2021/2/18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42693" table:style-name="ce6">
            <text:p>42,693<text:s/></text:p>
          </table:table-cell>
          <table:table-cell office:value-type="float" office:value="44277" table:style-name="ce6">
            <text:p>44,277<text:s/></text:p>
          </table:table-cell>
          <table:table-cell office:value-type="float" office:value="22249" table:style-name="ce6">
            <text:p>22,249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7488" table:style-name="ce6">
            <text:p>17,488<text:s/></text:p>
          </table:table-cell>
          <table:table-cell office:value-type="float" office:value="15952" table:style-name="ce6">
            <text:p>15,952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26665" table:style-name="ce6">
            <text:p>26,665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15194" table:style-name="ce6">
            <text:p>15,194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25185" table:style-name="ce6">
            <text:p>25,185<text:s/></text:p>
          </table:table-cell>
          <table:table-cell office:value-type="float" office:value="16862" table:style-name="ce6">
            <text:p>16,862<text:s/></text:p>
          </table:table-cell>
          <table:table-cell office:value-type="float" office:value="31831" table:style-name="ce6">
            <text:p>31,831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35208" table:style-name="ce6">
            <text:p>35,208<text:s/></text:p>
          </table:table-cell>
          <table:table-cell office:value-type="float" office:value="25574" table:style-name="ce6">
            <text:p>25,574<text:s/></text:p>
          </table:table-cell>
          <table:table-cell office:value-type="float" office:value="25518" table:style-name="ce6">
            <text:p>25,518<text:s/></text:p>
          </table:table-cell>
          <table:table-cell office:value-type="float" office:value="19504" table:style-name="ce6">
            <text:p>19,504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20044" table:style-name="ce6">
            <text:p>120,044<text:s/></text:p>
          </table:table-cell>
          <table:table-cell office:value-type="float" office:value="42577" table:style-name="ce6">
            <text:p>42,577<text:s/></text:p>
          </table:table-cell>
          <table:table-cell office:value-type="float" office:value="21499" table:style-name="ce6">
            <text:p>21,499<text:s/></text:p>
          </table:table-cell>
          <table:table-cell office:value-type="float" office:value="21906" table:style-name="ce6">
            <text:p>21,906<text:s/></text:p>
          </table:table-cell>
          <table:table-cell office:value-type="float" office:value="25429" table:style-name="ce6">
            <text:p>25,429<text:s/></text:p>
          </table:table-cell>
          <table:table-cell office:value-type="float" office:value="24463" table:style-name="ce6">
            <text:p>24,463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22982" table:style-name="ce6">
            <text:p>22,982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29772" table:style-name="ce6">
            <text:p>29,772<text:s/></text:p>
          </table:table-cell>
          <table:table-cell office:value-type="float" office:value="6747" table:style-name="ce6">
            <text:p>6,747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30933" table:style-name="ce6">
            <text:p>30,933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21490" table:style-name="ce6">
            <text:p>21,490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27739" table:style-name="ce6">
            <text:p>27,739<text:s/></text:p>
          </table:table-cell>
          <table:table-cell office:value-type="float" office:value="38630" table:style-name="ce6">
            <text:p>38,630<text:s/></text:p>
          </table:table-cell>
          <table:table-cell office:value-type="float" office:value="37471" table:style-name="ce6">
            <text:p>37,471<text:s/></text:p>
          </table:table-cell>
          <table:table-cell office:value-type="float" office:value="25947" table:style-name="ce6">
            <text:p>25,947<text:s/></text:p>
          </table:table-cell>
          <table:table-cell office:value-type="float" office:value="27994" table:style-name="ce6">
            <text:p>27,994<text:s/></text:p>
          </table:table-cell>
          <table:table-cell office:value-type="float" office:value="67615" table:style-name="ce6">
            <text:p>67,615<text:s/></text:p>
          </table:table-cell>
          <table:table-cell office:value-type="float" office:value="18433" table:style-name="ce6">
            <text:p>18,433<text:s/></text:p>
          </table:table-cell>
          <table:table-cell office:value-type="float" office:value="31070" table:style-name="ce6">
            <text:p>31,070<text:s/></text:p>
          </table:table-cell>
          <table:table-cell office:value-type="float" office:value="36098" table:style-name="ce6">
            <text:p>36,098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62655" table:style-name="ce6">
            <text:p>62,655<text:s/></text:p>
          </table:table-cell>
          <table:table-cell office:value-type="float" office:value="19134" table:style-name="ce6">
            <text:p>19,134<text:s/></text:p>
          </table:table-cell>
          <table:table-cell office:value-type="float" office:value="15923" table:style-name="ce6">
            <text:p>15,923<text:s/></text:p>
          </table:table-cell>
          <table:table-cell office:value-type="float" office:value="14830" table:style-name="ce6">
            <text:p>14,830<text:s/></text:p>
          </table:table-cell>
          <table:table-cell office:value-type="float" office:value="18268" table:style-name="ce6">
            <text:p>18,268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26884" table:style-name="ce6">
            <text:p>26,884<text:s/></text:p>
          </table:table-cell>
          <table:table-cell office:value-type="float" office:value="20005" table:style-name="ce6">
            <text:p>20,005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37807" table:style-name="ce6">
            <text:p>37,807<text:s/></text:p>
          </table:table-cell>
          <table:table-cell office:value-type="float" office:value="23186" table:style-name="ce6">
            <text:p>23,186<text:s/></text:p>
          </table:table-cell>
          <table:table-cell office:value-type="float" office:value="23534" table:style-name="ce6">
            <text:p>23,534<text:s/></text:p>
          </table:table-cell>
          <table:table-cell office:value-type="float" office:value="23528" table:style-name="ce6">
            <text:p>23,528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9419" table:style-name="ce6">
            <text:p>9,419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29831" table:style-name="ce6">
            <text:p>29,831<text:s/></text:p>
          </table:table-cell>
          <table:table-cell office:value-type="float" office:value="23050" table:style-name="ce6">
            <text:p>23,050<text:s/></text:p>
          </table:table-cell>
          <table:table-cell office:value-type="float" office:value="13013" table:style-name="ce6">
            <text:p>13,013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1008" table:style-name="ce6">
            <text:p>1,008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3911" table:style-name="ce6">
            <text:p>3,911<text:s/></text:p>
          </table:table-cell>
          <table:table-cell table:number-columns-repeated="16264"/>
        </table:table-row>
        <table:table-row table:style-name="ro2">
          <table:table-cell office:value-type="date" office:date-value="2021-02-19T00:00:00" table:style-name="ce5">
            <text:p>2021/2/19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14564" table:style-name="ce6">
            <text:p>14,564<text:s/></text:p>
          </table:table-cell>
          <table:table-cell office:value-type="float" office:value="44639" table:style-name="ce6">
            <text:p>44,639<text:s/></text:p>
          </table:table-cell>
          <table:table-cell office:value-type="float" office:value="47798" table:style-name="ce6">
            <text:p>47,798<text:s/></text:p>
          </table:table-cell>
          <table:table-cell office:value-type="float" office:value="23028" table:style-name="ce6">
            <text:p>23,028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12536" table:style-name="ce6">
            <text:p>12,536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17699" table:style-name="ce6">
            <text:p>17,699<text:s/></text:p>
          </table:table-cell>
          <table:table-cell office:value-type="float" office:value="16197" table:style-name="ce6">
            <text:p>16,197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27199" table:style-name="ce6">
            <text:p>27,199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23683" table:style-name="ce6">
            <text:p>23,683<text:s/></text:p>
          </table:table-cell>
          <table:table-cell office:value-type="float" office:value="16088" table:style-name="ce6">
            <text:p>16,088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26817" table:style-name="ce6">
            <text:p>26,817<text:s/></text:p>
          </table:table-cell>
          <table:table-cell office:value-type="float" office:value="17883" table:style-name="ce6">
            <text:p>17,883<text:s/></text:p>
          </table:table-cell>
          <table:table-cell office:value-type="float" office:value="33120" table:style-name="ce6">
            <text:p>33,120<text:s/></text:p>
          </table:table-cell>
          <table:table-cell office:value-type="float" office:value="25188" table:style-name="ce6">
            <text:p>25,188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36369" table:style-name="ce6">
            <text:p>36,369<text:s/></text:p>
          </table:table-cell>
          <table:table-cell office:value-type="float" office:value="27074" table:style-name="ce6">
            <text:p>27,074<text:s/></text:p>
          </table:table-cell>
          <table:table-cell office:value-type="float" office:value="26225" table:style-name="ce6">
            <text:p>26,225<text:s/></text:p>
          </table:table-cell>
          <table:table-cell office:value-type="float" office:value="20321" table:style-name="ce6">
            <text:p>20,321<text:s/></text:p>
          </table:table-cell>
          <table:table-cell office:value-type="float" office:value="23901" table:style-name="ce6">
            <text:p>23,901<text:s/></text:p>
          </table:table-cell>
          <table:table-cell office:value-type="float" office:value="129258" table:style-name="ce6">
            <text:p>129,258<text:s/></text:p>
          </table:table-cell>
          <table:table-cell office:value-type="float" office:value="46518" table:style-name="ce6">
            <text:p>46,518<text:s/></text:p>
          </table:table-cell>
          <table:table-cell office:value-type="float" office:value="22116" table:style-name="ce6">
            <text:p>22,116<text:s/></text:p>
          </table:table-cell>
          <table:table-cell office:value-type="float" office:value="22257" table:style-name="ce6">
            <text:p>22,257<text:s/></text:p>
          </table:table-cell>
          <table:table-cell office:value-type="float" office:value="26307" table:style-name="ce6">
            <text:p>26,307<text:s/></text:p>
          </table:table-cell>
          <table:table-cell office:value-type="float" office:value="25603" table:style-name="ce6">
            <text:p>25,603<text:s/></text:p>
          </table:table-cell>
          <table:table-cell office:value-type="float" office:value="26550" table:style-name="ce6">
            <text:p>26,550<text:s/></text:p>
          </table:table-cell>
          <table:table-cell office:value-type="float" office:value="24321" table:style-name="ce6">
            <text:p>24,321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30797" table:style-name="ce6">
            <text:p>30,797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18232" table:style-name="ce6">
            <text:p>18,232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31569" table:style-name="ce6">
            <text:p>31,569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22082" table:style-name="ce6">
            <text:p>22,082<text:s/></text:p>
          </table:table-cell>
          <table:table-cell office:value-type="float" office:value="22785" table:style-name="ce6">
            <text:p>22,785<text:s/></text:p>
          </table:table-cell>
          <table:table-cell office:value-type="float" office:value="28633" table:style-name="ce6">
            <text:p>28,633<text:s/></text:p>
          </table:table-cell>
          <table:table-cell office:value-type="float" office:value="40543" table:style-name="ce6">
            <text:p>40,543<text:s/></text:p>
          </table:table-cell>
          <table:table-cell office:value-type="float" office:value="38626" table:style-name="ce6">
            <text:p>38,626<text:s/></text:p>
          </table:table-cell>
          <table:table-cell office:value-type="float" office:value="27125" table:style-name="ce6">
            <text:p>27,125<text:s/></text:p>
          </table:table-cell>
          <table:table-cell office:value-type="float" office:value="27998" table:style-name="ce6">
            <text:p>27,998<text:s/></text:p>
          </table:table-cell>
          <table:table-cell office:value-type="float" office:value="70942" table:style-name="ce6">
            <text:p>70,942<text:s/></text:p>
          </table:table-cell>
          <table:table-cell office:value-type="float" office:value="19876" table:style-name="ce6">
            <text:p>19,876<text:s/></text:p>
          </table:table-cell>
          <table:table-cell office:value-type="float" office:value="32228" table:style-name="ce6">
            <text:p>32,228<text:s/></text:p>
          </table:table-cell>
          <table:table-cell office:value-type="float" office:value="38317" table:style-name="ce6">
            <text:p>38,317<text:s/></text:p>
          </table:table-cell>
          <table:table-cell office:value-type="float" office:value="23971" table:style-name="ce6">
            <text:p>23,971<text:s/></text:p>
          </table:table-cell>
          <table:table-cell office:value-type="float" office:value="67131" table:style-name="ce6">
            <text:p>67,131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15001" table:style-name="ce6">
            <text:p>15,001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29504" table:style-name="ce6">
            <text:p>29,504<text:s/></text:p>
          </table:table-cell>
          <table:table-cell office:value-type="float" office:value="20946" table:style-name="ce6">
            <text:p>20,946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39310" table:style-name="ce6">
            <text:p>39,310<text:s/></text:p>
          </table:table-cell>
          <table:table-cell office:value-type="float" office:value="23597" table:style-name="ce6">
            <text:p>23,597<text:s/></text:p>
          </table:table-cell>
          <table:table-cell office:value-type="float" office:value="24101" table:style-name="ce6">
            <text:p>24,101<text:s/></text:p>
          </table:table-cell>
          <table:table-cell office:value-type="float" office:value="24211" table:style-name="ce6">
            <text:p>24,211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31170" table:style-name="ce6">
            <text:p>31,170<text:s/></text:p>
          </table:table-cell>
          <table:table-cell office:value-type="float" office:value="24386" table:style-name="ce6">
            <text:p>24,386<text:s/></text:p>
          </table:table-cell>
          <table:table-cell office:value-type="float" office:value="13159" table:style-name="ce6">
            <text:p>13,159<text:s/></text:p>
          </table:table-cell>
          <table:table-cell office:value-type="float" office:value="11987" table:style-name="ce6">
            <text:p>11,987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7568" table:style-name="ce6">
            <text:p>7,568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4120" table:style-name="ce6">
            <text:p>4,120<text:s/></text:p>
          </table:table-cell>
          <table:table-cell table:number-columns-repeated="16264"/>
        </table:table-row>
        <table:table-row table:style-name="ro2">
          <table:table-cell office:value-type="date" office:date-value="2021-02-20T00:00:00" table:style-name="ce5">
            <text:p>2021/2/20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37623" table:style-name="ce6">
            <text:p>37,623<text:s/></text:p>
          </table:table-cell>
          <table:table-cell office:value-type="float" office:value="49692" table:style-name="ce6">
            <text:p>49,692<text:s/></text:p>
          </table:table-cell>
          <table:table-cell office:value-type="float" office:value="20506" table:style-name="ce6">
            <text:p>20,506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10207" table:style-name="ce6">
            <text:p>10,207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5538" table:style-name="ce6">
            <text:p>15,538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15934" table:style-name="ce6">
            <text:p>15,934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27400" table:style-name="ce6">
            <text:p>27,400<text:s/></text:p>
          </table:table-cell>
          <table:table-cell office:value-type="float" office:value="17071" table:style-name="ce6">
            <text:p>17,071<text:s/></text:p>
          </table:table-cell>
          <table:table-cell office:value-type="float" office:value="29767" table:style-name="ce6">
            <text:p>29,767<text:s/></text:p>
          </table:table-cell>
          <table:table-cell office:value-type="float" office:value="24534" table:style-name="ce6">
            <text:p>24,534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34794" table:style-name="ce6">
            <text:p>34,794<text:s/></text:p>
          </table:table-cell>
          <table:table-cell office:value-type="float" office:value="24875" table:style-name="ce6">
            <text:p>24,875<text:s/></text:p>
          </table:table-cell>
          <table:table-cell office:value-type="float" office:value="23843" table:style-name="ce6">
            <text:p>23,843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14340" table:style-name="ce6">
            <text:p>14,340<text:s/></text:p>
          </table:table-cell>
          <table:table-cell office:value-type="float" office:value="132102" table:style-name="ce6">
            <text:p>132,102<text:s/></text:p>
          </table:table-cell>
          <table:table-cell office:value-type="float" office:value="49600" table:style-name="ce6">
            <text:p>49,600<text:s/></text:p>
          </table:table-cell>
          <table:table-cell office:value-type="float" office:value="19863" table:style-name="ce6">
            <text:p>19,863<text:s/></text:p>
          </table:table-cell>
          <table:table-cell office:value-type="float" office:value="20098" table:style-name="ce6">
            <text:p>20,098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27538" table:style-name="ce6">
            <text:p>27,538<text:s/></text:p>
          </table:table-cell>
          <table:table-cell office:value-type="float" office:value="27047" table:style-name="ce6">
            <text:p>27,047<text:s/></text:p>
          </table:table-cell>
          <table:table-cell office:value-type="float" office:value="23235" table:style-name="ce6">
            <text:p>23,235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26115" table:style-name="ce6">
            <text:p>26,115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18498" table:style-name="ce6">
            <text:p>18,498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35972" table:style-name="ce6">
            <text:p>35,972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12935" table:style-name="ce6">
            <text:p>12,935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20689" table:style-name="ce6">
            <text:p>20,689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29146" table:style-name="ce6">
            <text:p>29,146<text:s/></text:p>
          </table:table-cell>
          <table:table-cell office:value-type="float" office:value="40556" table:style-name="ce6">
            <text:p>40,556<text:s/></text:p>
          </table:table-cell>
          <table:table-cell office:value-type="float" office:value="35936" table:style-name="ce6">
            <text:p>35,936<text:s/></text:p>
          </table:table-cell>
          <table:table-cell office:value-type="float" office:value="25479" table:style-name="ce6">
            <text:p>25,479<text:s/></text:p>
          </table:table-cell>
          <table:table-cell office:value-type="float" office:value="29851" table:style-name="ce6">
            <text:p>29,851<text:s/></text:p>
          </table:table-cell>
          <table:table-cell office:value-type="float" office:value="79304" table:style-name="ce6">
            <text:p>79,304<text:s/></text:p>
          </table:table-cell>
          <table:table-cell office:value-type="float" office:value="18798" table:style-name="ce6">
            <text:p>18,798<text:s/></text:p>
          </table:table-cell>
          <table:table-cell office:value-type="float" office:value="33776" table:style-name="ce6">
            <text:p>33,776<text:s/></text:p>
          </table:table-cell>
          <table:table-cell office:value-type="float" office:value="38373" table:style-name="ce6">
            <text:p>38,373<text:s/></text:p>
          </table:table-cell>
          <table:table-cell office:value-type="float" office:value="22747" table:style-name="ce6">
            <text:p>22,747<text:s/></text:p>
          </table:table-cell>
          <table:table-cell office:value-type="float" office:value="67237" table:style-name="ce6">
            <text:p>67,237<text:s/></text:p>
          </table:table-cell>
          <table:table-cell office:value-type="float" office:value="18448" table:style-name="ce6">
            <text:p>18,448<text:s/></text:p>
          </table:table-cell>
          <table:table-cell office:value-type="float" office:value="16702" table:style-name="ce6">
            <text:p>16,702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17956" table:style-name="ce6">
            <text:p>17,956<text:s/></text:p>
          </table:table-cell>
          <table:table-cell office:value-type="float" office:value="13690" table:style-name="ce6">
            <text:p>13,690<text:s/></text:p>
          </table:table-cell>
          <table:table-cell office:value-type="float" office:value="29051" table:style-name="ce6">
            <text:p>29,051<text:s/></text:p>
          </table:table-cell>
          <table:table-cell office:value-type="float" office:value="18882" table:style-name="ce6">
            <text:p>18,882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32993" table:style-name="ce6">
            <text:p>32,993<text:s/></text:p>
          </table:table-cell>
          <table:table-cell office:value-type="float" office:value="19610" table:style-name="ce6">
            <text:p>19,610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15771" table:style-name="ce6">
            <text:p>15,771<text:s/></text:p>
          </table:table-cell>
          <table:table-cell office:value-type="float" office:value="29074" table:style-name="ce6">
            <text:p>29,074<text:s/></text:p>
          </table:table-cell>
          <table:table-cell office:value-type="float" office:value="24185" table:style-name="ce6">
            <text:p>24,185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997" table:style-name="ce6">
            <text:p>997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3718" table:style-name="ce6">
            <text:p>3,718<text:s/></text:p>
          </table:table-cell>
          <table:table-cell table:number-columns-repeated="16264"/>
        </table:table-row>
        <table:table-row table:style-name="ro2">
          <table:table-cell office:value-type="date" office:date-value="2021-02-21T00:00:00" table:style-name="ce5">
            <text:p>2021/2/21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7895" table:style-name="ce6">
            <text:p>7,895<text:s/></text:p>
          </table:table-cell>
          <table:table-cell office:value-type="float" office:value="19322" table:style-name="ce6">
            <text:p>19,322<text:s/></text:p>
          </table:table-cell>
          <table:table-cell office:value-type="float" office:value="36198" table:style-name="ce6">
            <text:p>36,198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14548" table:style-name="ce6">
            <text:p>14,548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14023" table:style-name="ce6">
            <text:p>14,023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26430" table:style-name="ce6">
            <text:p>26,430<text:s/></text:p>
          </table:table-cell>
          <table:table-cell office:value-type="float" office:value="13761" table:style-name="ce6">
            <text:p>13,761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0928" table:style-name="ce6">
            <text:p>20,928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27020" table:style-name="ce6">
            <text:p>27,020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121830" table:style-name="ce6">
            <text:p>121,830<text:s/></text:p>
          </table:table-cell>
          <table:table-cell office:value-type="float" office:value="38131" table:style-name="ce6">
            <text:p>38,131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6427" table:style-name="ce6">
            <text:p>16,427<text:s/></text:p>
          </table:table-cell>
          <table:table-cell office:value-type="float" office:value="27282" table:style-name="ce6">
            <text:p>27,282<text:s/></text:p>
          </table:table-cell>
          <table:table-cell office:value-type="float" office:value="25659" table:style-name="ce6">
            <text:p>25,659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7622" table:style-name="ce6">
            <text:p>17,622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21357" table:style-name="ce6">
            <text:p>21,357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36631" table:style-name="ce6">
            <text:p>36,631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15145" table:style-name="ce6">
            <text:p>15,145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22083" table:style-name="ce6">
            <text:p>22,083<text:s/></text:p>
          </table:table-cell>
          <table:table-cell office:value-type="float" office:value="30425" table:style-name="ce6">
            <text:p>30,425<text:s/></text:p>
          </table:table-cell>
          <table:table-cell office:value-type="float" office:value="26349" table:style-name="ce6">
            <text:p>26,349<text:s/></text:p>
          </table:table-cell>
          <table:table-cell office:value-type="float" office:value="18403" table:style-name="ce6">
            <text:p>18,403<text:s/></text:p>
          </table:table-cell>
          <table:table-cell office:value-type="float" office:value="24830" table:style-name="ce6">
            <text:p>24,830<text:s/></text:p>
          </table:table-cell>
          <table:table-cell office:value-type="float" office:value="61500" table:style-name="ce6">
            <text:p>61,500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26430" table:style-name="ce6">
            <text:p>26,430<text:s/></text:p>
          </table:table-cell>
          <table:table-cell office:value-type="float" office:value="24506" table:style-name="ce6">
            <text:p>24,506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44652" table:style-name="ce6">
            <text:p>44,652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13280" table:style-name="ce6">
            <text:p>13,280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9143" table:style-name="ce6">
            <text:p>19,143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10681" table:style-name="ce6">
            <text:p>10,681<text:s/></text:p>
          </table:table-cell>
          <table:table-cell office:value-type="float" office:value="17773" table:style-name="ce6">
            <text:p>17,773<text:s/></text:p>
          </table:table-cell>
          <table:table-cell office:value-type="float" office:value="18456" table:style-name="ce6">
            <text:p>18,456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678" table:style-name="ce6">
            <text:p>678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2363" table:style-name="ce6">
            <text:p>2,363<text:s/></text:p>
          </table:table-cell>
          <table:table-cell table:number-columns-repeated="16264"/>
        </table:table-row>
        <table:table-row table:style-name="ro2">
          <table:table-cell office:value-type="date" office:date-value="2021-02-22T00:00:00" table:style-name="ce5">
            <text:p>2021/2/22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42718" table:style-name="ce6">
            <text:p>42,718<text:s/></text:p>
          </table:table-cell>
          <table:table-cell office:value-type="float" office:value="39198" table:style-name="ce6">
            <text:p>39,198<text:s/></text:p>
          </table:table-cell>
          <table:table-cell office:value-type="float" office:value="26203" table:style-name="ce6">
            <text:p>26,203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14839" table:style-name="ce6">
            <text:p>14,839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5543" table:style-name="ce6">
            <text:p>5,543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19105" table:style-name="ce6">
            <text:p>19,105<text:s/></text:p>
          </table:table-cell>
          <table:table-cell office:value-type="float" office:value="17887" table:style-name="ce6">
            <text:p>17,887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9056" table:style-name="ce6">
            <text:p>9,056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28503" table:style-name="ce6">
            <text:p>28,503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17009" table:style-name="ce6">
            <text:p>17,009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17697" table:style-name="ce6">
            <text:p>17,697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26845" table:style-name="ce6">
            <text:p>26,845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32999" table:style-name="ce6">
            <text:p>32,999<text:s/></text:p>
          </table:table-cell>
          <table:table-cell office:value-type="float" office:value="24648" table:style-name="ce6">
            <text:p>24,648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37025" table:style-name="ce6">
            <text:p>37,025<text:s/></text:p>
          </table:table-cell>
          <table:table-cell office:value-type="float" office:value="26159" table:style-name="ce6">
            <text:p>26,159<text:s/></text:p>
          </table:table-cell>
          <table:table-cell office:value-type="float" office:value="26633" table:style-name="ce6">
            <text:p>26,633<text:s/></text:p>
          </table:table-cell>
          <table:table-cell office:value-type="float" office:value="20624" table:style-name="ce6">
            <text:p>20,624<text:s/></text:p>
          </table:table-cell>
          <table:table-cell office:value-type="float" office:value="24903" table:style-name="ce6">
            <text:p>24,903<text:s/></text:p>
          </table:table-cell>
          <table:table-cell office:value-type="float" office:value="114550" table:style-name="ce6">
            <text:p>114,550<text:s/></text:p>
          </table:table-cell>
          <table:table-cell office:value-type="float" office:value="37620" table:style-name="ce6">
            <text:p>37,620<text:s/></text:p>
          </table:table-cell>
          <table:table-cell office:value-type="float" office:value="20986" table:style-name="ce6">
            <text:p>20,986<text:s/></text:p>
          </table:table-cell>
          <table:table-cell office:value-type="float" office:value="23383" table:style-name="ce6">
            <text:p>23,383<text:s/></text:p>
          </table:table-cell>
          <table:table-cell office:value-type="float" office:value="26226" table:style-name="ce6">
            <text:p>26,226<text:s/></text:p>
          </table:table-cell>
          <table:table-cell office:value-type="float" office:value="27541" table:style-name="ce6">
            <text:p>27,541<text:s/></text:p>
          </table:table-cell>
          <table:table-cell office:value-type="float" office:value="28059" table:style-name="ce6">
            <text:p>28,059<text:s/></text:p>
          </table:table-cell>
          <table:table-cell office:value-type="float" office:value="23241" table:style-name="ce6">
            <text:p>23,241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33001" table:style-name="ce6">
            <text:p>33,001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19825" table:style-name="ce6">
            <text:p>19,825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32952" table:style-name="ce6">
            <text:p>32,952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23107" table:style-name="ce6">
            <text:p>23,107<text:s/></text:p>
          </table:table-cell>
          <table:table-cell office:value-type="float" office:value="24633" table:style-name="ce6">
            <text:p>24,633<text:s/></text:p>
          </table:table-cell>
          <table:table-cell office:value-type="float" office:value="26627" table:style-name="ce6">
            <text:p>26,627<text:s/></text:p>
          </table:table-cell>
          <table:table-cell office:value-type="float" office:value="37759" table:style-name="ce6">
            <text:p>37,759<text:s/></text:p>
          </table:table-cell>
          <table:table-cell office:value-type="float" office:value="40333" table:style-name="ce6">
            <text:p>40,333<text:s/></text:p>
          </table:table-cell>
          <table:table-cell office:value-type="float" office:value="26936" table:style-name="ce6">
            <text:p>26,936<text:s/></text:p>
          </table:table-cell>
          <table:table-cell office:value-type="float" office:value="26965" table:style-name="ce6">
            <text:p>26,965<text:s/></text:p>
          </table:table-cell>
          <table:table-cell office:value-type="float" office:value="56553" table:style-name="ce6">
            <text:p>56,553<text:s/></text:p>
          </table:table-cell>
          <table:table-cell office:value-type="float" office:value="22030" table:style-name="ce6">
            <text:p>22,030<text:s/></text:p>
          </table:table-cell>
          <table:table-cell office:value-type="float" office:value="30585" table:style-name="ce6">
            <text:p>30,585<text:s/></text:p>
          </table:table-cell>
          <table:table-cell office:value-type="float" office:value="32586" table:style-name="ce6">
            <text:p>32,586<text:s/></text:p>
          </table:table-cell>
          <table:table-cell office:value-type="float" office:value="20431" table:style-name="ce6">
            <text:p>20,431<text:s/></text:p>
          </table:table-cell>
          <table:table-cell office:value-type="float" office:value="59589" table:style-name="ce6">
            <text:p>59,589<text:s/></text:p>
          </table:table-cell>
          <table:table-cell office:value-type="float" office:value="20750" table:style-name="ce6">
            <text:p>20,750<text:s/></text:p>
          </table:table-cell>
          <table:table-cell office:value-type="float" office:value="15985" table:style-name="ce6">
            <text:p>15,985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19082" table:style-name="ce6">
            <text:p>19,082<text:s/></text:p>
          </table:table-cell>
          <table:table-cell office:value-type="float" office:value="13262" table:style-name="ce6">
            <text:p>13,262<text:s/></text:p>
          </table:table-cell>
          <table:table-cell office:value-type="float" office:value="26214" table:style-name="ce6">
            <text:p>26,214<text:s/></text:p>
          </table:table-cell>
          <table:table-cell office:value-type="float" office:value="19304" table:style-name="ce6">
            <text:p>19,304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38129" table:style-name="ce6">
            <text:p>38,129<text:s/></text:p>
          </table:table-cell>
          <table:table-cell office:value-type="float" office:value="23880" table:style-name="ce6">
            <text:p>23,880<text:s/></text:p>
          </table:table-cell>
          <table:table-cell office:value-type="float" office:value="24655" table:style-name="ce6">
            <text:p>24,655<text:s/></text:p>
          </table:table-cell>
          <table:table-cell office:value-type="float" office:value="23153" table:style-name="ce6">
            <text:p>23,153<text:s/></text:p>
          </table:table-cell>
          <table:table-cell office:value-type="float" office:value="15422" table:style-name="ce6">
            <text:p>15,422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29409" table:style-name="ce6">
            <text:p>29,409<text:s/></text:p>
          </table:table-cell>
          <table:table-cell office:value-type="float" office:value="22257" table:style-name="ce6">
            <text:p>22,257<text:s/></text:p>
          </table:table-cell>
          <table:table-cell office:value-type="float" office:value="14139" table:style-name="ce6">
            <text:p>14,139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12516" table:style-name="ce6">
            <text:p>12,516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4175" table:style-name="ce6">
            <text:p>4,175<text:s/></text:p>
          </table:table-cell>
          <table:table-cell table:number-columns-repeated="16264"/>
        </table:table-row>
        <table:table-row table:style-name="ro2">
          <table:table-cell office:value-type="date" office:date-value="2021-02-23T00:00:00" table:style-name="ce5">
            <text:p>2021/2/23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14937" table:style-name="ce6">
            <text:p>14,937<text:s/></text:p>
          </table:table-cell>
          <table:table-cell office:value-type="float" office:value="44863" table:style-name="ce6">
            <text:p>44,863<text:s/></text:p>
          </table:table-cell>
          <table:table-cell office:value-type="float" office:value="40449" table:style-name="ce6">
            <text:p>40,449<text:s/></text:p>
          </table:table-cell>
          <table:table-cell office:value-type="float" office:value="27081" table:style-name="ce6">
            <text:p>27,081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19515" table:style-name="ce6">
            <text:p>19,515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10128" table:style-name="ce6">
            <text:p>10,128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28678" table:style-name="ce6">
            <text:p>28,678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16956" table:style-name="ce6">
            <text:p>16,956<text:s/></text:p>
          </table:table-cell>
          <table:table-cell office:value-type="float" office:value="24495" table:style-name="ce6">
            <text:p>24,495<text:s/></text:p>
          </table:table-cell>
          <table:table-cell office:value-type="float" office:value="18033" table:style-name="ce6">
            <text:p>18,033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27421" table:style-name="ce6">
            <text:p>27,421<text:s/></text:p>
          </table:table-cell>
          <table:table-cell office:value-type="float" office:value="17581" table:style-name="ce6">
            <text:p>17,581<text:s/></text:p>
          </table:table-cell>
          <table:table-cell office:value-type="float" office:value="34099" table:style-name="ce6">
            <text:p>34,099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11871" table:style-name="ce6">
            <text:p>11,871<text:s/></text:p>
          </table:table-cell>
          <table:table-cell office:value-type="float" office:value="37392" table:style-name="ce6">
            <text:p>37,392<text:s/></text:p>
          </table:table-cell>
          <table:table-cell office:value-type="float" office:value="27410" table:style-name="ce6">
            <text:p>27,410<text:s/></text:p>
          </table:table-cell>
          <table:table-cell office:value-type="float" office:value="26998" table:style-name="ce6">
            <text:p>26,998<text:s/></text:p>
          </table:table-cell>
          <table:table-cell office:value-type="float" office:value="20689" table:style-name="ce6">
            <text:p>20,689<text:s/></text:p>
          </table:table-cell>
          <table:table-cell office:value-type="float" office:value="25117" table:style-name="ce6">
            <text:p>25,117<text:s/></text:p>
          </table:table-cell>
          <table:table-cell office:value-type="float" office:value="114680" table:style-name="ce6">
            <text:p>114,680<text:s/></text:p>
          </table:table-cell>
          <table:table-cell office:value-type="float" office:value="38954" table:style-name="ce6">
            <text:p>38,954<text:s/></text:p>
          </table:table-cell>
          <table:table-cell office:value-type="float" office:value="21580" table:style-name="ce6">
            <text:p>21,580<text:s/></text:p>
          </table:table-cell>
          <table:table-cell office:value-type="float" office:value="23860" table:style-name="ce6">
            <text:p>23,860<text:s/></text:p>
          </table:table-cell>
          <table:table-cell office:value-type="float" office:value="27373" table:style-name="ce6">
            <text:p>27,373<text:s/></text:p>
          </table:table-cell>
          <table:table-cell office:value-type="float" office:value="27794" table:style-name="ce6">
            <text:p>27,794<text:s/></text:p>
          </table:table-cell>
          <table:table-cell office:value-type="float" office:value="27848" table:style-name="ce6">
            <text:p>27,848<text:s/></text:p>
          </table:table-cell>
          <table:table-cell office:value-type="float" office:value="24080" table:style-name="ce6">
            <text:p>24,080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32609" table:style-name="ce6">
            <text:p>32,609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20114" table:style-name="ce6">
            <text:p>20,114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32241" table:style-name="ce6">
            <text:p>32,241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13525" table:style-name="ce6">
            <text:p>13,525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23283" table:style-name="ce6">
            <text:p>23,283<text:s/></text:p>
          </table:table-cell>
          <table:table-cell office:value-type="float" office:value="24503" table:style-name="ce6">
            <text:p>24,503<text:s/></text:p>
          </table:table-cell>
          <table:table-cell office:value-type="float" office:value="27763" table:style-name="ce6">
            <text:p>27,763<text:s/></text:p>
          </table:table-cell>
          <table:table-cell office:value-type="float" office:value="38621" table:style-name="ce6">
            <text:p>38,621<text:s/></text:p>
          </table:table-cell>
          <table:table-cell office:value-type="float" office:value="41051" table:style-name="ce6">
            <text:p>41,051<text:s/></text:p>
          </table:table-cell>
          <table:table-cell office:value-type="float" office:value="27072" table:style-name="ce6">
            <text:p>27,072<text:s/></text:p>
          </table:table-cell>
          <table:table-cell office:value-type="float" office:value="27340" table:style-name="ce6">
            <text:p>27,340<text:s/></text:p>
          </table:table-cell>
          <table:table-cell office:value-type="float" office:value="57068" table:style-name="ce6">
            <text:p>57,068<text:s/></text:p>
          </table:table-cell>
          <table:table-cell office:value-type="float" office:value="23218" table:style-name="ce6">
            <text:p>23,218<text:s/></text:p>
          </table:table-cell>
          <table:table-cell office:value-type="float" office:value="31041" table:style-name="ce6">
            <text:p>31,041<text:s/></text:p>
          </table:table-cell>
          <table:table-cell office:value-type="float" office:value="33664" table:style-name="ce6">
            <text:p>33,664<text:s/></text:p>
          </table:table-cell>
          <table:table-cell office:value-type="float" office:value="21525" table:style-name="ce6">
            <text:p>21,525<text:s/></text:p>
          </table:table-cell>
          <table:table-cell office:value-type="float" office:value="59663" table:style-name="ce6">
            <text:p>59,663<text:s/></text:p>
          </table:table-cell>
          <table:table-cell office:value-type="float" office:value="21239" table:style-name="ce6">
            <text:p>21,239<text:s/></text:p>
          </table:table-cell>
          <table:table-cell office:value-type="float" office:value="16038" table:style-name="ce6">
            <text:p>16,038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19207" table:style-name="ce6">
            <text:p>19,207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25172" table:style-name="ce6">
            <text:p>25,172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39064" table:style-name="ce6">
            <text:p>39,064<text:s/></text:p>
          </table:table-cell>
          <table:table-cell office:value-type="float" office:value="24108" table:style-name="ce6">
            <text:p>24,108<text:s/></text:p>
          </table:table-cell>
          <table:table-cell office:value-type="float" office:value="25178" table:style-name="ce6">
            <text:p>25,178<text:s/></text:p>
          </table:table-cell>
          <table:table-cell office:value-type="float" office:value="23454" table:style-name="ce6">
            <text:p>23,454<text:s/></text:p>
          </table:table-cell>
          <table:table-cell office:value-type="float" office:value="15520" table:style-name="ce6">
            <text:p>15,520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17372" table:style-name="ce6">
            <text:p>17,372<text:s/></text:p>
          </table:table-cell>
          <table:table-cell office:value-type="float" office:value="30284" table:style-name="ce6">
            <text:p>30,284<text:s/></text:p>
          </table:table-cell>
          <table:table-cell office:value-type="float" office:value="23450" table:style-name="ce6">
            <text:p>23,450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4135" table:style-name="ce6">
            <text:p>4,135<text:s/></text:p>
          </table:table-cell>
          <table:table-cell table:number-columns-repeated="16264"/>
        </table:table-row>
        <table:table-row table:style-name="ro2">
          <table:table-cell office:value-type="date" office:date-value="2021-02-24T00:00:00" table:style-name="ce5">
            <text:p>2021/2/24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15104" table:style-name="ce6">
            <text:p>15,104<text:s/></text:p>
          </table:table-cell>
          <table:table-cell office:value-type="float" office:value="44775" table:style-name="ce6">
            <text:p>44,775<text:s/></text:p>
          </table:table-cell>
          <table:table-cell office:value-type="float" office:value="41918" table:style-name="ce6">
            <text:p>41,918<text:s/></text:p>
          </table:table-cell>
          <table:table-cell office:value-type="float" office:value="27704" table:style-name="ce6">
            <text:p>27,704<text:s/></text:p>
          </table:table-cell>
          <table:table-cell office:value-type="float" office:value="15543" table:style-name="ce6">
            <text:p>15,543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4854" table:style-name="ce6">
            <text:p>14,854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19637" table:style-name="ce6">
            <text:p>19,637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29134" table:style-name="ce6">
            <text:p>29,134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17285" table:style-name="ce6">
            <text:p>17,285<text:s/></text:p>
          </table:table-cell>
          <table:table-cell office:value-type="float" office:value="24528" table:style-name="ce6">
            <text:p>24,528<text:s/></text:p>
          </table:table-cell>
          <table:table-cell office:value-type="float" office:value="17829" table:style-name="ce6">
            <text:p>17,829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28453" table:style-name="ce6">
            <text:p>28,453<text:s/></text:p>
          </table:table-cell>
          <table:table-cell office:value-type="float" office:value="17652" table:style-name="ce6">
            <text:p>17,652<text:s/></text:p>
          </table:table-cell>
          <table:table-cell office:value-type="float" office:value="34814" table:style-name="ce6">
            <text:p>34,814<text:s/></text:p>
          </table:table-cell>
          <table:table-cell office:value-type="float" office:value="25539" table:style-name="ce6">
            <text:p>25,539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37626" table:style-name="ce6">
            <text:p>37,626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21029" table:style-name="ce6">
            <text:p>21,029<text:s/></text:p>
          </table:table-cell>
          <table:table-cell office:value-type="float" office:value="24204" table:style-name="ce6">
            <text:p>24,204<text:s/></text:p>
          </table:table-cell>
          <table:table-cell office:value-type="float" office:value="117328" table:style-name="ce6">
            <text:p>117,328<text:s/></text:p>
          </table:table-cell>
          <table:table-cell office:value-type="float" office:value="40839" table:style-name="ce6">
            <text:p>40,839<text:s/></text:p>
          </table:table-cell>
          <table:table-cell office:value-type="float" office:value="21752" table:style-name="ce6">
            <text:p>21,752<text:s/></text:p>
          </table:table-cell>
          <table:table-cell office:value-type="float" office:value="24157" table:style-name="ce6">
            <text:p>24,157<text:s/></text:p>
          </table:table-cell>
          <table:table-cell office:value-type="float" office:value="27316" table:style-name="ce6">
            <text:p>27,316<text:s/></text:p>
          </table:table-cell>
          <table:table-cell office:value-type="float" office:value="28400" table:style-name="ce6">
            <text:p>28,400<text:s/></text:p>
          </table:table-cell>
          <table:table-cell office:value-type="float" office:value="28460" table:style-name="ce6">
            <text:p>28,460<text:s/></text:p>
          </table:table-cell>
          <table:table-cell office:value-type="float" office:value="24225" table:style-name="ce6">
            <text:p>24,225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33150" table:style-name="ce6">
            <text:p>33,150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20433" table:style-name="ce6">
            <text:p>20,433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32206" table:style-name="ce6">
            <text:p>32,206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23538" table:style-name="ce6">
            <text:p>23,538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28157" table:style-name="ce6">
            <text:p>28,157<text:s/></text:p>
          </table:table-cell>
          <table:table-cell office:value-type="float" office:value="38931" table:style-name="ce6">
            <text:p>38,931<text:s/></text:p>
          </table:table-cell>
          <table:table-cell office:value-type="float" office:value="41019" table:style-name="ce6">
            <text:p>41,019<text:s/></text:p>
          </table:table-cell>
          <table:table-cell office:value-type="float" office:value="27553" table:style-name="ce6">
            <text:p>27,553<text:s/></text:p>
          </table:table-cell>
          <table:table-cell office:value-type="float" office:value="28012" table:style-name="ce6">
            <text:p>28,012<text:s/></text:p>
          </table:table-cell>
          <table:table-cell office:value-type="float" office:value="59876" table:style-name="ce6">
            <text:p>59,876<text:s/></text:p>
          </table:table-cell>
          <table:table-cell office:value-type="float" office:value="23446" table:style-name="ce6">
            <text:p>23,446<text:s/></text:p>
          </table:table-cell>
          <table:table-cell office:value-type="float" office:value="31669" table:style-name="ce6">
            <text:p>31,669<text:s/></text:p>
          </table:table-cell>
          <table:table-cell office:value-type="float" office:value="34821" table:style-name="ce6">
            <text:p>34,821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61669" table:style-name="ce6">
            <text:p>61,669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19637" table:style-name="ce6">
            <text:p>19,637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25672" table:style-name="ce6">
            <text:p>25,672<text:s/></text:p>
          </table:table-cell>
          <table:table-cell office:value-type="float" office:value="20468" table:style-name="ce6">
            <text:p>20,468<text:s/></text:p>
          </table:table-cell>
          <table:table-cell office:value-type="float" office:value="8899" table:style-name="ce6">
            <text:p>8,899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39874" table:style-name="ce6">
            <text:p>39,874<text:s/></text:p>
          </table:table-cell>
          <table:table-cell office:value-type="float" office:value="24474" table:style-name="ce6">
            <text:p>24,474<text:s/></text:p>
          </table:table-cell>
          <table:table-cell office:value-type="float" office:value="25317" table:style-name="ce6">
            <text:p>25,317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31100" table:style-name="ce6">
            <text:p>31,100<text:s/></text:p>
          </table:table-cell>
          <table:table-cell office:value-type="float" office:value="24150" table:style-name="ce6">
            <text:p>24,150<text:s/></text:p>
          </table:table-cell>
          <table:table-cell office:value-type="float" office:value="14265" table:style-name="ce6">
            <text:p>14,265<text:s/></text:p>
          </table:table-cell>
          <table:table-cell office:value-type="float" office:value="13010" table:style-name="ce6">
            <text:p>13,010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4291" table:style-name="ce6">
            <text:p>4,291<text:s/></text:p>
          </table:table-cell>
          <table:table-cell table:number-columns-repeated="16264"/>
        </table:table-row>
        <table:table-row table:style-name="ro2">
          <table:table-cell office:value-type="date" office:date-value="2021-02-25T00:00:00" table:style-name="ce5">
            <text:p>2021/2/25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14885" table:style-name="ce6">
            <text:p>14,885<text:s/></text:p>
          </table:table-cell>
          <table:table-cell office:value-type="float" office:value="44771" table:style-name="ce6">
            <text:p>44,771<text:s/></text:p>
          </table:table-cell>
          <table:table-cell office:value-type="float" office:value="42035" table:style-name="ce6">
            <text:p>42,035<text:s/></text:p>
          </table:table-cell>
          <table:table-cell office:value-type="float" office:value="27704" table:style-name="ce6">
            <text:p>27,704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4814" table:style-name="ce6">
            <text:p>14,814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19770" table:style-name="ce6">
            <text:p>19,770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29214" table:style-name="ce6">
            <text:p>29,214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17355" table:style-name="ce6">
            <text:p>17,355<text:s/></text:p>
          </table:table-cell>
          <table:table-cell office:value-type="float" office:value="24591" table:style-name="ce6">
            <text:p>24,591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28300" table:style-name="ce6">
            <text:p>28,300<text:s/></text:p>
          </table:table-cell>
          <table:table-cell office:value-type="float" office:value="18014" table:style-name="ce6">
            <text:p>18,014<text:s/></text:p>
          </table:table-cell>
          <table:table-cell office:value-type="float" office:value="34827" table:style-name="ce6">
            <text:p>34,827<text:s/></text:p>
          </table:table-cell>
          <table:table-cell office:value-type="float" office:value="25394" table:style-name="ce6">
            <text:p>25,394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37861" table:style-name="ce6">
            <text:p>37,861<text:s/></text:p>
          </table:table-cell>
          <table:table-cell office:value-type="float" office:value="27094" table:style-name="ce6">
            <text:p>27,094<text:s/></text:p>
          </table:table-cell>
          <table:table-cell office:value-type="float" office:value="26872" table:style-name="ce6">
            <text:p>26,872<text:s/></text:p>
          </table:table-cell>
          <table:table-cell office:value-type="float" office:value="20841" table:style-name="ce6">
            <text:p>20,841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121475" table:style-name="ce6">
            <text:p>121,475<text:s/></text:p>
          </table:table-cell>
          <table:table-cell office:value-type="float" office:value="40927" table:style-name="ce6">
            <text:p>40,927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27785" table:style-name="ce6">
            <text:p>27,785<text:s/></text:p>
          </table:table-cell>
          <table:table-cell office:value-type="float" office:value="28183" table:style-name="ce6">
            <text:p>28,183<text:s/></text:p>
          </table:table-cell>
          <table:table-cell office:value-type="float" office:value="31018" table:style-name="ce6">
            <text:p>31,018<text:s/></text:p>
          </table:table-cell>
          <table:table-cell office:value-type="float" office:value="24156" table:style-name="ce6">
            <text:p>24,156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32670" table:style-name="ce6">
            <text:p>32,670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20178" table:style-name="ce6">
            <text:p>20,178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13332" table:style-name="ce6">
            <text:p>13,332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31724" table:style-name="ce6">
            <text:p>31,724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24537" table:style-name="ce6">
            <text:p>24,537<text:s/></text:p>
          </table:table-cell>
          <table:table-cell office:value-type="float" office:value="27987" table:style-name="ce6">
            <text:p>27,987<text:s/></text:p>
          </table:table-cell>
          <table:table-cell office:value-type="float" office:value="39367" table:style-name="ce6">
            <text:p>39,367<text:s/></text:p>
          </table:table-cell>
          <table:table-cell office:value-type="float" office:value="41237" table:style-name="ce6">
            <text:p>41,237<text:s/></text:p>
          </table:table-cell>
          <table:table-cell office:value-type="float" office:value="27609" table:style-name="ce6">
            <text:p>27,609<text:s/></text:p>
          </table:table-cell>
          <table:table-cell office:value-type="float" office:value="27074" table:style-name="ce6">
            <text:p>27,074<text:s/></text:p>
          </table:table-cell>
          <table:table-cell office:value-type="float" office:value="58588" table:style-name="ce6">
            <text:p>58,588<text:s/></text:p>
          </table:table-cell>
          <table:table-cell office:value-type="float" office:value="23560" table:style-name="ce6">
            <text:p>23,560<text:s/></text:p>
          </table:table-cell>
          <table:table-cell office:value-type="float" office:value="31583" table:style-name="ce6">
            <text:p>31,583<text:s/></text:p>
          </table:table-cell>
          <table:table-cell office:value-type="float" office:value="35049" table:style-name="ce6">
            <text:p>35,049<text:s/></text:p>
          </table:table-cell>
          <table:table-cell office:value-type="float" office:value="22057" table:style-name="ce6">
            <text:p>22,057<text:s/></text:p>
          </table:table-cell>
          <table:table-cell office:value-type="float" office:value="62109" table:style-name="ce6">
            <text:p>62,109<text:s/></text:p>
          </table:table-cell>
          <table:table-cell office:value-type="float" office:value="21764" table:style-name="ce6">
            <text:p>21,764<text:s/></text:p>
          </table:table-cell>
          <table:table-cell office:value-type="float" office:value="16462" table:style-name="ce6">
            <text:p>16,462<text:s/></text:p>
          </table:table-cell>
          <table:table-cell office:value-type="float" office:value="15654" table:style-name="ce6">
            <text:p>15,654<text:s/></text:p>
          </table:table-cell>
          <table:table-cell office:value-type="float" office:value="20045" table:style-name="ce6">
            <text:p>20,045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26121" table:style-name="ce6">
            <text:p>26,121<text:s/></text:p>
          </table:table-cell>
          <table:table-cell office:value-type="float" office:value="20605" table:style-name="ce6">
            <text:p>20,605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40161" table:style-name="ce6">
            <text:p>40,161<text:s/></text:p>
          </table:table-cell>
          <table:table-cell office:value-type="float" office:value="24635" table:style-name="ce6">
            <text:p>24,635<text:s/></text:p>
          </table:table-cell>
          <table:table-cell office:value-type="float" office:value="25349" table:style-name="ce6">
            <text:p>25,349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15458" table:style-name="ce6">
            <text:p>15,458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17588" table:style-name="ce6">
            <text:p>17,588<text:s/></text:p>
          </table:table-cell>
          <table:table-cell office:value-type="float" office:value="30099" table:style-name="ce6">
            <text:p>30,099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14264" table:style-name="ce6">
            <text:p>14,264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4132" table:style-name="ce6">
            <text:p>4,132<text:s/></text:p>
          </table:table-cell>
          <table:table-cell table:number-columns-repeated="16264"/>
        </table:table-row>
        <table:table-row table:style-name="ro2">
          <table:table-cell office:value-type="date" office:date-value="2021-02-26T00:00:00" table:style-name="ce5">
            <text:p>2021/2/26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15416" table:style-name="ce6">
            <text:p>15,416<text:s/></text:p>
          </table:table-cell>
          <table:table-cell office:value-type="float" office:value="46347" table:style-name="ce6">
            <text:p>46,347<text:s/></text:p>
          </table:table-cell>
          <table:table-cell office:value-type="float" office:value="46233" table:style-name="ce6">
            <text:p>46,233<text:s/></text:p>
          </table:table-cell>
          <table:table-cell office:value-type="float" office:value="28270" table:style-name="ce6">
            <text:p>28,270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12095" table:style-name="ce6">
            <text:p>12,095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8390" table:style-name="ce6">
            <text:p>18,390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29523" table:style-name="ce6">
            <text:p>29,523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13439" table:style-name="ce6">
            <text:p>13,439<text:s/></text:p>
          </table:table-cell>
          <table:table-cell office:value-type="float" office:value="17883" table:style-name="ce6">
            <text:p>17,883<text:s/></text:p>
          </table:table-cell>
          <table:table-cell office:value-type="float" office:value="25147" table:style-name="ce6">
            <text:p>25,147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30084" table:style-name="ce6">
            <text:p>30,084<text:s/></text:p>
          </table:table-cell>
          <table:table-cell office:value-type="float" office:value="18604" table:style-name="ce6">
            <text:p>18,604<text:s/></text:p>
          </table:table-cell>
          <table:table-cell office:value-type="float" office:value="35277" table:style-name="ce6">
            <text:p>35,277<text:s/></text:p>
          </table:table-cell>
          <table:table-cell office:value-type="float" office:value="25439" table:style-name="ce6">
            <text:p>25,439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38852" table:style-name="ce6">
            <text:p>38,852<text:s/></text:p>
          </table:table-cell>
          <table:table-cell office:value-type="float" office:value="27309" table:style-name="ce6">
            <text:p>27,309<text:s/></text:p>
          </table:table-cell>
          <table:table-cell office:value-type="float" office:value="27617" table:style-name="ce6">
            <text:p>27,617<text:s/></text:p>
          </table:table-cell>
          <table:table-cell office:value-type="float" office:value="21370" table:style-name="ce6">
            <text:p>21,370<text:s/></text:p>
          </table:table-cell>
          <table:table-cell office:value-type="float" office:value="23898" table:style-name="ce6">
            <text:p>23,898<text:s/></text:p>
          </table:table-cell>
          <table:table-cell office:value-type="float" office:value="160663" table:style-name="ce6">
            <text:p>160,663<text:s/></text:p>
          </table:table-cell>
          <table:table-cell office:value-type="float" office:value="46229" table:style-name="ce6">
            <text:p>46,229<text:s/></text:p>
          </table:table-cell>
          <table:table-cell office:value-type="float" office:value="23023" table:style-name="ce6">
            <text:p>23,023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29295" table:style-name="ce6">
            <text:p>29,295<text:s/></text:p>
          </table:table-cell>
          <table:table-cell office:value-type="float" office:value="27725" table:style-name="ce6">
            <text:p>27,725<text:s/></text:p>
          </table:table-cell>
          <table:table-cell office:value-type="float" office:value="31728" table:style-name="ce6">
            <text:p>31,728<text:s/></text:p>
          </table:table-cell>
          <table:table-cell office:value-type="float" office:value="25105" table:style-name="ce6">
            <text:p>25,105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32522" table:style-name="ce6">
            <text:p>32,522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31148" table:style-name="ce6">
            <text:p>31,148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15208" table:style-name="ce6">
            <text:p>15,208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24631" table:style-name="ce6">
            <text:p>24,631<text:s/></text:p>
          </table:table-cell>
          <table:table-cell office:value-type="float" office:value="24276" table:style-name="ce6">
            <text:p>24,276<text:s/></text:p>
          </table:table-cell>
          <table:table-cell office:value-type="float" office:value="29658" table:style-name="ce6">
            <text:p>29,658<text:s/></text:p>
          </table:table-cell>
          <table:table-cell office:value-type="float" office:value="44109" table:style-name="ce6">
            <text:p>44,109<text:s/></text:p>
          </table:table-cell>
          <table:table-cell office:value-type="float" office:value="41620" table:style-name="ce6">
            <text:p>41,620<text:s/></text:p>
          </table:table-cell>
          <table:table-cell office:value-type="float" office:value="28339" table:style-name="ce6">
            <text:p>28,339<text:s/></text:p>
          </table:table-cell>
          <table:table-cell office:value-type="float" office:value="30661" table:style-name="ce6">
            <text:p>30,661<text:s/></text:p>
          </table:table-cell>
          <table:table-cell office:value-type="float" office:value="68616" table:style-name="ce6">
            <text:p>68,616<text:s/></text:p>
          </table:table-cell>
          <table:table-cell office:value-type="float" office:value="23867" table:style-name="ce6">
            <text:p>23,867<text:s/></text:p>
          </table:table-cell>
          <table:table-cell office:value-type="float" office:value="33494" table:style-name="ce6">
            <text:p>33,494<text:s/></text:p>
          </table:table-cell>
          <table:table-cell office:value-type="float" office:value="38938" table:style-name="ce6">
            <text:p>38,938<text:s/></text:p>
          </table:table-cell>
          <table:table-cell office:value-type="float" office:value="23821" table:style-name="ce6">
            <text:p>23,821<text:s/></text:p>
          </table:table-cell>
          <table:table-cell office:value-type="float" office:value="70552" table:style-name="ce6">
            <text:p>70,552<text:s/></text:p>
          </table:table-cell>
          <table:table-cell office:value-type="float" office:value="22348" table:style-name="ce6">
            <text:p>22,348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15556" table:style-name="ce6">
            <text:p>15,556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31104" table:style-name="ce6">
            <text:p>31,104<text:s/></text:p>
          </table:table-cell>
          <table:table-cell office:value-type="float" office:value="22052" table:style-name="ce6">
            <text:p>22,052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40444" table:style-name="ce6">
            <text:p>40,444<text:s/></text:p>
          </table:table-cell>
          <table:table-cell office:value-type="float" office:value="24572" table:style-name="ce6">
            <text:p>24,572<text:s/></text:p>
          </table:table-cell>
          <table:table-cell office:value-type="float" office:value="26018" table:style-name="ce6">
            <text:p>26,018<text:s/></text:p>
          </table:table-cell>
          <table:table-cell office:value-type="float" office:value="25305" table:style-name="ce6">
            <text:p>25,305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6956" table:style-name="ce6">
            <text:p>6,956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18343" table:style-name="ce6">
            <text:p>18,343<text:s/></text:p>
          </table:table-cell>
          <table:table-cell office:value-type="float" office:value="31711" table:style-name="ce6">
            <text:p>31,711<text:s/></text:p>
          </table:table-cell>
          <table:table-cell office:value-type="float" office:value="25972" table:style-name="ce6">
            <text:p>25,972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13798" table:style-name="ce6">
            <text:p>13,798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4400" table:style-name="ce6">
            <text:p>4,400<text:s/></text:p>
          </table:table-cell>
          <table:table-cell table:number-columns-repeated="16264"/>
        </table:table-row>
        <table:table-row table:style-name="ro2">
          <table:table-cell office:value-type="date" office:date-value="2021-02-27T00:00:00" table:style-name="ce5">
            <text:p>2021/2/27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24401" table:style-name="ce6">
            <text:p>24,401<text:s/></text:p>
          </table:table-cell>
          <table:table-cell office:value-type="float" office:value="44619" table:style-name="ce6">
            <text:p>44,619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15961" table:style-name="ce6">
            <text:p>15,961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6598" table:style-name="ce6">
            <text:p>16,598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26390" table:style-name="ce6">
            <text:p>26,390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24412" table:style-name="ce6">
            <text:p>24,412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29412" table:style-name="ce6">
            <text:p>29,412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19770" table:style-name="ce6">
            <text:p>19,770<text:s/></text:p>
          </table:table-cell>
          <table:table-cell office:value-type="float" office:value="16522" table:style-name="ce6">
            <text:p>16,522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150795" table:style-name="ce6">
            <text:p>150,795<text:s/></text:p>
          </table:table-cell>
          <table:table-cell office:value-type="float" office:value="48139" table:style-name="ce6">
            <text:p>48,139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35181" table:style-name="ce6">
            <text:p>35,181<text:s/></text:p>
          </table:table-cell>
          <table:table-cell office:value-type="float" office:value="21935" table:style-name="ce6">
            <text:p>21,935<text:s/></text:p>
          </table:table-cell>
          <table:table-cell office:value-type="float" office:value="26978" table:style-name="ce6">
            <text:p>26,978<text:s/></text:p>
          </table:table-cell>
          <table:table-cell office:value-type="float" office:value="18313" table:style-name="ce6">
            <text:p>18,313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21070" table:style-name="ce6">
            <text:p>21,070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10298" table:style-name="ce6">
            <text:p>10,298<text:s/></text:p>
          </table:table-cell>
          <table:table-cell office:value-type="float" office:value="26209" table:style-name="ce6">
            <text:p>26,209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15058" table:style-name="ce6">
            <text:p>15,058<text:s/></text:p>
          </table:table-cell>
          <table:table-cell office:value-type="float" office:value="25786" table:style-name="ce6">
            <text:p>25,786<text:s/></text:p>
          </table:table-cell>
          <table:table-cell office:value-type="float" office:value="37776" table:style-name="ce6">
            <text:p>37,776<text:s/></text:p>
          </table:table-cell>
          <table:table-cell office:value-type="float" office:value="29257" table:style-name="ce6">
            <text:p>29,257<text:s/></text:p>
          </table:table-cell>
          <table:table-cell office:value-type="float" office:value="20193" table:style-name="ce6">
            <text:p>20,193<text:s/></text:p>
          </table:table-cell>
          <table:table-cell office:value-type="float" office:value="25855" table:style-name="ce6">
            <text:p>25,855<text:s/></text:p>
          </table:table-cell>
          <table:table-cell office:value-type="float" office:value="80162" table:style-name="ce6">
            <text:p>80,162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31214" table:style-name="ce6">
            <text:p>31,214<text:s/></text:p>
          </table:table-cell>
          <table:table-cell office:value-type="float" office:value="33486" table:style-name="ce6">
            <text:p>33,486<text:s/></text:p>
          </table:table-cell>
          <table:table-cell office:value-type="float" office:value="20308" table:style-name="ce6">
            <text:p>20,308<text:s/></text:p>
          </table:table-cell>
          <table:table-cell office:value-type="float" office:value="57681" table:style-name="ce6">
            <text:p>57,681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16823" table:style-name="ce6">
            <text:p>16,823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26583" table:style-name="ce6">
            <text:p>26,583<text:s/></text:p>
          </table:table-cell>
          <table:table-cell office:value-type="float" office:value="14220" table:style-name="ce6">
            <text:p>14,220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19348" table:style-name="ce6">
            <text:p>19,348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14318" table:style-name="ce6">
            <text:p>14,318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19305" table:style-name="ce6">
            <text:p>19,305<text:s/></text:p>
          </table:table-cell>
          <table:table-cell office:value-type="float" office:value="20432" table:style-name="ce6">
            <text:p>20,432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2892" table:style-name="ce6">
            <text:p>2,892<text:s/></text:p>
          </table:table-cell>
          <table:table-cell table:number-columns-repeated="16264"/>
        </table:table-row>
        <table:table-row table:style-name="ro2">
          <table:table-cell office:value-type="date" office:date-value="2021-02-28T00:00:00" table:style-name="ce5">
            <text:p>2021/2/28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19873" table:style-name="ce6">
            <text:p>19,873<text:s/></text:p>
          </table:table-cell>
          <table:table-cell office:value-type="float" office:value="38939" table:style-name="ce6">
            <text:p>38,939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18101" table:style-name="ce6">
            <text:p>18,101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10397" table:style-name="ce6">
            <text:p>10,397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14604" table:style-name="ce6">
            <text:p>14,604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14231" table:style-name="ce6">
            <text:p>14,231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5487" table:style-name="ce6">
            <text:p>15,487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29674" table:style-name="ce6">
            <text:p>29,674<text:s/></text:p>
          </table:table-cell>
          <table:table-cell office:value-type="float" office:value="16021" table:style-name="ce6">
            <text:p>16,021<text:s/></text:p>
          </table:table-cell>
          <table:table-cell office:value-type="float" office:value="21160" table:style-name="ce6">
            <text:p>21,160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29483" table:style-name="ce6">
            <text:p>29,483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6551" table:style-name="ce6">
            <text:p>16,551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140212" table:style-name="ce6">
            <text:p>140,212<text:s/></text:p>
          </table:table-cell>
          <table:table-cell office:value-type="float" office:value="43774" table:style-name="ce6">
            <text:p>43,774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17111" table:style-name="ce6">
            <text:p>17,111<text:s/></text:p>
          </table:table-cell>
          <table:table-cell office:value-type="float" office:value="37111" table:style-name="ce6">
            <text:p>37,111<text:s/></text:p>
          </table:table-cell>
          <table:table-cell office:value-type="float" office:value="30705" table:style-name="ce6">
            <text:p>30,705<text:s/></text:p>
          </table:table-cell>
          <table:table-cell office:value-type="float" office:value="44400" table:style-name="ce6">
            <text:p>44,400<text:s/></text:p>
          </table:table-cell>
          <table:table-cell office:value-type="float" office:value="19447" table:style-name="ce6">
            <text:p>19,447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21474" table:style-name="ce6">
            <text:p>21,474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17063" table:style-name="ce6">
            <text:p>17,063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15391" table:style-name="ce6">
            <text:p>15,391<text:s/></text:p>
          </table:table-cell>
          <table:table-cell office:value-type="float" office:value="46367" table:style-name="ce6">
            <text:p>46,367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16809" table:style-name="ce6">
            <text:p>16,809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24403" table:style-name="ce6">
            <text:p>24,403<text:s/></text:p>
          </table:table-cell>
          <table:table-cell office:value-type="float" office:value="35712" table:style-name="ce6">
            <text:p>35,712<text:s/></text:p>
          </table:table-cell>
          <table:table-cell office:value-type="float" office:value="27564" table:style-name="ce6">
            <text:p>27,564<text:s/></text:p>
          </table:table-cell>
          <table:table-cell office:value-type="float" office:value="18941" table:style-name="ce6">
            <text:p>18,941<text:s/></text:p>
          </table:table-cell>
          <table:table-cell office:value-type="float" office:value="27182" table:style-name="ce6">
            <text:p>27,182<text:s/></text:p>
          </table:table-cell>
          <table:table-cell office:value-type="float" office:value="79711" table:style-name="ce6">
            <text:p>79,711<text:s/></text:p>
          </table:table-cell>
          <table:table-cell office:value-type="float" office:value="12590" table:style-name="ce6">
            <text:p>12,590<text:s/></text:p>
          </table:table-cell>
          <table:table-cell office:value-type="float" office:value="29794" table:style-name="ce6">
            <text:p>29,794<text:s/></text:p>
          </table:table-cell>
          <table:table-cell office:value-type="float" office:value="27721" table:style-name="ce6">
            <text:p>27,721<text:s/></text:p>
          </table:table-cell>
          <table:table-cell office:value-type="float" office:value="18552" table:style-name="ce6">
            <text:p>18,552<text:s/></text:p>
          </table:table-cell>
          <table:table-cell office:value-type="float" office:value="54659" table:style-name="ce6">
            <text:p>54,659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12842" table:style-name="ce6">
            <text:p>12,842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15737" table:style-name="ce6">
            <text:p>15,737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27602" table:style-name="ce6">
            <text:p>27,602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15427" table:style-name="ce6">
            <text:p>15,427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6920" table:style-name="ce6">
            <text:p>16,920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19484" table:style-name="ce6">
            <text:p>19,484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2888" table:style-name="ce6">
            <text:p>2,888<text:s/></text:p>
          </table:table-cell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3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2-01T00:00:00" table:style-name="ce5">
            <text:p>2021/2/1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13915" table:style-name="ce6">
            <text:p>13,915<text:s/></text:p>
          </table:table-cell>
          <table:table-cell office:value-type="float" office:value="39837" table:style-name="ce6">
            <text:p>39,837<text:s/></text:p>
          </table:table-cell>
          <table:table-cell office:value-type="float" office:value="40702" table:style-name="ce6">
            <text:p>40,702<text:s/></text:p>
          </table:table-cell>
          <table:table-cell office:value-type="float" office:value="22938" table:style-name="ce6">
            <text:p>22,938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6985" table:style-name="ce6">
            <text:p>16,985<text:s/></text:p>
          </table:table-cell>
          <table:table-cell office:value-type="float" office:value="16888" table:style-name="ce6">
            <text:p>16,888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29230" table:style-name="ce6">
            <text:p>29,230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28275" table:style-name="ce6">
            <text:p>28,275<text:s/></text:p>
          </table:table-cell>
          <table:table-cell office:value-type="float" office:value="16421" table:style-name="ce6">
            <text:p>16,421<text:s/></text:p>
          </table:table-cell>
          <table:table-cell office:value-type="float" office:value="32626" table:style-name="ce6">
            <text:p>32,626<text:s/></text:p>
          </table:table-cell>
          <table:table-cell office:value-type="float" office:value="23340" table:style-name="ce6">
            <text:p>23,340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33388" table:style-name="ce6">
            <text:p>33,388<text:s/></text:p>
          </table:table-cell>
          <table:table-cell office:value-type="float" office:value="25000" table:style-name="ce6">
            <text:p>25,000<text:s/></text:p>
          </table:table-cell>
          <table:table-cell office:value-type="float" office:value="25748" table:style-name="ce6">
            <text:p>25,748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120174" table:style-name="ce6">
            <text:p>120,174<text:s/></text:p>
          </table:table-cell>
          <table:table-cell office:value-type="float" office:value="39108" table:style-name="ce6">
            <text:p>39,108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21991" table:style-name="ce6">
            <text:p>21,991<text:s/></text:p>
          </table:table-cell>
          <table:table-cell office:value-type="float" office:value="23128" table:style-name="ce6">
            <text:p>23,128<text:s/></text:p>
          </table:table-cell>
          <table:table-cell office:value-type="float" office:value="23260" table:style-name="ce6">
            <text:p>23,260<text:s/></text:p>
          </table:table-cell>
          <table:table-cell office:value-type="float" office:value="24660" table:style-name="ce6">
            <text:p>24,660<text:s/></text:p>
          </table:table-cell>
          <table:table-cell office:value-type="float" office:value="22709" table:style-name="ce6">
            <text:p>22,709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28457" table:style-name="ce6">
            <text:p>28,457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16756" table:style-name="ce6">
            <text:p>16,756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30319" table:style-name="ce6">
            <text:p>30,319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21139" table:style-name="ce6">
            <text:p>21,139<text:s/></text:p>
          </table:table-cell>
          <table:table-cell office:value-type="float" office:value="24477" table:style-name="ce6">
            <text:p>24,477<text:s/></text:p>
          </table:table-cell>
          <table:table-cell office:value-type="float" office:value="29846" table:style-name="ce6">
            <text:p>29,846<text:s/></text:p>
          </table:table-cell>
          <table:table-cell office:value-type="float" office:value="33981" table:style-name="ce6">
            <text:p>33,981<text:s/></text:p>
          </table:table-cell>
          <table:table-cell office:value-type="float" office:value="37928" table:style-name="ce6">
            <text:p>37,928<text:s/></text:p>
          </table:table-cell>
          <table:table-cell office:value-type="float" office:value="25404" table:style-name="ce6">
            <text:p>25,404<text:s/></text:p>
          </table:table-cell>
          <table:table-cell office:value-type="float" office:value="26167" table:style-name="ce6">
            <text:p>26,167<text:s/></text:p>
          </table:table-cell>
          <table:table-cell office:value-type="float" office:value="59626" table:style-name="ce6">
            <text:p>59,626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30092" table:style-name="ce6">
            <text:p>30,092<text:s/></text:p>
          </table:table-cell>
          <table:table-cell office:value-type="float" office:value="32677" table:style-name="ce6">
            <text:p>32,677<text:s/></text:p>
          </table:table-cell>
          <table:table-cell office:value-type="float" office:value="19560" table:style-name="ce6">
            <text:p>19,560<text:s/></text:p>
          </table:table-cell>
          <table:table-cell office:value-type="float" office:value="57419" table:style-name="ce6">
            <text:p>57,419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17409" table:style-name="ce6">
            <text:p>17,409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18476" table:style-name="ce6">
            <text:p>18,476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36488" table:style-name="ce6">
            <text:p>36,488<text:s/></text:p>
          </table:table-cell>
          <table:table-cell office:value-type="float" office:value="22486" table:style-name="ce6">
            <text:p>22,486<text:s/></text:p>
          </table:table-cell>
          <table:table-cell office:value-type="float" office:value="22976" table:style-name="ce6">
            <text:p>22,976<text:s/></text:p>
          </table:table-cell>
          <table:table-cell office:value-type="float" office:value="23313" table:style-name="ce6">
            <text:p>23,313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5625" table:style-name="ce6">
            <text:p>5,625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16581" table:style-name="ce6">
            <text:p>16,581<text:s/></text:p>
          </table:table-cell>
          <table:table-cell office:value-type="float" office:value="27709" table:style-name="ce6">
            <text:p>27,709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14577" table:style-name="ce6">
            <text:p>14,577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3877" table:style-name="ce6">
            <text:p>3,877<text:s/></text:p>
          </table:table-cell>
          <table:table-cell table:number-columns-repeated="16264"/>
        </table:table-row>
        <table:table-row table:style-name="ro2">
          <table:table-cell office:value-type="date" office:date-value="2021-02-02T00:00:00" table:style-name="ce5">
            <text:p>2021/2/2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4638" table:style-name="ce6">
            <text:p>14,638<text:s/></text:p>
          </table:table-cell>
          <table:table-cell office:value-type="float" office:value="41146" table:style-name="ce6">
            <text:p>41,146<text:s/></text:p>
          </table:table-cell>
          <table:table-cell office:value-type="float" office:value="44207" table:style-name="ce6">
            <text:p>44,207<text:s/></text:p>
          </table:table-cell>
          <table:table-cell office:value-type="float" office:value="23034" table:style-name="ce6">
            <text:p>23,034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10628" table:style-name="ce6">
            <text:p>10,628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17135" table:style-name="ce6">
            <text:p>17,135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29352" table:style-name="ce6">
            <text:p>29,352<text:s/></text:p>
          </table:table-cell>
          <table:table-cell office:value-type="float" office:value="3730" table:style-name="ce6">
            <text:p>3,730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15170" table:style-name="ce6">
            <text:p>15,170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29412" table:style-name="ce6">
            <text:p>29,412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33973" table:style-name="ce6">
            <text:p>33,973<text:s/></text:p>
          </table:table-cell>
          <table:table-cell office:value-type="float" office:value="25478" table:style-name="ce6">
            <text:p>25,478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34198" table:style-name="ce6">
            <text:p>34,198<text:s/></text:p>
          </table:table-cell>
          <table:table-cell office:value-type="float" office:value="25866" table:style-name="ce6">
            <text:p>25,866<text:s/></text:p>
          </table:table-cell>
          <table:table-cell office:value-type="float" office:value="26427" table:style-name="ce6">
            <text:p>26,427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23372" table:style-name="ce6">
            <text:p>23,372<text:s/></text:p>
          </table:table-cell>
          <table:table-cell office:value-type="float" office:value="115858" table:style-name="ce6">
            <text:p>115,858<text:s/></text:p>
          </table:table-cell>
          <table:table-cell office:value-type="float" office:value="41266" table:style-name="ce6">
            <text:p>41,266<text:s/></text:p>
          </table:table-cell>
          <table:table-cell office:value-type="float" office:value="19795" table:style-name="ce6">
            <text:p>19,795<text:s/></text:p>
          </table:table-cell>
          <table:table-cell office:value-type="float" office:value="22244" table:style-name="ce6">
            <text:p>22,244<text:s/></text:p>
          </table:table-cell>
          <table:table-cell office:value-type="float" office:value="22943" table:style-name="ce6">
            <text:p>22,943<text:s/></text:p>
          </table:table-cell>
          <table:table-cell office:value-type="float" office:value="23023" table:style-name="ce6">
            <text:p>23,023<text:s/></text:p>
          </table:table-cell>
          <table:table-cell office:value-type="float" office:value="24289" table:style-name="ce6">
            <text:p>24,289<text:s/></text:p>
          </table:table-cell>
          <table:table-cell office:value-type="float" office:value="23578" table:style-name="ce6">
            <text:p>23,578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28768" table:style-name="ce6">
            <text:p>28,768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6941" table:style-name="ce6">
            <text:p>16,941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28141" table:style-name="ce6">
            <text:p>28,141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21726" table:style-name="ce6">
            <text:p>21,726<text:s/></text:p>
          </table:table-cell>
          <table:table-cell office:value-type="float" office:value="24838" table:style-name="ce6">
            <text:p>24,838<text:s/></text:p>
          </table:table-cell>
          <table:table-cell office:value-type="float" office:value="30387" table:style-name="ce6">
            <text:p>30,387<text:s/></text:p>
          </table:table-cell>
          <table:table-cell office:value-type="float" office:value="34059" table:style-name="ce6">
            <text:p>34,059<text:s/></text:p>
          </table:table-cell>
          <table:table-cell office:value-type="float" office:value="38491" table:style-name="ce6">
            <text:p>38,491<text:s/></text:p>
          </table:table-cell>
          <table:table-cell office:value-type="float" office:value="25623" table:style-name="ce6">
            <text:p>25,623<text:s/></text:p>
          </table:table-cell>
          <table:table-cell office:value-type="float" office:value="26429" table:style-name="ce6">
            <text:p>26,429<text:s/></text:p>
          </table:table-cell>
          <table:table-cell office:value-type="float" office:value="60451" table:style-name="ce6">
            <text:p>60,451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31286" table:style-name="ce6">
            <text:p>31,286<text:s/></text:p>
          </table:table-cell>
          <table:table-cell office:value-type="float" office:value="34196" table:style-name="ce6">
            <text:p>34,196<text:s/></text:p>
          </table:table-cell>
          <table:table-cell office:value-type="float" office:value="20749" table:style-name="ce6">
            <text:p>20,749<text:s/></text:p>
          </table:table-cell>
          <table:table-cell office:value-type="float" office:value="58364" table:style-name="ce6">
            <text:p>58,364<text:s/></text:p>
          </table:table-cell>
          <table:table-cell office:value-type="float" office:value="18942" table:style-name="ce6">
            <text:p>18,942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25463" table:style-name="ce6">
            <text:p>25,463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37625" table:style-name="ce6">
            <text:p>37,625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23558" table:style-name="ce6">
            <text:p>23,558<text:s/></text:p>
          </table:table-cell>
          <table:table-cell office:value-type="float" office:value="23503" table:style-name="ce6">
            <text:p>23,503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16935" table:style-name="ce6">
            <text:p>16,935<text:s/></text:p>
          </table:table-cell>
          <table:table-cell office:value-type="float" office:value="28922" table:style-name="ce6">
            <text:p>28,922<text:s/></text:p>
          </table:table-cell>
          <table:table-cell office:value-type="float" office:value="23819" table:style-name="ce6">
            <text:p>23,819<text:s/></text:p>
          </table:table-cell>
          <table:table-cell office:value-type="float" office:value="14581" table:style-name="ce6">
            <text:p>14,581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3886" table:style-name="ce6">
            <text:p>3,886<text:s/></text:p>
          </table:table-cell>
          <table:table-cell table:number-columns-repeated="16264"/>
        </table:table-row>
        <table:table-row table:style-name="ro2">
          <table:table-cell office:value-type="date" office:date-value="2021-02-03T00:00:00" table:style-name="ce5">
            <text:p>2021/2/3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4823" table:style-name="ce6">
            <text:p>14,823<text:s/></text:p>
          </table:table-cell>
          <table:table-cell office:value-type="float" office:value="41661" table:style-name="ce6">
            <text:p>41,661<text:s/></text:p>
          </table:table-cell>
          <table:table-cell office:value-type="float" office:value="45824" table:style-name="ce6">
            <text:p>45,824<text:s/></text:p>
          </table:table-cell>
          <table:table-cell office:value-type="float" office:value="23790" table:style-name="ce6">
            <text:p>23,790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17093" table:style-name="ce6">
            <text:p>17,093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30072" table:style-name="ce6">
            <text:p>30,072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16558" table:style-name="ce6">
            <text:p>16,558<text:s/></text:p>
          </table:table-cell>
          <table:table-cell office:value-type="float" office:value="24185" table:style-name="ce6">
            <text:p>24,185<text:s/></text:p>
          </table:table-cell>
          <table:table-cell office:value-type="float" office:value="15727" table:style-name="ce6">
            <text:p>15,727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28700" table:style-name="ce6">
            <text:p>28,700<text:s/></text:p>
          </table:table-cell>
          <table:table-cell office:value-type="float" office:value="17745" table:style-name="ce6">
            <text:p>17,745<text:s/></text:p>
          </table:table-cell>
          <table:table-cell office:value-type="float" office:value="34621" table:style-name="ce6">
            <text:p>34,621<text:s/></text:p>
          </table:table-cell>
          <table:table-cell office:value-type="float" office:value="25829" table:style-name="ce6">
            <text:p>25,829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35637" table:style-name="ce6">
            <text:p>35,637<text:s/></text:p>
          </table:table-cell>
          <table:table-cell office:value-type="float" office:value="26743" table:style-name="ce6">
            <text:p>26,743<text:s/></text:p>
          </table:table-cell>
          <table:table-cell office:value-type="float" office:value="26738" table:style-name="ce6">
            <text:p>26,738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22898" table:style-name="ce6">
            <text:p>22,898<text:s/></text:p>
          </table:table-cell>
          <table:table-cell office:value-type="float" office:value="120230" table:style-name="ce6">
            <text:p>120,230<text:s/></text:p>
          </table:table-cell>
          <table:table-cell office:value-type="float" office:value="43447" table:style-name="ce6">
            <text:p>43,447<text:s/></text:p>
          </table:table-cell>
          <table:table-cell office:value-type="float" office:value="20438" table:style-name="ce6">
            <text:p>20,438<text:s/></text:p>
          </table:table-cell>
          <table:table-cell office:value-type="float" office:value="22863" table:style-name="ce6">
            <text:p>22,863<text:s/></text:p>
          </table:table-cell>
          <table:table-cell office:value-type="float" office:value="24074" table:style-name="ce6">
            <text:p>24,074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23791" table:style-name="ce6">
            <text:p>23,791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29824" table:style-name="ce6">
            <text:p>29,824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17550" table:style-name="ce6">
            <text:p>17,550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31892" table:style-name="ce6">
            <text:p>31,892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21882" table:style-name="ce6">
            <text:p>21,882<text:s/></text:p>
          </table:table-cell>
          <table:table-cell office:value-type="float" office:value="25099" table:style-name="ce6">
            <text:p>25,099<text:s/></text:p>
          </table:table-cell>
          <table:table-cell office:value-type="float" office:value="31226" table:style-name="ce6">
            <text:p>31,226<text:s/></text:p>
          </table:table-cell>
          <table:table-cell office:value-type="float" office:value="34732" table:style-name="ce6">
            <text:p>34,732<text:s/></text:p>
          </table:table-cell>
          <table:table-cell office:value-type="float" office:value="39287" table:style-name="ce6">
            <text:p>39,287<text:s/></text:p>
          </table:table-cell>
          <table:table-cell office:value-type="float" office:value="26475" table:style-name="ce6">
            <text:p>26,475<text:s/></text:p>
          </table:table-cell>
          <table:table-cell office:value-type="float" office:value="27041" table:style-name="ce6">
            <text:p>27,041<text:s/></text:p>
          </table:table-cell>
          <table:table-cell office:value-type="float" office:value="62769" table:style-name="ce6">
            <text:p>62,769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32278" table:style-name="ce6">
            <text:p>32,278<text:s/></text:p>
          </table:table-cell>
          <table:table-cell office:value-type="float" office:value="35402" table:style-name="ce6">
            <text:p>35,402<text:s/></text:p>
          </table:table-cell>
          <table:table-cell office:value-type="float" office:value="21634" table:style-name="ce6">
            <text:p>21,634<text:s/></text:p>
          </table:table-cell>
          <table:table-cell office:value-type="float" office:value="60401" table:style-name="ce6">
            <text:p>60,401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16794" table:style-name="ce6">
            <text:p>16,794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17631" table:style-name="ce6">
            <text:p>17,631<text:s/></text:p>
          </table:table-cell>
          <table:table-cell office:value-type="float" office:value="14638" table:style-name="ce6">
            <text:p>14,638<text:s/></text:p>
          </table:table-cell>
          <table:table-cell office:value-type="float" office:value="25951" table:style-name="ce6">
            <text:p>25,951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38042" table:style-name="ce6">
            <text:p>38,042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23840" table:style-name="ce6">
            <text:p>23,840<text:s/></text:p>
          </table:table-cell>
          <table:table-cell office:value-type="float" office:value="24464" table:style-name="ce6">
            <text:p>24,464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29137" table:style-name="ce6">
            <text:p>29,137<text:s/></text:p>
          </table:table-cell>
          <table:table-cell office:value-type="float" office:value="23965" table:style-name="ce6">
            <text:p>23,965<text:s/></text:p>
          </table:table-cell>
          <table:table-cell office:value-type="float" office:value="14881" table:style-name="ce6">
            <text:p>14,881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3908" table:style-name="ce6">
            <text:p>3,908<text:s/></text:p>
          </table:table-cell>
          <table:table-cell table:number-columns-repeated="16264"/>
        </table:table-row>
        <table:table-row table:style-name="ro2">
          <table:table-cell office:value-type="date" office:date-value="2021-02-04T00:00:00" table:style-name="ce5">
            <text:p>2021/2/4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42189" table:style-name="ce6">
            <text:p>42,189<text:s/></text:p>
          </table:table-cell>
          <table:table-cell office:value-type="float" office:value="46626" table:style-name="ce6">
            <text:p>46,626<text:s/></text:p>
          </table:table-cell>
          <table:table-cell office:value-type="float" office:value="23479" table:style-name="ce6">
            <text:p>23,479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2110" table:style-name="ce6">
            <text:p>12,110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7511" table:style-name="ce6">
            <text:p>17,511<text:s/></text:p>
          </table:table-cell>
          <table:table-cell office:value-type="float" office:value="17002" table:style-name="ce6">
            <text:p>17,002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30292" table:style-name="ce6">
            <text:p>30,292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15876" table:style-name="ce6">
            <text:p>15,876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26311" table:style-name="ce6">
            <text:p>26,311<text:s/></text:p>
          </table:table-cell>
          <table:table-cell office:value-type="float" office:value="17922" table:style-name="ce6">
            <text:p>17,922<text:s/></text:p>
          </table:table-cell>
          <table:table-cell office:value-type="float" office:value="34543" table:style-name="ce6">
            <text:p>34,543<text:s/></text:p>
          </table:table-cell>
          <table:table-cell office:value-type="float" office:value="25376" table:style-name="ce6">
            <text:p>25,376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35289" table:style-name="ce6">
            <text:p>35,289<text:s/></text:p>
          </table:table-cell>
          <table:table-cell office:value-type="float" office:value="26577" table:style-name="ce6">
            <text:p>26,577<text:s/></text:p>
          </table:table-cell>
          <table:table-cell office:value-type="float" office:value="26816" table:style-name="ce6">
            <text:p>26,816<text:s/></text:p>
          </table:table-cell>
          <table:table-cell office:value-type="float" office:value="20958" table:style-name="ce6">
            <text:p>20,958<text:s/></text:p>
          </table:table-cell>
          <table:table-cell office:value-type="float" office:value="23254" table:style-name="ce6">
            <text:p>23,254<text:s/></text:p>
          </table:table-cell>
          <table:table-cell office:value-type="float" office:value="125314" table:style-name="ce6">
            <text:p>125,314<text:s/></text:p>
          </table:table-cell>
          <table:table-cell office:value-type="float" office:value="43795" table:style-name="ce6">
            <text:p>43,795<text:s/></text:p>
          </table:table-cell>
          <table:table-cell office:value-type="float" office:value="20308" table:style-name="ce6">
            <text:p>20,308<text:s/></text:p>
          </table:table-cell>
          <table:table-cell office:value-type="float" office:value="22774" table:style-name="ce6">
            <text:p>22,774<text:s/></text:p>
          </table:table-cell>
          <table:table-cell office:value-type="float" office:value="24296" table:style-name="ce6">
            <text:p>24,296<text:s/></text:p>
          </table:table-cell>
          <table:table-cell office:value-type="float" office:value="24167" table:style-name="ce6">
            <text:p>24,167<text:s/></text:p>
          </table:table-cell>
          <table:table-cell office:value-type="float" office:value="25998" table:style-name="ce6">
            <text:p>25,998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29196" table:style-name="ce6">
            <text:p>29,196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17721" table:style-name="ce6">
            <text:p>17,721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31588" table:style-name="ce6">
            <text:p>31,588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21825" table:style-name="ce6">
            <text:p>21,825<text:s/></text:p>
          </table:table-cell>
          <table:table-cell office:value-type="float" office:value="24937" table:style-name="ce6">
            <text:p>24,937<text:s/></text:p>
          </table:table-cell>
          <table:table-cell office:value-type="float" office:value="31311" table:style-name="ce6">
            <text:p>31,311<text:s/></text:p>
          </table:table-cell>
          <table:table-cell office:value-type="float" office:value="34808" table:style-name="ce6">
            <text:p>34,808<text:s/></text:p>
          </table:table-cell>
          <table:table-cell office:value-type="float" office:value="39716" table:style-name="ce6">
            <text:p>39,716<text:s/></text:p>
          </table:table-cell>
          <table:table-cell office:value-type="float" office:value="26816" table:style-name="ce6">
            <text:p>26,816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63423" table:style-name="ce6">
            <text:p>63,423<text:s/></text:p>
          </table:table-cell>
          <table:table-cell office:value-type="float" office:value="19652" table:style-name="ce6">
            <text:p>19,652<text:s/></text:p>
          </table:table-cell>
          <table:table-cell office:value-type="float" office:value="32115" table:style-name="ce6">
            <text:p>32,115<text:s/></text:p>
          </table:table-cell>
          <table:table-cell office:value-type="float" office:value="35518" table:style-name="ce6">
            <text:p>35,518<text:s/></text:p>
          </table:table-cell>
          <table:table-cell office:value-type="float" office:value="21236" table:style-name="ce6">
            <text:p>21,236<text:s/></text:p>
          </table:table-cell>
          <table:table-cell office:value-type="float" office:value="62239" table:style-name="ce6">
            <text:p>62,239<text:s/></text:p>
          </table:table-cell>
          <table:table-cell office:value-type="float" office:value="19436" table:style-name="ce6">
            <text:p>19,436<text:s/></text:p>
          </table:table-cell>
          <table:table-cell office:value-type="float" office:value="16791" table:style-name="ce6">
            <text:p>16,791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17898" table:style-name="ce6">
            <text:p>17,898<text:s/></text:p>
          </table:table-cell>
          <table:table-cell office:value-type="float" office:value="14542" table:style-name="ce6">
            <text:p>14,542<text:s/></text:p>
          </table:table-cell>
          <table:table-cell office:value-type="float" office:value="34398" table:style-name="ce6">
            <text:p>34,398<text:s/></text:p>
          </table:table-cell>
          <table:table-cell office:value-type="float" office:value="19571" table:style-name="ce6">
            <text:p>19,571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37767" table:style-name="ce6">
            <text:p>37,767<text:s/></text:p>
          </table:table-cell>
          <table:table-cell office:value-type="float" office:value="23687" table:style-name="ce6">
            <text:p>23,687<text:s/></text:p>
          </table:table-cell>
          <table:table-cell office:value-type="float" office:value="23802" table:style-name="ce6">
            <text:p>23,802<text:s/></text:p>
          </table:table-cell>
          <table:table-cell office:value-type="float" office:value="24566" table:style-name="ce6">
            <text:p>24,566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13604" table:style-name="ce6">
            <text:p>13,604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29041" table:style-name="ce6">
            <text:p>29,041<text:s/></text:p>
          </table:table-cell>
          <table:table-cell office:value-type="float" office:value="23960" table:style-name="ce6">
            <text:p>23,960<text:s/></text:p>
          </table:table-cell>
          <table:table-cell office:value-type="float" office:value="14933" table:style-name="ce6">
            <text:p>14,933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4018" table:style-name="ce6">
            <text:p>4,018<text:s/></text:p>
          </table:table-cell>
          <table:table-cell table:number-columns-repeated="16264"/>
        </table:table-row>
        <table:table-row table:style-name="ro2">
          <table:table-cell office:value-type="date" office:date-value="2021-02-05T00:00:00" table:style-name="ce5">
            <text:p>2021/2/5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15405" table:style-name="ce6">
            <text:p>15,405<text:s/></text:p>
          </table:table-cell>
          <table:table-cell office:value-type="float" office:value="43246" table:style-name="ce6">
            <text:p>43,246<text:s/></text:p>
          </table:table-cell>
          <table:table-cell office:value-type="float" office:value="51468" table:style-name="ce6">
            <text:p>51,468<text:s/></text:p>
          </table:table-cell>
          <table:table-cell office:value-type="float" office:value="25163" table:style-name="ce6">
            <text:p>25,163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18151" table:style-name="ce6">
            <text:p>18,151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31544" table:style-name="ce6">
            <text:p>31,544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17401" table:style-name="ce6">
            <text:p>17,401<text:s/></text:p>
          </table:table-cell>
          <table:table-cell office:value-type="float" office:value="26002" table:style-name="ce6">
            <text:p>26,002<text:s/></text:p>
          </table:table-cell>
          <table:table-cell office:value-type="float" office:value="16771" table:style-name="ce6">
            <text:p>16,771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28799" table:style-name="ce6">
            <text:p>28,799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35478" table:style-name="ce6">
            <text:p>35,478<text:s/></text:p>
          </table:table-cell>
          <table:table-cell office:value-type="float" office:value="26900" table:style-name="ce6">
            <text:p>26,900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37055" table:style-name="ce6">
            <text:p>37,055<text:s/></text:p>
          </table:table-cell>
          <table:table-cell office:value-type="float" office:value="27423" table:style-name="ce6">
            <text:p>27,423<text:s/></text:p>
          </table:table-cell>
          <table:table-cell office:value-type="float" office:value="28076" table:style-name="ce6">
            <text:p>28,076<text:s/></text:p>
          </table:table-cell>
          <table:table-cell office:value-type="float" office:value="21568" table:style-name="ce6">
            <text:p>21,568<text:s/></text:p>
          </table:table-cell>
          <table:table-cell office:value-type="float" office:value="22886" table:style-name="ce6">
            <text:p>22,886<text:s/></text:p>
          </table:table-cell>
          <table:table-cell office:value-type="float" office:value="138075" table:style-name="ce6">
            <text:p>138,075<text:s/></text:p>
          </table:table-cell>
          <table:table-cell office:value-type="float" office:value="49634" table:style-name="ce6">
            <text:p>49,634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23424" table:style-name="ce6">
            <text:p>23,424<text:s/></text:p>
          </table:table-cell>
          <table:table-cell office:value-type="float" office:value="25756" table:style-name="ce6">
            <text:p>25,756<text:s/></text:p>
          </table:table-cell>
          <table:table-cell office:value-type="float" office:value="25752" table:style-name="ce6">
            <text:p>25,752<text:s/></text:p>
          </table:table-cell>
          <table:table-cell office:value-type="float" office:value="26609" table:style-name="ce6">
            <text:p>26,609<text:s/></text:p>
          </table:table-cell>
          <table:table-cell office:value-type="float" office:value="25814" table:style-name="ce6">
            <text:p>25,814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30029" table:style-name="ce6">
            <text:p>30,029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19118" table:style-name="ce6">
            <text:p>19,118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32644" table:style-name="ce6">
            <text:p>32,644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22673" table:style-name="ce6">
            <text:p>22,673<text:s/></text:p>
          </table:table-cell>
          <table:table-cell office:value-type="float" office:value="25415" table:style-name="ce6">
            <text:p>25,415<text:s/></text:p>
          </table:table-cell>
          <table:table-cell office:value-type="float" office:value="33052" table:style-name="ce6">
            <text:p>33,052<text:s/></text:p>
          </table:table-cell>
          <table:table-cell office:value-type="float" office:value="38045" table:style-name="ce6">
            <text:p>38,045<text:s/></text:p>
          </table:table-cell>
          <table:table-cell office:value-type="float" office:value="41487" table:style-name="ce6">
            <text:p>41,487<text:s/></text:p>
          </table:table-cell>
          <table:table-cell office:value-type="float" office:value="27724" table:style-name="ce6">
            <text:p>27,724<text:s/></text:p>
          </table:table-cell>
          <table:table-cell office:value-type="float" office:value="28239" table:style-name="ce6">
            <text:p>28,239<text:s/></text:p>
          </table:table-cell>
          <table:table-cell office:value-type="float" office:value="71196" table:style-name="ce6">
            <text:p>71,196<text:s/></text:p>
          </table:table-cell>
          <table:table-cell office:value-type="float" office:value="20024" table:style-name="ce6">
            <text:p>20,024<text:s/></text:p>
          </table:table-cell>
          <table:table-cell office:value-type="float" office:value="34163" table:style-name="ce6">
            <text:p>34,163<text:s/></text:p>
          </table:table-cell>
          <table:table-cell office:value-type="float" office:value="39785" table:style-name="ce6">
            <text:p>39,785<text:s/></text:p>
          </table:table-cell>
          <table:table-cell office:value-type="float" office:value="22928" table:style-name="ce6">
            <text:p>22,928<text:s/></text:p>
          </table:table-cell>
          <table:table-cell office:value-type="float" office:value="68821" table:style-name="ce6">
            <text:p>68,821<text:s/></text:p>
          </table:table-cell>
          <table:table-cell office:value-type="float" office:value="20901" table:style-name="ce6">
            <text:p>20,901<text:s/></text:p>
          </table:table-cell>
          <table:table-cell office:value-type="float" office:value="17971" table:style-name="ce6">
            <text:p>17,971<text:s/></text:p>
          </table:table-cell>
          <table:table-cell office:value-type="float" office:value="16729" table:style-name="ce6">
            <text:p>16,729<text:s/></text:p>
          </table:table-cell>
          <table:table-cell office:value-type="float" office:value="20719" table:style-name="ce6">
            <text:p>20,719<text:s/></text:p>
          </table:table-cell>
          <table:table-cell office:value-type="float" office:value="15082" table:style-name="ce6">
            <text:p>15,082<text:s/></text:p>
          </table:table-cell>
          <table:table-cell office:value-type="float" office:value="35082" table:style-name="ce6">
            <text:p>35,082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8725" table:style-name="ce6">
            <text:p>8,725<text:s/></text:p>
          </table:table-cell>
          <table:table-cell office:value-type="float" office:value="12731" table:style-name="ce6">
            <text:p>12,731<text:s/></text:p>
          </table:table-cell>
          <table:table-cell office:value-type="float" office:value="38474" table:style-name="ce6">
            <text:p>38,474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25829" table:style-name="ce6">
            <text:p>25,829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0549" table:style-name="ce6">
            <text:p>10,549<text:s/></text:p>
          </table:table-cell>
          <table:table-cell office:value-type="float" office:value="14639" table:style-name="ce6">
            <text:p>14,639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29790" table:style-name="ce6">
            <text:p>29,790<text:s/></text:p>
          </table:table-cell>
          <table:table-cell office:value-type="float" office:value="25450" table:style-name="ce6">
            <text:p>25,450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4075" table:style-name="ce6">
            <text:p>4,075<text:s/></text:p>
          </table:table-cell>
          <table:table-cell table:number-columns-repeated="16264"/>
        </table:table-row>
        <table:table-row table:style-name="ro2">
          <table:table-cell office:value-type="date" office:date-value="2021-02-06T00:00:00" table:style-name="ce5">
            <text:p>2021/2/6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46757" table:style-name="ce6">
            <text:p>46,757<text:s/></text:p>
          </table:table-cell>
          <table:table-cell office:value-type="float" office:value="15225" table:style-name="ce6">
            <text:p>15,225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8043" table:style-name="ce6">
            <text:p>8,043<text:s/></text:p>
          </table:table-cell>
          <table:table-cell office:value-type="float" office:value="1753" table:style-name="ce6">
            <text:p>1,753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17852" table:style-name="ce6">
            <text:p>17,852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1578" table:style-name="ce6">
            <text:p>11,578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14939" table:style-name="ce6">
            <text:p>14,939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26618" table:style-name="ce6">
            <text:p>26,618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18757" table:style-name="ce6">
            <text:p>18,757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30114" table:style-name="ce6">
            <text:p>30,114<text:s/></text:p>
          </table:table-cell>
          <table:table-cell office:value-type="float" office:value="20541" table:style-name="ce6">
            <text:p>20,541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117218" table:style-name="ce6">
            <text:p>117,218<text:s/></text:p>
          </table:table-cell>
          <table:table-cell office:value-type="float" office:value="45063" table:style-name="ce6">
            <text:p>45,063<text:s/></text:p>
          </table:table-cell>
          <table:table-cell office:value-type="float" office:value="15766" table:style-name="ce6">
            <text:p>15,766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23380" table:style-name="ce6">
            <text:p>23,380<text:s/></text:p>
          </table:table-cell>
          <table:table-cell office:value-type="float" office:value="23172" table:style-name="ce6">
            <text:p>23,172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21619" table:style-name="ce6">
            <text:p>21,619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30878" table:style-name="ce6">
            <text:p>30,878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27735" table:style-name="ce6">
            <text:p>27,735<text:s/></text:p>
          </table:table-cell>
          <table:table-cell office:value-type="float" office:value="30121" table:style-name="ce6">
            <text:p>30,121<text:s/></text:p>
          </table:table-cell>
          <table:table-cell office:value-type="float" office:value="30870" table:style-name="ce6">
            <text:p>30,870<text:s/></text:p>
          </table:table-cell>
          <table:table-cell office:value-type="float" office:value="20603" table:style-name="ce6">
            <text:p>20,603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65168" table:style-name="ce6">
            <text:p>65,168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29433" table:style-name="ce6">
            <text:p>29,433<text:s/></text:p>
          </table:table-cell>
          <table:table-cell office:value-type="float" office:value="31150" table:style-name="ce6">
            <text:p>31,150<text:s/></text:p>
          </table:table-cell>
          <table:table-cell office:value-type="float" office:value="16247" table:style-name="ce6">
            <text:p>16,247<text:s/></text:p>
          </table:table-cell>
          <table:table-cell office:value-type="float" office:value="53304" table:style-name="ce6">
            <text:p>53,304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11563" table:style-name="ce6">
            <text:p>11,563<text:s/></text:p>
          </table:table-cell>
          <table:table-cell office:value-type="float" office:value="17449" table:style-name="ce6">
            <text:p>17,449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26867" table:style-name="ce6">
            <text:p>26,867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7335" table:style-name="ce6">
            <text:p>17,335<text:s/></text:p>
          </table:table-cell>
          <table:table-cell office:value-type="float" office:value="13543" table:style-name="ce6">
            <text:p>13,543<text:s/></text:p>
          </table:table-cell>
          <table:table-cell office:value-type="float" office:value="14372" table:style-name="ce6">
            <text:p>14,372<text:s/></text:p>
          </table:table-cell>
          <table:table-cell office:value-type="float" office:value="16128" table:style-name="ce6">
            <text:p>16,128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18722" table:style-name="ce6">
            <text:p>18,722<text:s/></text:p>
          </table:table-cell>
          <table:table-cell office:value-type="float" office:value="20897" table:style-name="ce6">
            <text:p>20,897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654" table:style-name="ce6">
            <text:p>654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2422" table:style-name="ce6">
            <text:p>2,422<text:s/></text:p>
          </table:table-cell>
          <table:table-cell table:number-columns-repeated="16264"/>
        </table:table-row>
        <table:table-row table:style-name="ro2">
          <table:table-cell office:value-type="date" office:date-value="2021-02-07T00:00:00" table:style-name="ce5">
            <text:p>2021/2/7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16926" table:style-name="ce6">
            <text:p>16,926<text:s/></text:p>
          </table:table-cell>
          <table:table-cell office:value-type="float" office:value="36562" table:style-name="ce6">
            <text:p>36,562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7272" table:style-name="ce6">
            <text:p>7,272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14252" table:style-name="ce6">
            <text:p>14,252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21348" table:style-name="ce6">
            <text:p>21,348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16559" table:style-name="ce6">
            <text:p>16,559<text:s/></text:p>
          </table:table-cell>
          <table:table-cell office:value-type="float" office:value="13779" table:style-name="ce6">
            <text:p>13,779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103107" table:style-name="ce6">
            <text:p>103,107<text:s/></text:p>
          </table:table-cell>
          <table:table-cell office:value-type="float" office:value="36633" table:style-name="ce6">
            <text:p>36,633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4328" table:style-name="ce6">
            <text:p>14,328<text:s/></text:p>
          </table:table-cell>
          <table:table-cell office:value-type="float" office:value="20723" table:style-name="ce6">
            <text:p>20,723<text:s/></text:p>
          </table:table-cell>
          <table:table-cell office:value-type="float" office:value="21055" table:style-name="ce6">
            <text:p>21,055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29913" table:style-name="ce6">
            <text:p>29,913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23384" table:style-name="ce6">
            <text:p>23,384<text:s/></text:p>
          </table:table-cell>
          <table:table-cell office:value-type="float" office:value="25954" table:style-name="ce6">
            <text:p>25,954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16933" table:style-name="ce6">
            <text:p>16,933<text:s/></text:p>
          </table:table-cell>
          <table:table-cell office:value-type="float" office:value="21445" table:style-name="ce6">
            <text:p>21,445<text:s/></text:p>
          </table:table-cell>
          <table:table-cell office:value-type="float" office:value="57316" table:style-name="ce6">
            <text:p>57,316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24467" table:style-name="ce6">
            <text:p>24,467<text:s/></text:p>
          </table:table-cell>
          <table:table-cell office:value-type="float" office:value="24105" table:style-name="ce6">
            <text:p>24,105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46147" table:style-name="ce6">
            <text:p>46,147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7033" table:style-name="ce6">
            <text:p>7,033<text:s/></text:p>
          </table:table-cell>
          <table:table-cell office:value-type="float" office:value="15525" table:style-name="ce6">
            <text:p>15,525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13283" table:style-name="ce6">
            <text:p>13,283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14724" table:style-name="ce6">
            <text:p>14,724<text:s/></text:p>
          </table:table-cell>
          <table:table-cell office:value-type="float" office:value="17723" table:style-name="ce6">
            <text:p>17,723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600" table:style-name="ce6">
            <text:p>600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2063" table:style-name="ce6">
            <text:p>2,063<text:s/></text:p>
          </table:table-cell>
          <table:table-cell table:number-columns-repeated="16264"/>
        </table:table-row>
        <table:table-row table:style-name="ro2">
          <table:table-cell office:value-type="date" office:date-value="2021-02-08T00:00:00" table:style-name="ce5">
            <text:p>2021/2/8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4069" table:style-name="ce6">
            <text:p>14,069<text:s/></text:p>
          </table:table-cell>
          <table:table-cell office:value-type="float" office:value="39326" table:style-name="ce6">
            <text:p>39,326<text:s/></text:p>
          </table:table-cell>
          <table:table-cell office:value-type="float" office:value="47553" table:style-name="ce6">
            <text:p>47,553<text:s/></text:p>
          </table:table-cell>
          <table:table-cell office:value-type="float" office:value="21778" table:style-name="ce6">
            <text:p>21,778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4412" table:style-name="ce6">
            <text:p>4,412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15941" table:style-name="ce6">
            <text:p>15,941<text:s/></text:p>
          </table:table-cell>
          <table:table-cell office:value-type="float" office:value="15920" table:style-name="ce6">
            <text:p>15,920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27550" table:style-name="ce6">
            <text:p>27,550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22632" table:style-name="ce6">
            <text:p>22,632<text:s/></text:p>
          </table:table-cell>
          <table:table-cell office:value-type="float" office:value="15035" table:style-name="ce6">
            <text:p>15,035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27038" table:style-name="ce6">
            <text:p>27,038<text:s/></text:p>
          </table:table-cell>
          <table:table-cell office:value-type="float" office:value="16800" table:style-name="ce6">
            <text:p>16,800<text:s/></text:p>
          </table:table-cell>
          <table:table-cell office:value-type="float" office:value="31713" table:style-name="ce6">
            <text:p>31,713<text:s/></text:p>
          </table:table-cell>
          <table:table-cell office:value-type="float" office:value="22214" table:style-name="ce6">
            <text:p>22,214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34180" table:style-name="ce6">
            <text:p>34,180<text:s/></text:p>
          </table:table-cell>
          <table:table-cell office:value-type="float" office:value="25072" table:style-name="ce6">
            <text:p>25,072<text:s/></text:p>
          </table:table-cell>
          <table:table-cell office:value-type="float" office:value="25698" table:style-name="ce6">
            <text:p>25,698<text:s/></text:p>
          </table:table-cell>
          <table:table-cell office:value-type="float" office:value="20136" table:style-name="ce6">
            <text:p>20,136<text:s/></text:p>
          </table:table-cell>
          <table:table-cell office:value-type="float" office:value="22460" table:style-name="ce6">
            <text:p>22,460<text:s/></text:p>
          </table:table-cell>
          <table:table-cell office:value-type="float" office:value="118339" table:style-name="ce6">
            <text:p>118,339<text:s/></text:p>
          </table:table-cell>
          <table:table-cell office:value-type="float" office:value="43402" table:style-name="ce6">
            <text:p>43,402<text:s/></text:p>
          </table:table-cell>
          <table:table-cell office:value-type="float" office:value="20012" table:style-name="ce6">
            <text:p>20,012<text:s/></text:p>
          </table:table-cell>
          <table:table-cell office:value-type="float" office:value="22006" table:style-name="ce6">
            <text:p>22,006<text:s/></text:p>
          </table:table-cell>
          <table:table-cell office:value-type="float" office:value="21886" table:style-name="ce6">
            <text:p>21,886<text:s/></text:p>
          </table:table-cell>
          <table:table-cell office:value-type="float" office:value="21954" table:style-name="ce6">
            <text:p>21,954<text:s/></text:p>
          </table:table-cell>
          <table:table-cell office:value-type="float" office:value="22899" table:style-name="ce6">
            <text:p>22,899<text:s/></text:p>
          </table:table-cell>
          <table:table-cell office:value-type="float" office:value="23183" table:style-name="ce6">
            <text:p>23,183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16310" table:style-name="ce6">
            <text:p>16,310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29064" table:style-name="ce6">
            <text:p>29,064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11958" table:style-name="ce6">
            <text:p>11,958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30389" table:style-name="ce6">
            <text:p>30,389<text:s/></text:p>
          </table:table-cell>
          <table:table-cell office:value-type="float" office:value="34441" table:style-name="ce6">
            <text:p>34,441<text:s/></text:p>
          </table:table-cell>
          <table:table-cell office:value-type="float" office:value="38177" table:style-name="ce6">
            <text:p>38,177<text:s/></text:p>
          </table:table-cell>
          <table:table-cell office:value-type="float" office:value="25297" table:style-name="ce6">
            <text:p>25,297<text:s/></text:p>
          </table:table-cell>
          <table:table-cell office:value-type="float" office:value="26376" table:style-name="ce6">
            <text:p>26,376<text:s/></text:p>
          </table:table-cell>
          <table:table-cell office:value-type="float" office:value="65412" table:style-name="ce6">
            <text:p>65,412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30121" table:style-name="ce6">
            <text:p>30,121<text:s/></text:p>
          </table:table-cell>
          <table:table-cell office:value-type="float" office:value="36123" table:style-name="ce6">
            <text:p>36,123<text:s/></text:p>
          </table:table-cell>
          <table:table-cell office:value-type="float" office:value="20339" table:style-name="ce6">
            <text:p>20,339<text:s/></text:p>
          </table:table-cell>
          <table:table-cell office:value-type="float" office:value="62092" table:style-name="ce6">
            <text:p>62,092<text:s/></text:p>
          </table:table-cell>
          <table:table-cell office:value-type="float" office:value="19015" table:style-name="ce6">
            <text:p>19,015<text:s/></text:p>
          </table:table-cell>
          <table:table-cell office:value-type="float" office:value="16435" table:style-name="ce6">
            <text:p>16,435<text:s/></text:p>
          </table:table-cell>
          <table:table-cell office:value-type="float" office:value="14135" table:style-name="ce6">
            <text:p>14,135<text:s/></text:p>
          </table:table-cell>
          <table:table-cell office:value-type="float" office:value="17665" table:style-name="ce6">
            <text:p>17,665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30794" table:style-name="ce6">
            <text:p>30,794<text:s/></text:p>
          </table:table-cell>
          <table:table-cell office:value-type="float" office:value="18733" table:style-name="ce6">
            <text:p>18,733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36631" table:style-name="ce6">
            <text:p>36,631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22917" table:style-name="ce6">
            <text:p>22,917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16539" table:style-name="ce6">
            <text:p>16,539<text:s/></text:p>
          </table:table-cell>
          <table:table-cell office:value-type="float" office:value="28199" table:style-name="ce6">
            <text:p>28,199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3778" table:style-name="ce6">
            <text:p>3,778<text:s/></text:p>
          </table:table-cell>
          <table:table-cell table:number-columns-repeated="16264"/>
        </table:table-row>
        <table:table-row table:style-name="ro2">
          <table:table-cell office:value-type="date" office:date-value="2021-02-09T00:00:00" table:style-name="ce5">
            <text:p>2021/2/9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36144" table:style-name="ce6">
            <text:p>36,144<text:s/></text:p>
          </table:table-cell>
          <table:table-cell office:value-type="float" office:value="49674" table:style-name="ce6">
            <text:p>49,674<text:s/></text:p>
          </table:table-cell>
          <table:table-cell office:value-type="float" office:value="20667" table:style-name="ce6">
            <text:p>20,667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26393" table:style-name="ce6">
            <text:p>26,393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21980" table:style-name="ce6">
            <text:p>21,980<text:s/></text:p>
          </table:table-cell>
          <table:table-cell office:value-type="float" office:value="15193" table:style-name="ce6">
            <text:p>15,193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22809" table:style-name="ce6">
            <text:p>22,809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30166" table:style-name="ce6">
            <text:p>30,166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34102" table:style-name="ce6">
            <text:p>34,102<text:s/></text:p>
          </table:table-cell>
          <table:table-cell office:value-type="float" office:value="24524" table:style-name="ce6">
            <text:p>24,524<text:s/></text:p>
          </table:table-cell>
          <table:table-cell office:value-type="float" office:value="25286" table:style-name="ce6">
            <text:p>25,286<text:s/></text:p>
          </table:table-cell>
          <table:table-cell office:value-type="float" office:value="19921" table:style-name="ce6">
            <text:p>19,921<text:s/></text:p>
          </table:table-cell>
          <table:table-cell office:value-type="float" office:value="20143" table:style-name="ce6">
            <text:p>20,143<text:s/></text:p>
          </table:table-cell>
          <table:table-cell office:value-type="float" office:value="112724" table:style-name="ce6">
            <text:p>112,724<text:s/></text:p>
          </table:table-cell>
          <table:table-cell office:value-type="float" office:value="46043" table:style-name="ce6">
            <text:p>46,043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21263" table:style-name="ce6">
            <text:p>21,263<text:s/></text:p>
          </table:table-cell>
          <table:table-cell office:value-type="float" office:value="21664" table:style-name="ce6">
            <text:p>21,664<text:s/></text:p>
          </table:table-cell>
          <table:table-cell office:value-type="float" office:value="22878" table:style-name="ce6">
            <text:p>22,878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26498" table:style-name="ce6">
            <text:p>26,498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16681" table:style-name="ce6">
            <text:p>16,681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28307" table:style-name="ce6">
            <text:p>28,307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20692" table:style-name="ce6">
            <text:p>20,692<text:s/></text:p>
          </table:table-cell>
          <table:table-cell office:value-type="float" office:value="22525" table:style-name="ce6">
            <text:p>22,525<text:s/></text:p>
          </table:table-cell>
          <table:table-cell office:value-type="float" office:value="30115" table:style-name="ce6">
            <text:p>30,115<text:s/></text:p>
          </table:table-cell>
          <table:table-cell office:value-type="float" office:value="34623" table:style-name="ce6">
            <text:p>34,623<text:s/></text:p>
          </table:table-cell>
          <table:table-cell office:value-type="float" office:value="37997" table:style-name="ce6">
            <text:p>37,997<text:s/></text:p>
          </table:table-cell>
          <table:table-cell office:value-type="float" office:value="25179" table:style-name="ce6">
            <text:p>25,179<text:s/></text:p>
          </table:table-cell>
          <table:table-cell office:value-type="float" office:value="27265" table:style-name="ce6">
            <text:p>27,265<text:s/></text:p>
          </table:table-cell>
          <table:table-cell office:value-type="float" office:value="65552" table:style-name="ce6">
            <text:p>65,552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29216" table:style-name="ce6">
            <text:p>29,216<text:s/></text:p>
          </table:table-cell>
          <table:table-cell office:value-type="float" office:value="36067" table:style-name="ce6">
            <text:p>36,067<text:s/></text:p>
          </table:table-cell>
          <table:table-cell office:value-type="float" office:value="19485" table:style-name="ce6">
            <text:p>19,485<text:s/></text:p>
          </table:table-cell>
          <table:table-cell office:value-type="float" office:value="61157" table:style-name="ce6">
            <text:p>61,157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16453" table:style-name="ce6">
            <text:p>16,453<text:s/></text:p>
          </table:table-cell>
          <table:table-cell office:value-type="float" office:value="13578" table:style-name="ce6">
            <text:p>13,578<text:s/></text:p>
          </table:table-cell>
          <table:table-cell office:value-type="float" office:value="17076" table:style-name="ce6">
            <text:p>17,076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25445" table:style-name="ce6">
            <text:p>25,445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11555" table:style-name="ce6">
            <text:p>11,555<text:s/></text:p>
          </table:table-cell>
          <table:table-cell office:value-type="float" office:value="34191" table:style-name="ce6">
            <text:p>34,191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21752" table:style-name="ce6">
            <text:p>21,752<text:s/></text:p>
          </table:table-cell>
          <table:table-cell office:value-type="float" office:value="22342" table:style-name="ce6">
            <text:p>22,342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12616" table:style-name="ce6">
            <text:p>12,616<text:s/></text:p>
          </table:table-cell>
          <table:table-cell office:value-type="float" office:value="16170" table:style-name="ce6">
            <text:p>16,170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23686" table:style-name="ce6">
            <text:p>23,686<text:s/></text:p>
          </table:table-cell>
          <table:table-cell office:value-type="float" office:value="13815" table:style-name="ce6">
            <text:p>13,815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3708" table:style-name="ce6">
            <text:p>3,708<text:s/></text:p>
          </table:table-cell>
          <table:table-cell table:number-columns-repeated="16264"/>
        </table:table-row>
        <table:table-row table:style-name="ro2">
          <table:table-cell office:value-type="date" office:date-value="2021-02-10T00:00:00" table:style-name="ce5">
            <text:p>2021/2/10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3129" table:style-name="ce6">
            <text:p>13,129<text:s/></text:p>
          </table:table-cell>
          <table:table-cell office:value-type="float" office:value="34952" table:style-name="ce6">
            <text:p>34,952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11959" table:style-name="ce6">
            <text:p>11,959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16267" table:style-name="ce6">
            <text:p>16,267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71494" table:style-name="ce6">
            <text:p>71,494<text:s/></text:p>
          </table:table-cell>
          <table:table-cell office:value-type="float" office:value="30739" table:style-name="ce6">
            <text:p>30,739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12475" table:style-name="ce6">
            <text:p>12,475<text:s/></text:p>
          </table:table-cell>
          <table:table-cell office:value-type="float" office:value="14834" table:style-name="ce6">
            <text:p>14,834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14235" table:style-name="ce6">
            <text:p>14,235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21020" table:style-name="ce6">
            <text:p>21,020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6258" table:style-name="ce6">
            <text:p>6,258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21425" table:style-name="ce6">
            <text:p>21,425<text:s/></text:p>
          </table:table-cell>
          <table:table-cell office:value-type="float" office:value="22439" table:style-name="ce6">
            <text:p>22,439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19471" table:style-name="ce6">
            <text:p>19,471<text:s/></text:p>
          </table:table-cell>
          <table:table-cell office:value-type="float" office:value="46411" table:style-name="ce6">
            <text:p>46,411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17480" table:style-name="ce6">
            <text:p>17,480<text:s/></text:p>
          </table:table-cell>
          <table:table-cell office:value-type="float" office:value="21147" table:style-name="ce6">
            <text:p>21,147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36224" table:style-name="ce6">
            <text:p>36,224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14571" table:style-name="ce6">
            <text:p>14,571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5219" table:style-name="ce6">
            <text:p>5,219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520" table:style-name="ce6">
            <text:p>520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852" table:style-name="ce6">
            <text:p>852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1763" table:style-name="ce6">
            <text:p>1,763<text:s/></text:p>
          </table:table-cell>
          <table:table-cell table:number-columns-repeated="16264"/>
        </table:table-row>
        <table:table-row table:style-name="ro2">
          <table:table-cell office:value-type="date" office:date-value="2021-02-11T00:00:00" table:style-name="ce5">
            <text:p>2021/2/11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16583" table:style-name="ce6">
            <text:p>16,583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1145" table:style-name="ce6">
            <text:p>1,145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42886" table:style-name="ce6">
            <text:p>42,886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19777" table:style-name="ce6">
            <text:p>19,777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6387" table:style-name="ce6">
            <text:p>6,387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4709" table:style-name="ce6">
            <text:p>4,709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415" table:style-name="ce6">
            <text:p>415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1472" table:style-name="ce6">
            <text:p>1,472<text:s/></text:p>
          </table:table-cell>
          <table:table-cell table:number-columns-repeated="16264"/>
        </table:table-row>
        <table:table-row table:style-name="ro2">
          <table:table-cell office:value-type="date" office:date-value="2021-02-12T00:00:00" table:style-name="ce5">
            <text:p>2021/2/12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1727" table:style-name="ce6">
            <text:p>1,727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17327" table:style-name="ce6">
            <text:p>17,327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73908" table:style-name="ce6">
            <text:p>73,908<text:s/></text:p>
          </table:table-cell>
          <table:table-cell office:value-type="float" office:value="22975" table:style-name="ce6">
            <text:p>22,975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16968" table:style-name="ce6">
            <text:p>16,968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6258" table:style-name="ce6">
            <text:p>6,258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12651" table:style-name="ce6">
            <text:p>12,651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35179" table:style-name="ce6">
            <text:p>35,179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21591" table:style-name="ce6">
            <text:p>21,591<text:s/></text:p>
          </table:table-cell>
          <table:table-cell office:value-type="float" office:value="18103" table:style-name="ce6">
            <text:p>18,103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43117" table:style-name="ce6">
            <text:p>43,117<text:s/></text:p>
          </table:table-cell>
          <table:table-cell office:value-type="float" office:value="49268" table:style-name="ce6">
            <text:p>49,268<text:s/></text:p>
          </table:table-cell>
          <table:table-cell office:value-type="float" office:value="5447" table:style-name="ce6">
            <text:p>5,447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39030" table:style-name="ce6">
            <text:p>39,030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15829" table:style-name="ce6">
            <text:p>15,829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26696" table:style-name="ce6">
            <text:p>26,696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574" table:style-name="ce6">
            <text:p>574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426" table:style-name="ce6">
            <text:p>426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1988" table:style-name="ce6">
            <text:p>1,988<text:s/></text:p>
          </table:table-cell>
          <table:table-cell table:number-columns-repeated="16264"/>
        </table:table-row>
        <table:table-row table:style-name="ro2">
          <table:table-cell office:value-type="date" office:date-value="2021-02-13T00:00:00" table:style-name="ce5">
            <text:p>2021/2/13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25141" table:style-name="ce6">
            <text:p>25,141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980" table:style-name="ce6">
            <text:p>980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17515" table:style-name="ce6">
            <text:p>17,515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90369" table:style-name="ce6">
            <text:p>90,369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15043" table:style-name="ce6">
            <text:p>15,043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28486" table:style-name="ce6">
            <text:p>28,486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24132" table:style-name="ce6">
            <text:p>24,132<text:s/></text:p>
          </table:table-cell>
          <table:table-cell office:value-type="float" office:value="17029" table:style-name="ce6">
            <text:p>17,029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25957" table:style-name="ce6">
            <text:p>25,957<text:s/></text:p>
          </table:table-cell>
          <table:table-cell office:value-type="float" office:value="45306" table:style-name="ce6">
            <text:p>45,306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36523" table:style-name="ce6">
            <text:p>36,523<text:s/></text:p>
          </table:table-cell>
          <table:table-cell office:value-type="float" office:value="8364" table:style-name="ce6">
            <text:p>8,364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14791" table:style-name="ce6">
            <text:p>14,791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13368" table:style-name="ce6">
            <text:p>13,368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4500" table:style-name="ce6">
            <text:p>4,500<text:s/></text:p>
          </table:table-cell>
          <table:table-cell office:value-type="float" office:value="525" table:style-name="ce6">
            <text:p>525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661" table:style-name="ce6">
            <text:p>661<text:s/></text:p>
          </table:table-cell>
          <table:table-cell office:value-type="float" office:value="739" table:style-name="ce6">
            <text:p>739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2124" table:style-name="ce6">
            <text:p>2,124<text:s/></text:p>
          </table:table-cell>
          <table:table-cell table:number-columns-repeated="16264"/>
        </table:table-row>
        <table:table-row table:style-name="ro2">
          <table:table-cell office:value-type="date" office:date-value="2021-02-14T00:00:00" table:style-name="ce5">
            <text:p>2021/2/14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31603" table:style-name="ce6">
            <text:p>31,603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13828" table:style-name="ce6">
            <text:p>13,828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9481" table:style-name="ce6">
            <text:p>9,481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15772" table:style-name="ce6">
            <text:p>15,772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21018" table:style-name="ce6">
            <text:p>21,018<text:s/></text:p>
          </table:table-cell>
          <table:table-cell office:value-type="float" office:value="14311" table:style-name="ce6">
            <text:p>14,311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123206" table:style-name="ce6">
            <text:p>123,206<text:s/></text:p>
          </table:table-cell>
          <table:table-cell office:value-type="float" office:value="30936" table:style-name="ce6">
            <text:p>30,936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21330" table:style-name="ce6">
            <text:p>21,330<text:s/></text:p>
          </table:table-cell>
          <table:table-cell office:value-type="float" office:value="22084" table:style-name="ce6">
            <text:p>22,084<text:s/></text:p>
          </table:table-cell>
          <table:table-cell office:value-type="float" office:value="19503" table:style-name="ce6">
            <text:p>19,503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53800" table:style-name="ce6">
            <text:p>53,800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20361" table:style-name="ce6">
            <text:p>20,361<text:s/></text:p>
          </table:table-cell>
          <table:table-cell office:value-type="float" office:value="30544" table:style-name="ce6">
            <text:p>30,544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31583" table:style-name="ce6">
            <text:p>31,583<text:s/></text:p>
          </table:table-cell>
          <table:table-cell office:value-type="float" office:value="61879" table:style-name="ce6">
            <text:p>61,879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19646" table:style-name="ce6">
            <text:p>19,646<text:s/></text:p>
          </table:table-cell>
          <table:table-cell office:value-type="float" office:value="17509" table:style-name="ce6">
            <text:p>17,509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47479" table:style-name="ce6">
            <text:p>47,479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19557" table:style-name="ce6">
            <text:p>19,557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5256" table:style-name="ce6">
            <text:p>15,256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692" table:style-name="ce6">
            <text:p>692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376" table:style-name="ce6">
            <text:p>2,376<text:s/></text:p>
          </table:table-cell>
          <table:table-cell table:number-columns-repeated="16264"/>
        </table:table-row>
        <table:table-row table:style-name="ro2">
          <table:table-cell office:value-type="date" office:date-value="2021-02-15T00:00:00" table:style-name="ce5">
            <text:p>2021/2/15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15017" table:style-name="ce6">
            <text:p>15,017<text:s/></text:p>
          </table:table-cell>
          <table:table-cell office:value-type="float" office:value="34086" table:style-name="ce6">
            <text:p>34,086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13876" table:style-name="ce6">
            <text:p>13,876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15703" table:style-name="ce6">
            <text:p>15,703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10747" table:style-name="ce6">
            <text:p>10,747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16785" table:style-name="ce6">
            <text:p>16,785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14340" table:style-name="ce6">
            <text:p>14,340<text:s/></text:p>
          </table:table-cell>
          <table:table-cell office:value-type="float" office:value="16072" table:style-name="ce6">
            <text:p>16,072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23336" table:style-name="ce6">
            <text:p>23,336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15273" table:style-name="ce6">
            <text:p>15,273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129237" table:style-name="ce6">
            <text:p>129,237<text:s/></text:p>
          </table:table-cell>
          <table:table-cell office:value-type="float" office:value="33780" table:style-name="ce6">
            <text:p>33,780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22390" table:style-name="ce6">
            <text:p>22,390<text:s/></text:p>
          </table:table-cell>
          <table:table-cell office:value-type="float" office:value="24351" table:style-name="ce6">
            <text:p>24,351<text:s/></text:p>
          </table:table-cell>
          <table:table-cell office:value-type="float" office:value="21674" table:style-name="ce6">
            <text:p>21,674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56499" table:style-name="ce6">
            <text:p>56,499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22396" table:style-name="ce6">
            <text:p>22,396<text:s/></text:p>
          </table:table-cell>
          <table:table-cell office:value-type="float" office:value="32604" table:style-name="ce6">
            <text:p>32,604<text:s/></text:p>
          </table:table-cell>
          <table:table-cell office:value-type="float" office:value="23821" table:style-name="ce6">
            <text:p>23,821<text:s/></text:p>
          </table:table-cell>
          <table:table-cell office:value-type="float" office:value="15537" table:style-name="ce6">
            <text:p>15,537<text:s/></text:p>
          </table:table-cell>
          <table:table-cell office:value-type="float" office:value="32397" table:style-name="ce6">
            <text:p>32,397<text:s/></text:p>
          </table:table-cell>
          <table:table-cell office:value-type="float" office:value="61051" table:style-name="ce6">
            <text:p>61,051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21715" table:style-name="ce6">
            <text:p>21,715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48293" table:style-name="ce6">
            <text:p>48,293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16738" table:style-name="ce6">
            <text:p>16,738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8920" table:style-name="ce6">
            <text:p>18,920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792" table:style-name="ce6">
            <text:p>792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2640" table:style-name="ce6">
            <text:p>2,640<text:s/></text:p>
          </table:table-cell>
          <table:table-cell table:number-columns-repeated="16264"/>
        </table:table-row>
        <table:table-row table:style-name="ro2">
          <table:table-cell office:value-type="date" office:date-value="2021-02-16T00:00:00" table:style-name="ce5">
            <text:p>2021/2/16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14859" table:style-name="ce6">
            <text:p>14,859<text:s/></text:p>
          </table:table-cell>
          <table:table-cell office:value-type="float" office:value="33886" table:style-name="ce6">
            <text:p>33,886<text:s/></text:p>
          </table:table-cell>
          <table:table-cell office:value-type="float" office:value="9419" table:style-name="ce6">
            <text:p>9,419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10228" table:style-name="ce6">
            <text:p>10,228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5100" table:style-name="ce6">
            <text:p>15,100<text:s/></text:p>
          </table:table-cell>
          <table:table-cell office:value-type="float" office:value="14545" table:style-name="ce6">
            <text:p>14,545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16129" table:style-name="ce6">
            <text:p>16,129<text:s/></text:p>
          </table:table-cell>
          <table:table-cell office:value-type="float" office:value="14259" table:style-name="ce6">
            <text:p>14,259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129370" table:style-name="ce6">
            <text:p>129,370<text:s/></text:p>
          </table:table-cell>
          <table:table-cell office:value-type="float" office:value="33466" table:style-name="ce6">
            <text:p>33,466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12172" table:style-name="ce6">
            <text:p>12,172<text:s/></text:p>
          </table:table-cell>
          <table:table-cell office:value-type="float" office:value="20872" table:style-name="ce6">
            <text:p>20,872<text:s/></text:p>
          </table:table-cell>
          <table:table-cell office:value-type="float" office:value="20543" table:style-name="ce6">
            <text:p>20,543<text:s/></text:p>
          </table:table-cell>
          <table:table-cell office:value-type="float" office:value="19468" table:style-name="ce6">
            <text:p>19,468<text:s/></text:p>
          </table:table-cell>
          <table:table-cell office:value-type="float" office:value="15339" table:style-name="ce6">
            <text:p>15,339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17849" table:style-name="ce6">
            <text:p>17,849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39510" table:style-name="ce6">
            <text:p>39,510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21271" table:style-name="ce6">
            <text:p>21,271<text:s/></text:p>
          </table:table-cell>
          <table:table-cell office:value-type="float" office:value="30453" table:style-name="ce6">
            <text:p>30,453<text:s/></text:p>
          </table:table-cell>
          <table:table-cell office:value-type="float" office:value="23119" table:style-name="ce6">
            <text:p>23,119<text:s/></text:p>
          </table:table-cell>
          <table:table-cell office:value-type="float" office:value="15318" table:style-name="ce6">
            <text:p>15,318<text:s/></text:p>
          </table:table-cell>
          <table:table-cell office:value-type="float" office:value="28130" table:style-name="ce6">
            <text:p>28,130<text:s/></text:p>
          </table:table-cell>
          <table:table-cell office:value-type="float" office:value="56647" table:style-name="ce6">
            <text:p>56,647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21548" table:style-name="ce6">
            <text:p>21,548<text:s/></text:p>
          </table:table-cell>
          <table:table-cell office:value-type="float" office:value="21221" table:style-name="ce6">
            <text:p>21,221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44561" table:style-name="ce6">
            <text:p>44,561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15941" table:style-name="ce6">
            <text:p>15,941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14216" table:style-name="ce6">
            <text:p>14,216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752" table:style-name="ce6">
            <text:p>752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960" table:style-name="ce6">
            <text:p>960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2273" table:style-name="ce6">
            <text:p>2,273<text:s/></text:p>
          </table:table-cell>
          <table:table-cell table:number-columns-repeated="16264"/>
        </table:table-row>
        <table:table-row table:style-name="ro2">
          <table:table-cell office:value-type="date" office:date-value="2021-02-17T00:00:00" table:style-name="ce5">
            <text:p>2021/2/17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13142" table:style-name="ce6">
            <text:p>13,142<text:s/></text:p>
          </table:table-cell>
          <table:table-cell office:value-type="float" office:value="37946" table:style-name="ce6">
            <text:p>37,946<text:s/></text:p>
          </table:table-cell>
          <table:table-cell office:value-type="float" office:value="39592" table:style-name="ce6">
            <text:p>39,592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5542" table:style-name="ce6">
            <text:p>15,542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26069" table:style-name="ce6">
            <text:p>26,069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21167" table:style-name="ce6">
            <text:p>21,167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20278" table:style-name="ce6">
            <text:p>20,278<text:s/></text:p>
          </table:table-cell>
          <table:table-cell office:value-type="float" office:value="15115" table:style-name="ce6">
            <text:p>15,115<text:s/></text:p>
          </table:table-cell>
          <table:table-cell office:value-type="float" office:value="28825" table:style-name="ce6">
            <text:p>28,825<text:s/></text:p>
          </table:table-cell>
          <table:table-cell office:value-type="float" office:value="20060" table:style-name="ce6">
            <text:p>20,060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31881" table:style-name="ce6">
            <text:p>31,881<text:s/></text:p>
          </table:table-cell>
          <table:table-cell office:value-type="float" office:value="23665" table:style-name="ce6">
            <text:p>23,665<text:s/></text:p>
          </table:table-cell>
          <table:table-cell office:value-type="float" office:value="24789" table:style-name="ce6">
            <text:p>24,789<text:s/></text:p>
          </table:table-cell>
          <table:table-cell office:value-type="float" office:value="19472" table:style-name="ce6">
            <text:p>19,472<text:s/></text:p>
          </table:table-cell>
          <table:table-cell office:value-type="float" office:value="20693" table:style-name="ce6">
            <text:p>20,693<text:s/></text:p>
          </table:table-cell>
          <table:table-cell office:value-type="float" office:value="134718" table:style-name="ce6">
            <text:p>134,718<text:s/></text:p>
          </table:table-cell>
          <table:table-cell office:value-type="float" office:value="38830" table:style-name="ce6">
            <text:p>38,830<text:s/></text:p>
          </table:table-cell>
          <table:table-cell office:value-type="float" office:value="17944" table:style-name="ce6">
            <text:p>17,944<text:s/></text:p>
          </table:table-cell>
          <table:table-cell office:value-type="float" office:value="20201" table:style-name="ce6">
            <text:p>20,201<text:s/></text:p>
          </table:table-cell>
          <table:table-cell office:value-type="float" office:value="21681" table:style-name="ce6">
            <text:p>21,681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21165" table:style-name="ce6">
            <text:p>21,165<text:s/></text:p>
          </table:table-cell>
          <table:table-cell office:value-type="float" office:value="20889" table:style-name="ce6">
            <text:p>20,889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26534" table:style-name="ce6">
            <text:p>26,534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26864" table:style-name="ce6">
            <text:p>26,864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19585" table:style-name="ce6">
            <text:p>19,585<text:s/></text:p>
          </table:table-cell>
          <table:table-cell office:value-type="float" office:value="22667" table:style-name="ce6">
            <text:p>22,667<text:s/></text:p>
          </table:table-cell>
          <table:table-cell office:value-type="float" office:value="28798" table:style-name="ce6">
            <text:p>28,798<text:s/></text:p>
          </table:table-cell>
          <table:table-cell office:value-type="float" office:value="35355" table:style-name="ce6">
            <text:p>35,355<text:s/></text:p>
          </table:table-cell>
          <table:table-cell office:value-type="float" office:value="35532" table:style-name="ce6">
            <text:p>35,532<text:s/></text:p>
          </table:table-cell>
          <table:table-cell office:value-type="float" office:value="23840" table:style-name="ce6">
            <text:p>23,840<text:s/></text:p>
          </table:table-cell>
          <table:table-cell office:value-type="float" office:value="26892" table:style-name="ce6">
            <text:p>26,892<text:s/></text:p>
          </table:table-cell>
          <table:table-cell office:value-type="float" office:value="62390" table:style-name="ce6">
            <text:p>62,390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29104" table:style-name="ce6">
            <text:p>29,104<text:s/></text:p>
          </table:table-cell>
          <table:table-cell office:value-type="float" office:value="31824" table:style-name="ce6">
            <text:p>31,824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56283" table:style-name="ce6">
            <text:p>56,283<text:s/></text:p>
          </table:table-cell>
          <table:table-cell office:value-type="float" office:value="17312" table:style-name="ce6">
            <text:p>17,312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18285" table:style-name="ce6">
            <text:p>18,285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24674" table:style-name="ce6">
            <text:p>24,674<text:s/></text:p>
          </table:table-cell>
          <table:table-cell office:value-type="float" office:value="17654" table:style-name="ce6">
            <text:p>17,654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34699" table:style-name="ce6">
            <text:p>34,699<text:s/></text:p>
          </table:table-cell>
          <table:table-cell office:value-type="float" office:value="20260" table:style-name="ce6">
            <text:p>20,260<text:s/></text:p>
          </table:table-cell>
          <table:table-cell office:value-type="float" office:value="21359" table:style-name="ce6">
            <text:p>21,359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27722" table:style-name="ce6">
            <text:p>27,722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3853" table:style-name="ce6">
            <text:p>3,853<text:s/></text:p>
          </table:table-cell>
          <table:table-cell table:number-columns-repeated="16264"/>
        </table:table-row>
        <table:table-row table:style-name="ro2">
          <table:table-cell office:value-type="date" office:date-value="2021-02-18T00:00:00" table:style-name="ce5">
            <text:p>2021/2/18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40083" table:style-name="ce6">
            <text:p>40,083<text:s/></text:p>
          </table:table-cell>
          <table:table-cell office:value-type="float" office:value="44117" table:style-name="ce6">
            <text:p>44,117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11259" table:style-name="ce6">
            <text:p>11,259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7058" table:style-name="ce6">
            <text:p>17,058<text:s/></text:p>
          </table:table-cell>
          <table:table-cell office:value-type="float" office:value="16283" table:style-name="ce6">
            <text:p>16,283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28631" table:style-name="ce6">
            <text:p>28,631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12233" table:style-name="ce6">
            <text:p>12,233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22926" table:style-name="ce6">
            <text:p>22,926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24605" table:style-name="ce6">
            <text:p>24,605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31661" table:style-name="ce6">
            <text:p>31,661<text:s/></text:p>
          </table:table-cell>
          <table:table-cell office:value-type="float" office:value="23772" table:style-name="ce6">
            <text:p>23,772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34035" table:style-name="ce6">
            <text:p>34,035<text:s/></text:p>
          </table:table-cell>
          <table:table-cell office:value-type="float" office:value="25360" table:style-name="ce6">
            <text:p>25,360<text:s/></text:p>
          </table:table-cell>
          <table:table-cell office:value-type="float" office:value="26217" table:style-name="ce6">
            <text:p>26,217<text:s/></text:p>
          </table:table-cell>
          <table:table-cell office:value-type="float" office:value="20305" table:style-name="ce6">
            <text:p>20,305<text:s/></text:p>
          </table:table-cell>
          <table:table-cell office:value-type="float" office:value="22939" table:style-name="ce6">
            <text:p>22,939<text:s/></text:p>
          </table:table-cell>
          <table:table-cell office:value-type="float" office:value="130843" table:style-name="ce6">
            <text:p>130,843<text:s/></text:p>
          </table:table-cell>
          <table:table-cell office:value-type="float" office:value="41943" table:style-name="ce6">
            <text:p>41,943<text:s/></text:p>
          </table:table-cell>
          <table:table-cell office:value-type="float" office:value="19419" table:style-name="ce6">
            <text:p>19,419<text:s/></text:p>
          </table:table-cell>
          <table:table-cell office:value-type="float" office:value="22278" table:style-name="ce6">
            <text:p>22,278<text:s/></text:p>
          </table:table-cell>
          <table:table-cell office:value-type="float" office:value="24605" table:style-name="ce6">
            <text:p>24,605<text:s/></text:p>
          </table:table-cell>
          <table:table-cell office:value-type="float" office:value="24800" table:style-name="ce6">
            <text:p>24,800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23053" table:style-name="ce6">
            <text:p>23,053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28759" table:style-name="ce6">
            <text:p>28,759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33047" table:style-name="ce6">
            <text:p>33,047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21236" table:style-name="ce6">
            <text:p>21,236<text:s/></text:p>
          </table:table-cell>
          <table:table-cell office:value-type="float" office:value="24549" table:style-name="ce6">
            <text:p>24,549<text:s/></text:p>
          </table:table-cell>
          <table:table-cell office:value-type="float" office:value="30939" table:style-name="ce6">
            <text:p>30,939<text:s/></text:p>
          </table:table-cell>
          <table:table-cell office:value-type="float" office:value="35683" table:style-name="ce6">
            <text:p>35,683<text:s/></text:p>
          </table:table-cell>
          <table:table-cell office:value-type="float" office:value="38014" table:style-name="ce6">
            <text:p>38,014<text:s/></text:p>
          </table:table-cell>
          <table:table-cell office:value-type="float" office:value="25468" table:style-name="ce6">
            <text:p>25,468<text:s/></text:p>
          </table:table-cell>
          <table:table-cell office:value-type="float" office:value="28517" table:style-name="ce6">
            <text:p>28,517<text:s/></text:p>
          </table:table-cell>
          <table:table-cell office:value-type="float" office:value="67379" table:style-name="ce6">
            <text:p>67,379<text:s/></text:p>
          </table:table-cell>
          <table:table-cell office:value-type="float" office:value="17681" table:style-name="ce6">
            <text:p>17,681<text:s/></text:p>
          </table:table-cell>
          <table:table-cell office:value-type="float" office:value="31066" table:style-name="ce6">
            <text:p>31,066<text:s/></text:p>
          </table:table-cell>
          <table:table-cell office:value-type="float" office:value="34582" table:style-name="ce6">
            <text:p>34,582<text:s/></text:p>
          </table:table-cell>
          <table:table-cell office:value-type="float" office:value="20381" table:style-name="ce6">
            <text:p>20,381<text:s/></text:p>
          </table:table-cell>
          <table:table-cell office:value-type="float" office:value="60279" table:style-name="ce6">
            <text:p>60,279<text:s/></text:p>
          </table:table-cell>
          <table:table-cell office:value-type="float" office:value="18534" table:style-name="ce6">
            <text:p>18,534<text:s/></text:p>
          </table:table-cell>
          <table:table-cell office:value-type="float" office:value="16015" table:style-name="ce6">
            <text:p>16,015<text:s/></text:p>
          </table:table-cell>
          <table:table-cell office:value-type="float" office:value="14528" table:style-name="ce6">
            <text:p>14,528<text:s/></text:p>
          </table:table-cell>
          <table:table-cell office:value-type="float" office:value="18120" table:style-name="ce6">
            <text:p>18,120<text:s/></text:p>
          </table:table-cell>
          <table:table-cell office:value-type="float" office:value="14776" table:style-name="ce6">
            <text:p>14,776<text:s/></text:p>
          </table:table-cell>
          <table:table-cell office:value-type="float" office:value="26651" table:style-name="ce6">
            <text:p>26,651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36092" table:style-name="ce6">
            <text:p>36,092<text:s/></text:p>
          </table:table-cell>
          <table:table-cell office:value-type="float" office:value="22122" table:style-name="ce6">
            <text:p>22,122<text:s/></text:p>
          </table:table-cell>
          <table:table-cell office:value-type="float" office:value="22441" table:style-name="ce6">
            <text:p>22,441<text:s/></text:p>
          </table:table-cell>
          <table:table-cell office:value-type="float" office:value="24600" table:style-name="ce6">
            <text:p>24,600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6099" table:style-name="ce6">
            <text:p>16,099<text:s/></text:p>
          </table:table-cell>
          <table:table-cell office:value-type="float" office:value="29315" table:style-name="ce6">
            <text:p>29,315<text:s/></text:p>
          </table:table-cell>
          <table:table-cell office:value-type="float" office:value="22075" table:style-name="ce6">
            <text:p>22,075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3966" table:style-name="ce6">
            <text:p>3,966<text:s/></text:p>
          </table:table-cell>
          <table:table-cell table:number-columns-repeated="16264"/>
        </table:table-row>
        <table:table-row table:style-name="ro2">
          <table:table-cell office:value-type="date" office:date-value="2021-02-19T00:00:00" table:style-name="ce5">
            <text:p>2021/2/19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14828" table:style-name="ce6">
            <text:p>14,828<text:s/></text:p>
          </table:table-cell>
          <table:table-cell office:value-type="float" office:value="41618" table:style-name="ce6">
            <text:p>41,618<text:s/></text:p>
          </table:table-cell>
          <table:table-cell office:value-type="float" office:value="47224" table:style-name="ce6">
            <text:p>47,224<text:s/></text:p>
          </table:table-cell>
          <table:table-cell office:value-type="float" office:value="22234" table:style-name="ce6">
            <text:p>22,234<text:s/></text:p>
          </table:table-cell>
          <table:table-cell office:value-type="float" office:value="13827" table:style-name="ce6">
            <text:p>13,827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11807" table:style-name="ce6">
            <text:p>11,807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7895" table:style-name="ce6">
            <text:p>7,895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17582" table:style-name="ce6">
            <text:p>17,582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8297" table:style-name="ce6">
            <text:p>8,297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29671" table:style-name="ce6">
            <text:p>29,671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14009" table:style-name="ce6">
            <text:p>14,009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26708" table:style-name="ce6">
            <text:p>26,708<text:s/></text:p>
          </table:table-cell>
          <table:table-cell office:value-type="float" office:value="17995" table:style-name="ce6">
            <text:p>17,995<text:s/></text:p>
          </table:table-cell>
          <table:table-cell office:value-type="float" office:value="33021" table:style-name="ce6">
            <text:p>33,021<text:s/></text:p>
          </table:table-cell>
          <table:table-cell office:value-type="float" office:value="24457" table:style-name="ce6">
            <text:p>24,457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35320" table:style-name="ce6">
            <text:p>35,320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22927" table:style-name="ce6">
            <text:p>22,927<text:s/></text:p>
          </table:table-cell>
          <table:table-cell office:value-type="float" office:value="137488" table:style-name="ce6">
            <text:p>137,488<text:s/></text:p>
          </table:table-cell>
          <table:table-cell office:value-type="float" office:value="45648" table:style-name="ce6">
            <text:p>45,648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22661" table:style-name="ce6">
            <text:p>22,661<text:s/></text:p>
          </table:table-cell>
          <table:table-cell office:value-type="float" office:value="25550" table:style-name="ce6">
            <text:p>25,550<text:s/></text:p>
          </table:table-cell>
          <table:table-cell office:value-type="float" office:value="25938" table:style-name="ce6">
            <text:p>25,938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24375" table:style-name="ce6">
            <text:p>24,375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29996" table:style-name="ce6">
            <text:p>29,996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7558" table:style-name="ce6">
            <text:p>17,558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34343" table:style-name="ce6">
            <text:p>34,343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21999" table:style-name="ce6">
            <text:p>21,999<text:s/></text:p>
          </table:table-cell>
          <table:table-cell office:value-type="float" office:value="25302" table:style-name="ce6">
            <text:p>25,302<text:s/></text:p>
          </table:table-cell>
          <table:table-cell office:value-type="float" office:value="31800" table:style-name="ce6">
            <text:p>31,800<text:s/></text:p>
          </table:table-cell>
          <table:table-cell office:value-type="float" office:value="37355" table:style-name="ce6">
            <text:p>37,355<text:s/></text:p>
          </table:table-cell>
          <table:table-cell office:value-type="float" office:value="39767" table:style-name="ce6">
            <text:p>39,767<text:s/></text:p>
          </table:table-cell>
          <table:table-cell office:value-type="float" office:value="26572" table:style-name="ce6">
            <text:p>26,572<text:s/></text:p>
          </table:table-cell>
          <table:table-cell office:value-type="float" office:value="28897" table:style-name="ce6">
            <text:p>28,897<text:s/></text:p>
          </table:table-cell>
          <table:table-cell office:value-type="float" office:value="70388" table:style-name="ce6">
            <text:p>70,388<text:s/></text:p>
          </table:table-cell>
          <table:table-cell office:value-type="float" office:value="18987" table:style-name="ce6">
            <text:p>18,987<text:s/></text:p>
          </table:table-cell>
          <table:table-cell office:value-type="float" office:value="32161" table:style-name="ce6">
            <text:p>32,161<text:s/></text:p>
          </table:table-cell>
          <table:table-cell office:value-type="float" office:value="36525" table:style-name="ce6">
            <text:p>36,525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64503" table:style-name="ce6">
            <text:p>64,503<text:s/></text:p>
          </table:table-cell>
          <table:table-cell office:value-type="float" office:value="19521" table:style-name="ce6">
            <text:p>19,521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18583" table:style-name="ce6">
            <text:p>18,583<text:s/></text:p>
          </table:table-cell>
          <table:table-cell office:value-type="float" office:value="14909" table:style-name="ce6">
            <text:p>14,909<text:s/></text:p>
          </table:table-cell>
          <table:table-cell office:value-type="float" office:value="28847" table:style-name="ce6">
            <text:p>28,847<text:s/></text:p>
          </table:table-cell>
          <table:table-cell office:value-type="float" office:value="19871" table:style-name="ce6">
            <text:p>19,871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37232" table:style-name="ce6">
            <text:p>37,232<text:s/></text:p>
          </table:table-cell>
          <table:table-cell office:value-type="float" office:value="22391" table:style-name="ce6">
            <text:p>22,391<text:s/></text:p>
          </table:table-cell>
          <table:table-cell office:value-type="float" office:value="22918" table:style-name="ce6">
            <text:p>22,918<text:s/></text:p>
          </table:table-cell>
          <table:table-cell office:value-type="float" office:value="24884" table:style-name="ce6">
            <text:p>24,884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13334" table:style-name="ce6">
            <text:p>13,334<text:s/></text:p>
          </table:table-cell>
          <table:table-cell office:value-type="float" office:value="16980" table:style-name="ce6">
            <text:p>16,980<text:s/></text:p>
          </table:table-cell>
          <table:table-cell office:value-type="float" office:value="30137" table:style-name="ce6">
            <text:p>30,137<text:s/></text:p>
          </table:table-cell>
          <table:table-cell office:value-type="float" office:value="23276" table:style-name="ce6">
            <text:p>23,276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11786" table:style-name="ce6">
            <text:p>11,786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4161" table:style-name="ce6">
            <text:p>4,161<text:s/></text:p>
          </table:table-cell>
          <table:table-cell table:number-columns-repeated="16264"/>
        </table:table-row>
        <table:table-row table:style-name="ro2">
          <table:table-cell office:value-type="date" office:date-value="2021-02-20T00:00:00" table:style-name="ce5">
            <text:p>2021/2/20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34040" table:style-name="ce6">
            <text:p>34,040<text:s/></text:p>
          </table:table-cell>
          <table:table-cell office:value-type="float" office:value="49242" table:style-name="ce6">
            <text:p>49,242<text:s/></text:p>
          </table:table-cell>
          <table:table-cell office:value-type="float" office:value="19608" table:style-name="ce6">
            <text:p>19,608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24980" table:style-name="ce6">
            <text:p>24,980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14916" table:style-name="ce6">
            <text:p>14,916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15918" table:style-name="ce6">
            <text:p>15,918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17004" table:style-name="ce6">
            <text:p>17,004<text:s/></text:p>
          </table:table-cell>
          <table:table-cell office:value-type="float" office:value="29761" table:style-name="ce6">
            <text:p>29,761<text:s/></text:p>
          </table:table-cell>
          <table:table-cell office:value-type="float" office:value="25039" table:style-name="ce6">
            <text:p>25,039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34262" table:style-name="ce6">
            <text:p>34,262<text:s/></text:p>
          </table:table-cell>
          <table:table-cell office:value-type="float" office:value="25018" table:style-name="ce6">
            <text:p>25,018<text:s/></text:p>
          </table:table-cell>
          <table:table-cell office:value-type="float" office:value="25415" table:style-name="ce6">
            <text:p>25,415<text:s/></text:p>
          </table:table-cell>
          <table:table-cell office:value-type="float" office:value="20481" table:style-name="ce6">
            <text:p>20,481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141856" table:style-name="ce6">
            <text:p>141,856<text:s/></text:p>
          </table:table-cell>
          <table:table-cell office:value-type="float" office:value="47649" table:style-name="ce6">
            <text:p>47,649<text:s/></text:p>
          </table:table-cell>
          <table:table-cell office:value-type="float" office:value="17923" table:style-name="ce6">
            <text:p>17,923<text:s/></text:p>
          </table:table-cell>
          <table:table-cell office:value-type="float" office:value="20802" table:style-name="ce6">
            <text:p>20,802<text:s/></text:p>
          </table:table-cell>
          <table:table-cell office:value-type="float" office:value="26434" table:style-name="ce6">
            <text:p>26,434<text:s/></text:p>
          </table:table-cell>
          <table:table-cell office:value-type="float" office:value="27037" table:style-name="ce6">
            <text:p>27,037<text:s/></text:p>
          </table:table-cell>
          <table:table-cell office:value-type="float" office:value="27266" table:style-name="ce6">
            <text:p>27,266<text:s/></text:p>
          </table:table-cell>
          <table:table-cell office:value-type="float" office:value="22678" table:style-name="ce6">
            <text:p>22,678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25543" table:style-name="ce6">
            <text:p>25,543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17668" table:style-name="ce6">
            <text:p>17,668<text:s/></text:p>
          </table:table-cell>
          <table:table-cell office:value-type="float" office:value="6410" table:style-name="ce6">
            <text:p>6,410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39036" table:style-name="ce6">
            <text:p>39,036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21240" table:style-name="ce6">
            <text:p>21,240<text:s/></text:p>
          </table:table-cell>
          <table:table-cell office:value-type="float" office:value="21542" table:style-name="ce6">
            <text:p>21,542<text:s/></text:p>
          </table:table-cell>
          <table:table-cell office:value-type="float" office:value="31971" table:style-name="ce6">
            <text:p>31,971<text:s/></text:p>
          </table:table-cell>
          <table:table-cell office:value-type="float" office:value="37746" table:style-name="ce6">
            <text:p>37,746<text:s/></text:p>
          </table:table-cell>
          <table:table-cell office:value-type="float" office:value="37942" table:style-name="ce6">
            <text:p>37,942<text:s/></text:p>
          </table:table-cell>
          <table:table-cell office:value-type="float" office:value="25439" table:style-name="ce6">
            <text:p>25,439<text:s/></text:p>
          </table:table-cell>
          <table:table-cell office:value-type="float" office:value="30963" table:style-name="ce6">
            <text:p>30,963<text:s/></text:p>
          </table:table-cell>
          <table:table-cell office:value-type="float" office:value="75264" table:style-name="ce6">
            <text:p>75,264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33458" table:style-name="ce6">
            <text:p>33,458<text:s/></text:p>
          </table:table-cell>
          <table:table-cell office:value-type="float" office:value="35004" table:style-name="ce6">
            <text:p>35,004<text:s/></text:p>
          </table:table-cell>
          <table:table-cell office:value-type="float" office:value="19525" table:style-name="ce6">
            <text:p>19,525<text:s/></text:p>
          </table:table-cell>
          <table:table-cell office:value-type="float" office:value="64676" table:style-name="ce6">
            <text:p>64,676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17124" table:style-name="ce6">
            <text:p>17,124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17887" table:style-name="ce6">
            <text:p>17,887<text:s/></text:p>
          </table:table-cell>
          <table:table-cell office:value-type="float" office:value="14333" table:style-name="ce6">
            <text:p>14,333<text:s/></text:p>
          </table:table-cell>
          <table:table-cell office:value-type="float" office:value="28103" table:style-name="ce6">
            <text:p>28,103<text:s/></text:p>
          </table:table-cell>
          <table:table-cell office:value-type="float" office:value="17648" table:style-name="ce6">
            <text:p>17,648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30440" table:style-name="ce6">
            <text:p>30,440<text:s/></text:p>
          </table:table-cell>
          <table:table-cell office:value-type="float" office:value="18225" table:style-name="ce6">
            <text:p>18,225<text:s/></text:p>
          </table:table-cell>
          <table:table-cell office:value-type="float" office:value="20030" table:style-name="ce6">
            <text:p>20,030<text:s/></text:p>
          </table:table-cell>
          <table:table-cell office:value-type="float" office:value="22703" table:style-name="ce6">
            <text:p>22,703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5674" table:style-name="ce6">
            <text:p>5,674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15542" table:style-name="ce6">
            <text:p>15,542<text:s/></text:p>
          </table:table-cell>
          <table:table-cell office:value-type="float" office:value="27899" table:style-name="ce6">
            <text:p>27,899<text:s/></text:p>
          </table:table-cell>
          <table:table-cell office:value-type="float" office:value="23142" table:style-name="ce6">
            <text:p>23,142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3772" table:style-name="ce6">
            <text:p>3,772<text:s/></text:p>
          </table:table-cell>
          <table:table-cell table:number-columns-repeated="16264"/>
        </table:table-row>
        <table:table-row table:style-name="ro2">
          <table:table-cell office:value-type="date" office:date-value="2021-02-21T00:00:00" table:style-name="ce5">
            <text:p>2021/2/21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18663" table:style-name="ce6">
            <text:p>18,663<text:s/></text:p>
          </table:table-cell>
          <table:table-cell office:value-type="float" office:value="36782" table:style-name="ce6">
            <text:p>36,782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16001" table:style-name="ce6">
            <text:p>16,001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15181" table:style-name="ce6">
            <text:p>15,181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25122" table:style-name="ce6">
            <text:p>25,122<text:s/></text:p>
          </table:table-cell>
          <table:table-cell office:value-type="float" office:value="13685" table:style-name="ce6">
            <text:p>13,685<text:s/></text:p>
          </table:table-cell>
          <table:table-cell office:value-type="float" office:value="21706" table:style-name="ce6">
            <text:p>21,706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26219" table:style-name="ce6">
            <text:p>26,219<text:s/></text:p>
          </table:table-cell>
          <table:table-cell office:value-type="float" office:value="18029" table:style-name="ce6">
            <text:p>18,029<text:s/></text:p>
          </table:table-cell>
          <table:table-cell office:value-type="float" office:value="17952" table:style-name="ce6">
            <text:p>17,952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133080" table:style-name="ce6">
            <text:p>133,080<text:s/></text:p>
          </table:table-cell>
          <table:table-cell office:value-type="float" office:value="37312" table:style-name="ce6">
            <text:p>37,312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27736" table:style-name="ce6">
            <text:p>27,736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17119" table:style-name="ce6">
            <text:p>17,119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19738" table:style-name="ce6">
            <text:p>19,738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39160" table:style-name="ce6">
            <text:p>39,160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29154" table:style-name="ce6">
            <text:p>29,154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18245" table:style-name="ce6">
            <text:p>18,245<text:s/></text:p>
          </table:table-cell>
          <table:table-cell office:value-type="float" office:value="25788" table:style-name="ce6">
            <text:p>25,788<text:s/></text:p>
          </table:table-cell>
          <table:table-cell office:value-type="float" office:value="61437" table:style-name="ce6">
            <text:p>61,437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45392" table:style-name="ce6">
            <text:p>45,392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19375" table:style-name="ce6">
            <text:p>19,375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13970" table:style-name="ce6">
            <text:p>13,970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4257" table:style-name="ce6">
            <text:p>4,257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935" table:style-name="ce6">
            <text:p>935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2221" table:style-name="ce6">
            <text:p>2,221<text:s/></text:p>
          </table:table-cell>
          <table:table-cell table:number-columns-repeated="16264"/>
        </table:table-row>
        <table:table-row table:style-name="ro2">
          <table:table-cell office:value-type="date" office:date-value="2021-02-22T00:00:00" table:style-name="ce5">
            <text:p>2021/2/22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14865" table:style-name="ce6">
            <text:p>14,865<text:s/></text:p>
          </table:table-cell>
          <table:table-cell office:value-type="float" office:value="40294" table:style-name="ce6">
            <text:p>40,294<text:s/></text:p>
          </table:table-cell>
          <table:table-cell office:value-type="float" office:value="39305" table:style-name="ce6">
            <text:p>39,305<text:s/></text:p>
          </table:table-cell>
          <table:table-cell office:value-type="float" office:value="26366" table:style-name="ce6">
            <text:p>26,366<text:s/></text:p>
          </table:table-cell>
          <table:table-cell office:value-type="float" office:value="15212" table:style-name="ce6">
            <text:p>15,212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5175" table:style-name="ce6">
            <text:p>5,175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18510" table:style-name="ce6">
            <text:p>18,510<text:s/></text:p>
          </table:table-cell>
          <table:table-cell office:value-type="float" office:value="18661" table:style-name="ce6">
            <text:p>18,661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30390" table:style-name="ce6">
            <text:p>30,390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16825" table:style-name="ce6">
            <text:p>16,825<text:s/></text:p>
          </table:table-cell>
          <table:table-cell office:value-type="float" office:value="25082" table:style-name="ce6">
            <text:p>25,082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26976" table:style-name="ce6">
            <text:p>26,976<text:s/></text:p>
          </table:table-cell>
          <table:table-cell office:value-type="float" office:value="16790" table:style-name="ce6">
            <text:p>16,790<text:s/></text:p>
          </table:table-cell>
          <table:table-cell office:value-type="float" office:value="32997" table:style-name="ce6">
            <text:p>32,997<text:s/></text:p>
          </table:table-cell>
          <table:table-cell office:value-type="float" office:value="25281" table:style-name="ce6">
            <text:p>25,281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35511" table:style-name="ce6">
            <text:p>35,511<text:s/></text:p>
          </table:table-cell>
          <table:table-cell office:value-type="float" office:value="25964" table:style-name="ce6">
            <text:p>25,964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21524" table:style-name="ce6">
            <text:p>21,524<text:s/></text:p>
          </table:table-cell>
          <table:table-cell office:value-type="float" office:value="24196" table:style-name="ce6">
            <text:p>24,196<text:s/></text:p>
          </table:table-cell>
          <table:table-cell office:value-type="float" office:value="120266" table:style-name="ce6">
            <text:p>120,266<text:s/></text:p>
          </table:table-cell>
          <table:table-cell office:value-type="float" office:value="37095" table:style-name="ce6">
            <text:p>37,095<text:s/></text:p>
          </table:table-cell>
          <table:table-cell office:value-type="float" office:value="19111" table:style-name="ce6">
            <text:p>19,111<text:s/></text:p>
          </table:table-cell>
          <table:table-cell office:value-type="float" office:value="24140" table:style-name="ce6">
            <text:p>24,140<text:s/></text:p>
          </table:table-cell>
          <table:table-cell office:value-type="float" office:value="25525" table:style-name="ce6">
            <text:p>25,525<text:s/></text:p>
          </table:table-cell>
          <table:table-cell office:value-type="float" office:value="27691" table:style-name="ce6">
            <text:p>27,691<text:s/></text:p>
          </table:table-cell>
          <table:table-cell office:value-type="float" office:value="28095" table:style-name="ce6">
            <text:p>28,095<text:s/></text:p>
          </table:table-cell>
          <table:table-cell office:value-type="float" office:value="23438" table:style-name="ce6">
            <text:p>23,438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31757" table:style-name="ce6">
            <text:p>31,757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34899" table:style-name="ce6">
            <text:p>34,899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26655" table:style-name="ce6">
            <text:p>26,655<text:s/></text:p>
          </table:table-cell>
          <table:table-cell office:value-type="float" office:value="30415" table:style-name="ce6">
            <text:p>30,415<text:s/></text:p>
          </table:table-cell>
          <table:table-cell office:value-type="float" office:value="34096" table:style-name="ce6">
            <text:p>34,096<text:s/></text:p>
          </table:table-cell>
          <table:table-cell office:value-type="float" office:value="40675" table:style-name="ce6">
            <text:p>40,675<text:s/></text:p>
          </table:table-cell>
          <table:table-cell office:value-type="float" office:value="25921" table:style-name="ce6">
            <text:p>25,921<text:s/></text:p>
          </table:table-cell>
          <table:table-cell office:value-type="float" office:value="27575" table:style-name="ce6">
            <text:p>27,575<text:s/></text:p>
          </table:table-cell>
          <table:table-cell office:value-type="float" office:value="57007" table:style-name="ce6">
            <text:p>57,007<text:s/></text:p>
          </table:table-cell>
          <table:table-cell office:value-type="float" office:value="21254" table:style-name="ce6">
            <text:p>21,254<text:s/></text:p>
          </table:table-cell>
          <table:table-cell office:value-type="float" office:value="30962" table:style-name="ce6">
            <text:p>30,962<text:s/></text:p>
          </table:table-cell>
          <table:table-cell office:value-type="float" office:value="31364" table:style-name="ce6">
            <text:p>31,364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57730" table:style-name="ce6">
            <text:p>57,730<text:s/></text:p>
          </table:table-cell>
          <table:table-cell office:value-type="float" office:value="20473" table:style-name="ce6">
            <text:p>20,473<text:s/></text:p>
          </table:table-cell>
          <table:table-cell office:value-type="float" office:value="16118" table:style-name="ce6">
            <text:p>16,118<text:s/></text:p>
          </table:table-cell>
          <table:table-cell office:value-type="float" office:value="14573" table:style-name="ce6">
            <text:p>14,573<text:s/></text:p>
          </table:table-cell>
          <table:table-cell office:value-type="float" office:value="18764" table:style-name="ce6">
            <text:p>18,764<text:s/></text:p>
          </table:table-cell>
          <table:table-cell office:value-type="float" office:value="14812" table:style-name="ce6">
            <text:p>14,812<text:s/></text:p>
          </table:table-cell>
          <table:table-cell office:value-type="float" office:value="25886" table:style-name="ce6">
            <text:p>25,886<text:s/></text:p>
          </table:table-cell>
          <table:table-cell office:value-type="float" office:value="18575" table:style-name="ce6">
            <text:p>18,575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37099" table:style-name="ce6">
            <text:p>37,099<text:s/></text:p>
          </table:table-cell>
          <table:table-cell office:value-type="float" office:value="22782" table:style-name="ce6">
            <text:p>22,782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23947" table:style-name="ce6">
            <text:p>23,947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13704" table:style-name="ce6">
            <text:p>13,704<text:s/></text:p>
          </table:table-cell>
          <table:table-cell office:value-type="float" office:value="17310" table:style-name="ce6">
            <text:p>17,310<text:s/></text:p>
          </table:table-cell>
          <table:table-cell office:value-type="float" office:value="28710" table:style-name="ce6">
            <text:p>28,710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4066" table:style-name="ce6">
            <text:p>4,066<text:s/></text:p>
          </table:table-cell>
          <table:table-cell table:number-columns-repeated="16264"/>
        </table:table-row>
        <table:table-row table:style-name="ro2">
          <table:table-cell office:value-type="date" office:date-value="2021-02-23T00:00:00" table:style-name="ce5">
            <text:p>2021/2/23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14955" table:style-name="ce6">
            <text:p>14,955<text:s/></text:p>
          </table:table-cell>
          <table:table-cell office:value-type="float" office:value="42143" table:style-name="ce6">
            <text:p>42,143<text:s/></text:p>
          </table:table-cell>
          <table:table-cell office:value-type="float" office:value="40535" table:style-name="ce6">
            <text:p>40,535<text:s/></text:p>
          </table:table-cell>
          <table:table-cell office:value-type="float" office:value="27342" table:style-name="ce6">
            <text:p>27,342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19168" table:style-name="ce6">
            <text:p>19,168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30289" table:style-name="ce6">
            <text:p>30,289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25247" table:style-name="ce6">
            <text:p>25,247<text:s/></text:p>
          </table:table-cell>
          <table:table-cell office:value-type="float" office:value="17715" table:style-name="ce6">
            <text:p>17,715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28200" table:style-name="ce6">
            <text:p>28,200<text:s/></text:p>
          </table:table-cell>
          <table:table-cell office:value-type="float" office:value="17699" table:style-name="ce6">
            <text:p>17,699<text:s/></text:p>
          </table:table-cell>
          <table:table-cell office:value-type="float" office:value="34471" table:style-name="ce6">
            <text:p>34,471<text:s/></text:p>
          </table:table-cell>
          <table:table-cell office:value-type="float" office:value="25652" table:style-name="ce6">
            <text:p>25,652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35844" table:style-name="ce6">
            <text:p>35,844<text:s/></text:p>
          </table:table-cell>
          <table:table-cell office:value-type="float" office:value="26724" table:style-name="ce6">
            <text:p>26,724<text:s/></text:p>
          </table:table-cell>
          <table:table-cell office:value-type="float" office:value="27384" table:style-name="ce6">
            <text:p>27,384<text:s/></text:p>
          </table:table-cell>
          <table:table-cell office:value-type="float" office:value="21774" table:style-name="ce6">
            <text:p>21,774<text:s/></text:p>
          </table:table-cell>
          <table:table-cell office:value-type="float" office:value="24320" table:style-name="ce6">
            <text:p>24,320<text:s/></text:p>
          </table:table-cell>
          <table:table-cell office:value-type="float" office:value="116673" table:style-name="ce6">
            <text:p>116,673<text:s/></text:p>
          </table:table-cell>
          <table:table-cell office:value-type="float" office:value="38767" table:style-name="ce6">
            <text:p>38,767<text:s/></text:p>
          </table:table-cell>
          <table:table-cell office:value-type="float" office:value="19742" table:style-name="ce6">
            <text:p>19,742<text:s/></text:p>
          </table:table-cell>
          <table:table-cell office:value-type="float" office:value="24315" table:style-name="ce6">
            <text:p>24,315<text:s/></text:p>
          </table:table-cell>
          <table:table-cell office:value-type="float" office:value="26511" table:style-name="ce6">
            <text:p>26,511<text:s/></text:p>
          </table:table-cell>
          <table:table-cell office:value-type="float" office:value="27914" table:style-name="ce6">
            <text:p>27,914<text:s/></text:p>
          </table:table-cell>
          <table:table-cell office:value-type="float" office:value="28975" table:style-name="ce6">
            <text:p>28,975<text:s/></text:p>
          </table:table-cell>
          <table:table-cell office:value-type="float" office:value="24540" table:style-name="ce6">
            <text:p>24,540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31666" table:style-name="ce6">
            <text:p>31,666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18692" table:style-name="ce6">
            <text:p>18,692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34665" table:style-name="ce6">
            <text:p>34,665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22914" table:style-name="ce6">
            <text:p>22,914<text:s/></text:p>
          </table:table-cell>
          <table:table-cell office:value-type="float" office:value="26814" table:style-name="ce6">
            <text:p>26,814<text:s/></text:p>
          </table:table-cell>
          <table:table-cell office:value-type="float" office:value="31207" table:style-name="ce6">
            <text:p>31,207<text:s/></text:p>
          </table:table-cell>
          <table:table-cell office:value-type="float" office:value="34597" table:style-name="ce6">
            <text:p>34,597<text:s/></text:p>
          </table:table-cell>
          <table:table-cell office:value-type="float" office:value="41447" table:style-name="ce6">
            <text:p>41,447<text:s/></text:p>
          </table:table-cell>
          <table:table-cell office:value-type="float" office:value="26252" table:style-name="ce6">
            <text:p>26,252<text:s/></text:p>
          </table:table-cell>
          <table:table-cell office:value-type="float" office:value="28079" table:style-name="ce6">
            <text:p>28,079<text:s/></text:p>
          </table:table-cell>
          <table:table-cell office:value-type="float" office:value="57398" table:style-name="ce6">
            <text:p>57,398<text:s/></text:p>
          </table:table-cell>
          <table:table-cell office:value-type="float" office:value="22216" table:style-name="ce6">
            <text:p>22,216<text:s/></text:p>
          </table:table-cell>
          <table:table-cell office:value-type="float" office:value="31515" table:style-name="ce6">
            <text:p>31,515<text:s/></text:p>
          </table:table-cell>
          <table:table-cell office:value-type="float" office:value="32373" table:style-name="ce6">
            <text:p>32,373<text:s/></text:p>
          </table:table-cell>
          <table:table-cell office:value-type="float" office:value="19842" table:style-name="ce6">
            <text:p>19,842<text:s/></text:p>
          </table:table-cell>
          <table:table-cell office:value-type="float" office:value="57780" table:style-name="ce6">
            <text:p>57,780<text:s/></text:p>
          </table:table-cell>
          <table:table-cell office:value-type="float" office:value="20958" table:style-name="ce6">
            <text:p>20,958<text:s/></text:p>
          </table:table-cell>
          <table:table-cell office:value-type="float" office:value="16292" table:style-name="ce6">
            <text:p>16,292<text:s/></text:p>
          </table:table-cell>
          <table:table-cell office:value-type="float" office:value="14705" table:style-name="ce6">
            <text:p>14,705<text:s/></text:p>
          </table:table-cell>
          <table:table-cell office:value-type="float" office:value="18885" table:style-name="ce6">
            <text:p>18,885<text:s/></text:p>
          </table:table-cell>
          <table:table-cell office:value-type="float" office:value="14743" table:style-name="ce6">
            <text:p>14,743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19333" table:style-name="ce6">
            <text:p>19,333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38105" table:style-name="ce6">
            <text:p>38,105<text:s/></text:p>
          </table:table-cell>
          <table:table-cell office:value-type="float" office:value="23005" table:style-name="ce6">
            <text:p>23,005<text:s/></text:p>
          </table:table-cell>
          <table:table-cell office:value-type="float" office:value="24497" table:style-name="ce6">
            <text:p>24,497<text:s/></text:p>
          </table:table-cell>
          <table:table-cell office:value-type="float" office:value="24135" table:style-name="ce6">
            <text:p>24,135<text:s/></text:p>
          </table:table-cell>
          <table:table-cell office:value-type="float" office:value="14772" table:style-name="ce6">
            <text:p>14,772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10769" table:style-name="ce6">
            <text:p>10,769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17404" table:style-name="ce6">
            <text:p>17,404<text:s/></text:p>
          </table:table-cell>
          <table:table-cell office:value-type="float" office:value="29372" table:style-name="ce6">
            <text:p>29,372<text:s/></text:p>
          </table:table-cell>
          <table:table-cell office:value-type="float" office:value="23182" table:style-name="ce6">
            <text:p>23,182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4095" table:style-name="ce6">
            <text:p>4,095<text:s/></text:p>
          </table:table-cell>
          <table:table-cell table:number-columns-repeated="16264"/>
        </table:table-row>
        <table:table-row table:style-name="ro2">
          <table:table-cell office:value-type="date" office:date-value="2021-02-24T00:00:00" table:style-name="ce5">
            <text:p>2021/2/24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42116" table:style-name="ce6">
            <text:p>42,116<text:s/></text:p>
          </table:table-cell>
          <table:table-cell office:value-type="float" office:value="42180" table:style-name="ce6">
            <text:p>42,180<text:s/></text:p>
          </table:table-cell>
          <table:table-cell office:value-type="float" office:value="28049" table:style-name="ce6">
            <text:p>28,049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9287" table:style-name="ce6">
            <text:p>9,287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30920" table:style-name="ce6">
            <text:p>30,920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17377" table:style-name="ce6">
            <text:p>17,377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29183" table:style-name="ce6">
            <text:p>29,183<text:s/></text:p>
          </table:table-cell>
          <table:table-cell office:value-type="float" office:value="17961" table:style-name="ce6">
            <text:p>17,961<text:s/></text:p>
          </table:table-cell>
          <table:table-cell office:value-type="float" office:value="34730" table:style-name="ce6">
            <text:p>34,730<text:s/></text:p>
          </table:table-cell>
          <table:table-cell office:value-type="float" office:value="26170" table:style-name="ce6">
            <text:p>26,170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36069" table:style-name="ce6">
            <text:p>36,069<text:s/></text:p>
          </table:table-cell>
          <table:table-cell office:value-type="float" office:value="26761" table:style-name="ce6">
            <text:p>26,761<text:s/></text:p>
          </table:table-cell>
          <table:table-cell office:value-type="float" office:value="27338" table:style-name="ce6">
            <text:p>27,338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23533" table:style-name="ce6">
            <text:p>23,533<text:s/></text:p>
          </table:table-cell>
          <table:table-cell office:value-type="float" office:value="119017" table:style-name="ce6">
            <text:p>119,017<text:s/></text:p>
          </table:table-cell>
          <table:table-cell office:value-type="float" office:value="40145" table:style-name="ce6">
            <text:p>40,145<text:s/></text:p>
          </table:table-cell>
          <table:table-cell office:value-type="float" office:value="20013" table:style-name="ce6">
            <text:p>20,013<text:s/></text:p>
          </table:table-cell>
          <table:table-cell office:value-type="float" office:value="24668" table:style-name="ce6">
            <text:p>24,668<text:s/></text:p>
          </table:table-cell>
          <table:table-cell office:value-type="float" office:value="26387" table:style-name="ce6">
            <text:p>26,387<text:s/></text:p>
          </table:table-cell>
          <table:table-cell office:value-type="float" office:value="28855" table:style-name="ce6">
            <text:p>28,855<text:s/></text:p>
          </table:table-cell>
          <table:table-cell office:value-type="float" office:value="29517" table:style-name="ce6">
            <text:p>29,517<text:s/></text:p>
          </table:table-cell>
          <table:table-cell office:value-type="float" office:value="24558" table:style-name="ce6">
            <text:p>24,558<text:s/></text:p>
          </table:table-cell>
          <table:table-cell office:value-type="float" office:value="13686" table:style-name="ce6">
            <text:p>13,686<text:s/></text:p>
          </table:table-cell>
          <table:table-cell office:value-type="float" office:value="32048" table:style-name="ce6">
            <text:p>32,048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19045" table:style-name="ce6">
            <text:p>19,045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4211" table:style-name="ce6">
            <text:p>4,211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35087" table:style-name="ce6">
            <text:p>35,087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23276" table:style-name="ce6">
            <text:p>23,276<text:s/></text:p>
          </table:table-cell>
          <table:table-cell office:value-type="float" office:value="26811" table:style-name="ce6">
            <text:p>26,811<text:s/></text:p>
          </table:table-cell>
          <table:table-cell office:value-type="float" office:value="31558" table:style-name="ce6">
            <text:p>31,558<text:s/></text:p>
          </table:table-cell>
          <table:table-cell office:value-type="float" office:value="35366" table:style-name="ce6">
            <text:p>35,366<text:s/></text:p>
          </table:table-cell>
          <table:table-cell office:value-type="float" office:value="42145" table:style-name="ce6">
            <text:p>42,145<text:s/></text:p>
          </table:table-cell>
          <table:table-cell office:value-type="float" office:value="26614" table:style-name="ce6">
            <text:p>26,614<text:s/></text:p>
          </table:table-cell>
          <table:table-cell office:value-type="float" office:value="28514" table:style-name="ce6">
            <text:p>28,514<text:s/></text:p>
          </table:table-cell>
          <table:table-cell office:value-type="float" office:value="59551" table:style-name="ce6">
            <text:p>59,551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31970" table:style-name="ce6">
            <text:p>31,970<text:s/></text:p>
          </table:table-cell>
          <table:table-cell office:value-type="float" office:value="33590" table:style-name="ce6">
            <text:p>33,590<text:s/></text:p>
          </table:table-cell>
          <table:table-cell office:value-type="float" office:value="20495" table:style-name="ce6">
            <text:p>20,495<text:s/></text:p>
          </table:table-cell>
          <table:table-cell office:value-type="float" office:value="59755" table:style-name="ce6">
            <text:p>59,755<text:s/></text:p>
          </table:table-cell>
          <table:table-cell office:value-type="float" office:value="21204" table:style-name="ce6">
            <text:p>21,204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14838" table:style-name="ce6">
            <text:p>14,838<text:s/></text:p>
          </table:table-cell>
          <table:table-cell office:value-type="float" office:value="19185" table:style-name="ce6">
            <text:p>19,185<text:s/></text:p>
          </table:table-cell>
          <table:table-cell office:value-type="float" office:value="15055" table:style-name="ce6">
            <text:p>15,055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19766" table:style-name="ce6">
            <text:p>19,766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38522" table:style-name="ce6">
            <text:p>38,522<text:s/></text:p>
          </table:table-cell>
          <table:table-cell office:value-type="float" office:value="23244" table:style-name="ce6">
            <text:p>23,244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30010" table:style-name="ce6">
            <text:p>30,010<text:s/></text:p>
          </table:table-cell>
          <table:table-cell office:value-type="float" office:value="23908" table:style-name="ce6">
            <text:p>23,908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3019" table:style-name="ce6">
            <text:p>13,019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4226" table:style-name="ce6">
            <text:p>4,226<text:s/></text:p>
          </table:table-cell>
          <table:table-cell table:number-columns-repeated="16264"/>
        </table:table-row>
        <table:table-row table:style-name="ro2">
          <table:table-cell office:value-type="date" office:date-value="2021-02-25T00:00:00" table:style-name="ce5">
            <text:p>2021/2/25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15043" table:style-name="ce6">
            <text:p>15,043<text:s/></text:p>
          </table:table-cell>
          <table:table-cell office:value-type="float" office:value="42344" table:style-name="ce6">
            <text:p>42,344<text:s/></text:p>
          </table:table-cell>
          <table:table-cell office:value-type="float" office:value="42132" table:style-name="ce6">
            <text:p>42,132<text:s/></text:p>
          </table:table-cell>
          <table:table-cell office:value-type="float" office:value="27802" table:style-name="ce6">
            <text:p>27,802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13802" table:style-name="ce6">
            <text:p>13,802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31043" table:style-name="ce6">
            <text:p>31,043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17294" table:style-name="ce6">
            <text:p>17,294<text:s/></text:p>
          </table:table-cell>
          <table:table-cell office:value-type="float" office:value="25383" table:style-name="ce6">
            <text:p>25,383<text:s/></text:p>
          </table:table-cell>
          <table:table-cell office:value-type="float" office:value="18108" table:style-name="ce6">
            <text:p>18,108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29290" table:style-name="ce6">
            <text:p>29,290<text:s/></text:p>
          </table:table-cell>
          <table:table-cell office:value-type="float" office:value="17960" table:style-name="ce6">
            <text:p>17,960<text:s/></text:p>
          </table:table-cell>
          <table:table-cell office:value-type="float" office:value="34961" table:style-name="ce6">
            <text:p>34,961<text:s/></text:p>
          </table:table-cell>
          <table:table-cell office:value-type="float" office:value="26077" table:style-name="ce6">
            <text:p>26,077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36420" table:style-name="ce6">
            <text:p>36,420<text:s/></text:p>
          </table:table-cell>
          <table:table-cell office:value-type="float" office:value="26722" table:style-name="ce6">
            <text:p>26,722<text:s/></text:p>
          </table:table-cell>
          <table:table-cell office:value-type="float" office:value="27482" table:style-name="ce6">
            <text:p>27,482<text:s/></text:p>
          </table:table-cell>
          <table:table-cell office:value-type="float" office:value="22035" table:style-name="ce6">
            <text:p>22,035<text:s/></text:p>
          </table:table-cell>
          <table:table-cell office:value-type="float" office:value="23870" table:style-name="ce6">
            <text:p>23,870<text:s/></text:p>
          </table:table-cell>
          <table:table-cell office:value-type="float" office:value="120121" table:style-name="ce6">
            <text:p>120,121<text:s/></text:p>
          </table:table-cell>
          <table:table-cell office:value-type="float" office:value="40404" table:style-name="ce6">
            <text:p>40,404<text:s/></text:p>
          </table:table-cell>
          <table:table-cell office:value-type="float" office:value="19781" table:style-name="ce6">
            <text:p>19,781<text:s/></text:p>
          </table:table-cell>
          <table:table-cell office:value-type="float" office:value="24863" table:style-name="ce6">
            <text:p>24,863<text:s/></text:p>
          </table:table-cell>
          <table:table-cell office:value-type="float" office:value="26517" table:style-name="ce6">
            <text:p>26,517<text:s/></text:p>
          </table:table-cell>
          <table:table-cell office:value-type="float" office:value="28857" table:style-name="ce6">
            <text:p>28,857<text:s/></text:p>
          </table:table-cell>
          <table:table-cell office:value-type="float" office:value="31900" table:style-name="ce6">
            <text:p>31,900<text:s/></text:p>
          </table:table-cell>
          <table:table-cell office:value-type="float" office:value="24744" table:style-name="ce6">
            <text:p>24,744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31821" table:style-name="ce6">
            <text:p>31,821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19111" table:style-name="ce6">
            <text:p>19,111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34775" table:style-name="ce6">
            <text:p>34,775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3401" table:style-name="ce6">
            <text:p>13,401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23244" table:style-name="ce6">
            <text:p>23,244<text:s/></text:p>
          </table:table-cell>
          <table:table-cell office:value-type="float" office:value="27000" table:style-name="ce6">
            <text:p>27,000<text:s/></text:p>
          </table:table-cell>
          <table:table-cell office:value-type="float" office:value="31766" table:style-name="ce6">
            <text:p>31,766<text:s/></text:p>
          </table:table-cell>
          <table:table-cell office:value-type="float" office:value="35203" table:style-name="ce6">
            <text:p>35,203<text:s/></text:p>
          </table:table-cell>
          <table:table-cell office:value-type="float" office:value="42042" table:style-name="ce6">
            <text:p>42,042<text:s/></text:p>
          </table:table-cell>
          <table:table-cell office:value-type="float" office:value="26825" table:style-name="ce6">
            <text:p>26,825<text:s/></text:p>
          </table:table-cell>
          <table:table-cell office:value-type="float" office:value="27953" table:style-name="ce6">
            <text:p>27,953<text:s/></text:p>
          </table:table-cell>
          <table:table-cell office:value-type="float" office:value="59004" table:style-name="ce6">
            <text:p>59,004<text:s/></text:p>
          </table:table-cell>
          <table:table-cell office:value-type="float" office:value="22640" table:style-name="ce6">
            <text:p>22,640<text:s/></text:p>
          </table:table-cell>
          <table:table-cell office:value-type="float" office:value="31979" table:style-name="ce6">
            <text:p>31,979<text:s/></text:p>
          </table:table-cell>
          <table:table-cell office:value-type="float" office:value="33691" table:style-name="ce6">
            <text:p>33,691<text:s/></text:p>
          </table:table-cell>
          <table:table-cell office:value-type="float" office:value="20458" table:style-name="ce6">
            <text:p>20,458<text:s/></text:p>
          </table:table-cell>
          <table:table-cell office:value-type="float" office:value="59795" table:style-name="ce6">
            <text:p>59,795<text:s/></text:p>
          </table:table-cell>
          <table:table-cell office:value-type="float" office:value="21379" table:style-name="ce6">
            <text:p>21,379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14960" table:style-name="ce6">
            <text:p>14,960<text:s/></text:p>
          </table:table-cell>
          <table:table-cell office:value-type="float" office:value="19677" table:style-name="ce6">
            <text:p>19,677<text:s/></text:p>
          </table:table-cell>
          <table:table-cell office:value-type="float" office:value="15040" table:style-name="ce6">
            <text:p>15,040<text:s/></text:p>
          </table:table-cell>
          <table:table-cell office:value-type="float" office:value="25888" table:style-name="ce6">
            <text:p>25,888<text:s/></text:p>
          </table:table-cell>
          <table:table-cell office:value-type="float" office:value="19767" table:style-name="ce6">
            <text:p>19,767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38926" table:style-name="ce6">
            <text:p>38,926<text:s/></text:p>
          </table:table-cell>
          <table:table-cell office:value-type="float" office:value="23457" table:style-name="ce6">
            <text:p>23,457<text:s/></text:p>
          </table:table-cell>
          <table:table-cell office:value-type="float" office:value="24775" table:style-name="ce6">
            <text:p>24,775<text:s/></text:p>
          </table:table-cell>
          <table:table-cell office:value-type="float" office:value="24076" table:style-name="ce6">
            <text:p>24,076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29351" table:style-name="ce6">
            <text:p>29,351<text:s/></text:p>
          </table:table-cell>
          <table:table-cell office:value-type="float" office:value="24171" table:style-name="ce6">
            <text:p>24,171<text:s/></text:p>
          </table:table-cell>
          <table:table-cell office:value-type="float" office:value="15407" table:style-name="ce6">
            <text:p>15,407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4093" table:style-name="ce6">
            <text:p>4,093<text:s/></text:p>
          </table:table-cell>
          <table:table-cell table:number-columns-repeated="16264"/>
        </table:table-row>
        <table:table-row table:style-name="ro2">
          <table:table-cell office:value-type="date" office:date-value="2021-02-26T00:00:00" table:style-name="ce5">
            <text:p>2021/2/26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42624" table:style-name="ce6">
            <text:p>42,624<text:s/></text:p>
          </table:table-cell>
          <table:table-cell office:value-type="float" office:value="45721" table:style-name="ce6">
            <text:p>45,721<text:s/></text:p>
          </table:table-cell>
          <table:table-cell office:value-type="float" office:value="28315" table:style-name="ce6">
            <text:p>28,315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19386" table:style-name="ce6">
            <text:p>19,386<text:s/></text:p>
          </table:table-cell>
          <table:table-cell office:value-type="float" office:value="6956" table:style-name="ce6">
            <text:p>6,956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31769" table:style-name="ce6">
            <text:p>31,769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26545" table:style-name="ce6">
            <text:p>26,545<text:s/></text:p>
          </table:table-cell>
          <table:table-cell office:value-type="float" office:value="18583" table:style-name="ce6">
            <text:p>18,583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33439" table:style-name="ce6">
            <text:p>33,439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36038" table:style-name="ce6">
            <text:p>36,038<text:s/></text:p>
          </table:table-cell>
          <table:table-cell office:value-type="float" office:value="27905" table:style-name="ce6">
            <text:p>27,905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37868" table:style-name="ce6">
            <text:p>37,868<text:s/></text:p>
          </table:table-cell>
          <table:table-cell office:value-type="float" office:value="27968" table:style-name="ce6">
            <text:p>27,968<text:s/></text:p>
          </table:table-cell>
          <table:table-cell office:value-type="float" office:value="28495" table:style-name="ce6">
            <text:p>28,495<text:s/></text:p>
          </table:table-cell>
          <table:table-cell office:value-type="float" office:value="22599" table:style-name="ce6">
            <text:p>22,599<text:s/></text:p>
          </table:table-cell>
          <table:table-cell office:value-type="float" office:value="22951" table:style-name="ce6">
            <text:p>22,951<text:s/></text:p>
          </table:table-cell>
          <table:table-cell office:value-type="float" office:value="140698" table:style-name="ce6">
            <text:p>140,698<text:s/></text:p>
          </table:table-cell>
          <table:table-cell office:value-type="float" office:value="44452" table:style-name="ce6">
            <text:p>44,452<text:s/></text:p>
          </table:table-cell>
          <table:table-cell office:value-type="float" office:value="20841" table:style-name="ce6">
            <text:p>20,841<text:s/></text:p>
          </table:table-cell>
          <table:table-cell office:value-type="float" office:value="25346" table:style-name="ce6">
            <text:p>25,346<text:s/></text:p>
          </table:table-cell>
          <table:table-cell office:value-type="float" office:value="27570" table:style-name="ce6">
            <text:p>27,570<text:s/></text:p>
          </table:table-cell>
          <table:table-cell office:value-type="float" office:value="30384" table:style-name="ce6">
            <text:p>30,384<text:s/></text:p>
          </table:table-cell>
          <table:table-cell office:value-type="float" office:value="33848" table:style-name="ce6">
            <text:p>33,848<text:s/></text:p>
          </table:table-cell>
          <table:table-cell office:value-type="float" office:value="25497" table:style-name="ce6">
            <text:p>25,497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32691" table:style-name="ce6">
            <text:p>32,691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20345" table:style-name="ce6">
            <text:p>20,345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13156" table:style-name="ce6">
            <text:p>13,156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37860" table:style-name="ce6">
            <text:p>37,860<text:s/></text:p>
          </table:table-cell>
          <table:table-cell office:value-type="float" office:value="10545" table:style-name="ce6">
            <text:p>10,545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24107" table:style-name="ce6">
            <text:p>24,107<text:s/></text:p>
          </table:table-cell>
          <table:table-cell office:value-type="float" office:value="27048" table:style-name="ce6">
            <text:p>27,048<text:s/></text:p>
          </table:table-cell>
          <table:table-cell office:value-type="float" office:value="33129" table:style-name="ce6">
            <text:p>33,129<text:s/></text:p>
          </table:table-cell>
          <table:table-cell office:value-type="float" office:value="39216" table:style-name="ce6">
            <text:p>39,216<text:s/></text:p>
          </table:table-cell>
          <table:table-cell office:value-type="float" office:value="43493" table:style-name="ce6">
            <text:p>43,493<text:s/></text:p>
          </table:table-cell>
          <table:table-cell office:value-type="float" office:value="27661" table:style-name="ce6">
            <text:p>27,661<text:s/></text:p>
          </table:table-cell>
          <table:table-cell office:value-type="float" office:value="31350" table:style-name="ce6">
            <text:p>31,350<text:s/></text:p>
          </table:table-cell>
          <table:table-cell office:value-type="float" office:value="66251" table:style-name="ce6">
            <text:p>66,251<text:s/></text:p>
          </table:table-cell>
          <table:table-cell office:value-type="float" office:value="23725" table:style-name="ce6">
            <text:p>23,725<text:s/></text:p>
          </table:table-cell>
          <table:table-cell office:value-type="float" office:value="34121" table:style-name="ce6">
            <text:p>34,121<text:s/></text:p>
          </table:table-cell>
          <table:table-cell office:value-type="float" office:value="36302" table:style-name="ce6">
            <text:p>36,302<text:s/></text:p>
          </table:table-cell>
          <table:table-cell office:value-type="float" office:value="21626" table:style-name="ce6">
            <text:p>21,626<text:s/></text:p>
          </table:table-cell>
          <table:table-cell office:value-type="float" office:value="66912" table:style-name="ce6">
            <text:p>66,912<text:s/></text:p>
          </table:table-cell>
          <table:table-cell office:value-type="float" office:value="22324" table:style-name="ce6">
            <text:p>22,324<text:s/></text:p>
          </table:table-cell>
          <table:table-cell office:value-type="float" office:value="17623" table:style-name="ce6">
            <text:p>17,623<text:s/></text:p>
          </table:table-cell>
          <table:table-cell office:value-type="float" office:value="15623" table:style-name="ce6">
            <text:p>15,623<text:s/></text:p>
          </table:table-cell>
          <table:table-cell office:value-type="float" office:value="21590" table:style-name="ce6">
            <text:p>21,590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30355" table:style-name="ce6">
            <text:p>30,355<text:s/></text:p>
          </table:table-cell>
          <table:table-cell office:value-type="float" office:value="20661" table:style-name="ce6">
            <text:p>20,661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38859" table:style-name="ce6">
            <text:p>38,859<text:s/></text:p>
          </table:table-cell>
          <table:table-cell office:value-type="float" office:value="23522" table:style-name="ce6">
            <text:p>23,522<text:s/></text:p>
          </table:table-cell>
          <table:table-cell office:value-type="float" office:value="25039" table:style-name="ce6">
            <text:p>25,039<text:s/></text:p>
          </table:table-cell>
          <table:table-cell office:value-type="float" office:value="25541" table:style-name="ce6">
            <text:p>25,541<text:s/></text:p>
          </table:table-cell>
          <table:table-cell office:value-type="float" office:value="15880" table:style-name="ce6">
            <text:p>15,880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16176" table:style-name="ce6">
            <text:p>16,176<text:s/></text:p>
          </table:table-cell>
          <table:table-cell office:value-type="float" office:value="18128" table:style-name="ce6">
            <text:p>18,128<text:s/></text:p>
          </table:table-cell>
          <table:table-cell office:value-type="float" office:value="30390" table:style-name="ce6">
            <text:p>30,390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13041" table:style-name="ce6">
            <text:p>13,041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4490" table:style-name="ce6">
            <text:p>4,490<text:s/></text:p>
          </table:table-cell>
          <table:table-cell table:number-columns-repeated="16264"/>
        </table:table-row>
        <table:table-row table:style-name="ro2">
          <table:table-cell office:value-type="date" office:date-value="2021-02-27T00:00:00" table:style-name="ce5">
            <text:p>2021/2/27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44767" table:style-name="ce6">
            <text:p>44,767<text:s/></text:p>
          </table:table-cell>
          <table:table-cell office:value-type="float" office:value="15514" table:style-name="ce6">
            <text:p>15,514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17760" table:style-name="ce6">
            <text:p>17,760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17303" table:style-name="ce6">
            <text:p>17,303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27924" table:style-name="ce6">
            <text:p>27,924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25323" table:style-name="ce6">
            <text:p>25,323<text:s/></text:p>
          </table:table-cell>
          <table:table-cell office:value-type="float" office:value="15850" table:style-name="ce6">
            <text:p>15,850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30225" table:style-name="ce6">
            <text:p>30,225<text:s/></text:p>
          </table:table-cell>
          <table:table-cell office:value-type="float" office:value="20824" table:style-name="ce6">
            <text:p>20,824<text:s/></text:p>
          </table:table-cell>
          <table:table-cell office:value-type="float" office:value="21371" table:style-name="ce6">
            <text:p>21,371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141963" table:style-name="ce6">
            <text:p>141,963<text:s/></text:p>
          </table:table-cell>
          <table:table-cell office:value-type="float" office:value="45690" table:style-name="ce6">
            <text:p>45,690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17068" table:style-name="ce6">
            <text:p>17,068<text:s/></text:p>
          </table:table-cell>
          <table:table-cell office:value-type="float" office:value="35325" table:style-name="ce6">
            <text:p>35,325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26605" table:style-name="ce6">
            <text:p>26,605<text:s/></text:p>
          </table:table-cell>
          <table:table-cell office:value-type="float" office:value="18614" table:style-name="ce6">
            <text:p>18,614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21193" table:style-name="ce6">
            <text:p>21,193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29330" table:style-name="ce6">
            <text:p>29,330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17305" table:style-name="ce6">
            <text:p>17,305<text:s/></text:p>
          </table:table-cell>
          <table:table-cell office:value-type="float" office:value="16777" table:style-name="ce6">
            <text:p>16,777<text:s/></text:p>
          </table:table-cell>
          <table:table-cell office:value-type="float" office:value="28608" table:style-name="ce6">
            <text:p>28,608<text:s/></text:p>
          </table:table-cell>
          <table:table-cell office:value-type="float" office:value="34071" table:style-name="ce6">
            <text:p>34,071<text:s/></text:p>
          </table:table-cell>
          <table:table-cell office:value-type="float" office:value="31252" table:style-name="ce6">
            <text:p>31,252<text:s/></text:p>
          </table:table-cell>
          <table:table-cell office:value-type="float" office:value="20431" table:style-name="ce6">
            <text:p>20,431<text:s/></text:p>
          </table:table-cell>
          <table:table-cell office:value-type="float" office:value="26916" table:style-name="ce6">
            <text:p>26,916<text:s/></text:p>
          </table:table-cell>
          <table:table-cell office:value-type="float" office:value="76391" table:style-name="ce6">
            <text:p>76,391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31096" table:style-name="ce6">
            <text:p>31,096<text:s/></text:p>
          </table:table-cell>
          <table:table-cell office:value-type="float" office:value="30719" table:style-name="ce6">
            <text:p>30,719<text:s/></text:p>
          </table:table-cell>
          <table:table-cell office:value-type="float" office:value="17813" table:style-name="ce6">
            <text:p>17,813<text:s/></text:p>
          </table:table-cell>
          <table:table-cell office:value-type="float" office:value="56187" table:style-name="ce6">
            <text:p>56,187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15141" table:style-name="ce6">
            <text:p>15,141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25890" table:style-name="ce6">
            <text:p>25,890<text:s/></text:p>
          </table:table-cell>
          <table:table-cell office:value-type="float" office:value="13669" table:style-name="ce6">
            <text:p>13,669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8217" table:style-name="ce6">
            <text:p>18,217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12855" table:style-name="ce6">
            <text:p>12,855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8611" table:style-name="ce6">
            <text:p>18,611<text:s/></text:p>
          </table:table-cell>
          <table:table-cell office:value-type="float" office:value="20267" table:style-name="ce6">
            <text:p>20,267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2820" table:style-name="ce6">
            <text:p>2,820<text:s/></text:p>
          </table:table-cell>
          <table:table-cell table:number-columns-repeated="16264"/>
        </table:table-row>
        <table:table-row table:style-name="ro2">
          <table:table-cell office:value-type="date" office:date-value="2021-02-28T00:00:00" table:style-name="ce5">
            <text:p>2021/2/28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18858" table:style-name="ce6">
            <text:p>18,858<text:s/></text:p>
          </table:table-cell>
          <table:table-cell office:value-type="float" office:value="38804" table:style-name="ce6">
            <text:p>38,804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17114" table:style-name="ce6">
            <text:p>17,114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10518" table:style-name="ce6">
            <text:p>10,518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16371" table:style-name="ce6">
            <text:p>16,371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15758" table:style-name="ce6">
            <text:p>15,758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30229" table:style-name="ce6">
            <text:p>30,229<text:s/></text:p>
          </table:table-cell>
          <table:table-cell office:value-type="float" office:value="15646" table:style-name="ce6">
            <text:p>15,646<text:s/></text:p>
          </table:table-cell>
          <table:table-cell office:value-type="float" office:value="21635" table:style-name="ce6">
            <text:p>21,635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28864" table:style-name="ce6">
            <text:p>28,864<text:s/></text:p>
          </table:table-cell>
          <table:table-cell office:value-type="float" office:value="19592" table:style-name="ce6">
            <text:p>19,592<text:s/></text:p>
          </table:table-cell>
          <table:table-cell office:value-type="float" office:value="20284" table:style-name="ce6">
            <text:p>20,284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144742" table:style-name="ce6">
            <text:p>144,742<text:s/></text:p>
          </table:table-cell>
          <table:table-cell office:value-type="float" office:value="42271" table:style-name="ce6">
            <text:p>42,271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37655" table:style-name="ce6">
            <text:p>37,655<text:s/></text:p>
          </table:table-cell>
          <table:table-cell office:value-type="float" office:value="32142" table:style-name="ce6">
            <text:p>32,142<text:s/></text:p>
          </table:table-cell>
          <table:table-cell office:value-type="float" office:value="42915" table:style-name="ce6">
            <text:p>42,915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20603" table:style-name="ce6">
            <text:p>20,603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16684" table:style-name="ce6">
            <text:p>16,684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51963" table:style-name="ce6">
            <text:p>51,963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16525" table:style-name="ce6">
            <text:p>16,525<text:s/></text:p>
          </table:table-cell>
          <table:table-cell office:value-type="float" office:value="14743" table:style-name="ce6">
            <text:p>14,743<text:s/></text:p>
          </table:table-cell>
          <table:table-cell office:value-type="float" office:value="27394" table:style-name="ce6">
            <text:p>27,394<text:s/></text:p>
          </table:table-cell>
          <table:table-cell office:value-type="float" office:value="34676" table:style-name="ce6">
            <text:p>34,676<text:s/></text:p>
          </table:table-cell>
          <table:table-cell office:value-type="float" office:value="28735" table:style-name="ce6">
            <text:p>28,735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28446" table:style-name="ce6">
            <text:p>28,446<text:s/></text:p>
          </table:table-cell>
          <table:table-cell office:value-type="float" office:value="76878" table:style-name="ce6">
            <text:p>76,878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29304" table:style-name="ce6">
            <text:p>29,304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54771" table:style-name="ce6">
            <text:p>54,771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16037" table:style-name="ce6">
            <text:p>16,037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26464" table:style-name="ce6">
            <text:p>26,464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14663" table:style-name="ce6">
            <text:p>14,663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17947" table:style-name="ce6">
            <text:p>17,947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19360" table:style-name="ce6">
            <text:p>19,360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9334" table:style-name="ce6">
            <text:p>9,334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2670" table:style-name="ce6">
            <text:p>2,670<text:s/></text:p>
          </table:table-cell>
          <table:table-cell table:number-columns-repeated="16264"/>
        </table:table-row>
        <table:table-row table:number-rows-repeated="1048547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3-11T06:26:08Z</meta:creation-date>
    <dc:date>2021-03-11T06:26:40Z</dc:date>
  </office:meta>
</office:document-meta>
</file>